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2.429cm"/>
    </style:style>
    <style:style style:name="co2" style:family="table-column">
      <style:table-column-properties fo:break-before="auto" style:column-width="3.9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14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15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 style:data-style-name="N114"/>
    <style:style style:name="ce18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asian="Times New Roman" style:font-name-complex="Times New Roman" style:font-size-asian="17pt" style:font-size-complex="17pt" style:font-weight-asian="bold" style:font-weight-complex="bold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idade" table:style-name="ta1">
        <table:shapes>
          <draw:frame draw:z-index="0" draw:style-name="gr1" draw:text-style-name="P1" svg:width="18.409cm" svg:height="11.141cm" svg:x="23.96cm" svg:y="0.576cm">
            <draw:object draw:notify-on-update-of-ranges="idade.A4:idade.A10 idade.B3:idade.B3 idade.B4:idade.B10 idade.C3:idade.C3 idade.C4:idade.C10 idade.D3:idade.D3 idade.D4:idade.D10 idade.B16:idade.B16 idade.B17:idade.B23 idade.C16:idade.C16 idade.C17:idade.C23 idade.D16:idade.D16 idade.D17:idade.D23 idade.B27:idade.B27 idade.B28:idade.B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number-columns-repeated="3" table:default-cell-style-name="ce6"/>
        <table:table-column table:style-name="co3" table:default-cell-style-name="Default"/>
        <table:table-row table:style-name="ro1">
          <table:table-cell table:style-name="ce1" office:value-type="string" calcext:value-type="string">
            <text:p>Estimativas das taxas de mortalidade materna apresentadas na IUSSP International Population Conference 2021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>
            <text:p>Abordagem Bayesiana do modelo Lee-Carter proposta por Pedroza (2006) <text:span text:style-name="T1">A Bayesian forecasting model: predicting US male mortality</text:span>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" office:value-type="string" calcext:value-type="string">
            <text:p>Faixas etárias</text:p>
          </table:table-cell>
          <table:table-cell table:style-name="ce3" office:value-type="string" calcext:value-type="string">
            <text:p>limite inferior (2,5%)</text:p>
          </table:table-cell>
          <table:table-cell table:style-name="ce7" office:value-type="string" calcext:value-type="string">
            <text:p>média</text:p>
          </table:table-cell>
          <table:table-cell table:style-name="ce3" office:value-type="string" calcext:value-type="string">
            <text:p>limite superior (97,5%)</text:p>
          </table:table-cell>
          <table:table-cell/>
        </table:table-row>
        <table:table-row table:style-name="ro1">
          <table:table-cell office:value-type="string" calcext:value-type="string">
            <text:p>10-14</text:p>
          </table:table-cell>
          <table:table-cell office:value-type="float" office:value="0.0001736629" calcext:value-type="float">
            <text:p>0,0001736629</text:p>
          </table:table-cell>
          <table:table-cell office:value-type="float" office:value="0.0004885564" calcext:value-type="float">
            <text:p>0,0004885564</text:p>
          </table:table-cell>
          <table:table-cell office:value-type="float" office:value="0.0011154689" calcext:value-type="float">
            <text:p>0,0011154689</text:p>
          </table:table-cell>
          <table:table-cell/>
        </table:table-row>
        <table:table-row table:style-name="ro1">
          <table:table-cell office:value-type="string" calcext:value-type="string">
            <text:p>15-19</text:p>
          </table:table-cell>
          <table:table-cell office:value-type="float" office:value="0.0002173957" calcext:value-type="float">
            <text:p>0,0002173957</text:p>
          </table:table-cell>
          <table:table-cell office:value-type="float" office:value="0.0004054105" calcext:value-type="float">
            <text:p>0,0004054105</text:p>
          </table:table-cell>
          <table:table-cell office:value-type="float" office:value="0.0006582342" calcext:value-type="float">
            <text:p>0,0006582342</text:p>
          </table:table-cell>
          <table:table-cell/>
        </table:table-row>
        <table:table-row table:style-name="ro1">
          <table:table-cell office:value-type="string" calcext:value-type="string">
            <text:p>20-24</text:p>
          </table:table-cell>
          <table:table-cell office:value-type="float" office:value="0.0001853065" calcext:value-type="float">
            <text:p>0,0001853065</text:p>
          </table:table-cell>
          <table:table-cell office:value-type="float" office:value="0.0003569652" calcext:value-type="float">
            <text:p>0,0003569652</text:p>
          </table:table-cell>
          <table:table-cell office:value-type="float" office:value="0.0006011832" calcext:value-type="float">
            <text:p>0,0006011832</text:p>
          </table:table-cell>
          <table:table-cell/>
        </table:table-row>
        <table:table-row table:style-name="ro1">
          <table:table-cell office:value-type="string" calcext:value-type="string">
            <text:p>25-29</text:p>
          </table:table-cell>
          <table:table-cell office:value-type="float" office:value="0.0001840489" calcext:value-type="float">
            <text:p>0,0001840489</text:p>
          </table:table-cell>
          <table:table-cell office:value-type="float" office:value="0.0004169948" calcext:value-type="float">
            <text:p>0,0004169948</text:p>
          </table:table-cell>
          <table:table-cell office:value-type="float" office:value="0.0007616206" calcext:value-type="float">
            <text:p>0,0007616206</text:p>
          </table:table-cell>
          <table:table-cell/>
        </table:table-row>
        <table:table-row table:style-name="ro1">
          <table:table-cell office:value-type="string" calcext:value-type="string">
            <text:p>30-34</text:p>
          </table:table-cell>
          <table:table-cell office:value-type="float" office:value="0.000212661" calcext:value-type="float">
            <text:p>0,0002126610</text:p>
          </table:table-cell>
          <table:table-cell office:value-type="float" office:value="0.0005034999" calcext:value-type="float">
            <text:p>0,0005034999</text:p>
          </table:table-cell>
          <table:table-cell office:value-type="float" office:value="0.0010199098" calcext:value-type="float">
            <text:p>0,0010199098</text:p>
          </table:table-cell>
          <table:table-cell/>
        </table:table-row>
        <table:table-row table:style-name="ro1">
          <table:table-cell office:value-type="string" calcext:value-type="string">
            <text:p>35-39</text:p>
          </table:table-cell>
          <table:table-cell office:value-type="float" office:value="0.0002934577" calcext:value-type="float">
            <text:p>0,0002934577</text:p>
          </table:table-cell>
          <table:table-cell office:value-type="float" office:value="0.0007433045" calcext:value-type="float">
            <text:p>0,0007433045</text:p>
          </table:table-cell>
          <table:table-cell office:value-type="float" office:value="0.0015885472" calcext:value-type="float">
            <text:p>0,0015885472</text:p>
          </table:table-cell>
          <table:table-cell/>
        </table:table-row>
        <table:table-row table:style-name="ro1">
          <table:table-cell office:value-type="string" calcext:value-type="string">
            <text:p>40-44</text:p>
          </table:table-cell>
          <table:table-cell office:value-type="float" office:value="0.0003973197" calcext:value-type="float">
            <text:p>0,0003973197</text:p>
          </table:table-cell>
          <table:table-cell office:value-type="float" office:value="0.0011756525" calcext:value-type="float">
            <text:p>0,0011756525</text:p>
          </table:table-cell>
          <table:table-cell office:value-type="float" office:value="0.0029510818" calcext:value-type="float">
            <text:p>0,0029510818</text:p>
          </table:table-cell>
          <table:table-cell/>
        </table:table-row>
        <table:table-row table:style-name="ro1">
          <table:table-cell office:value-type="string" calcext:value-type="string">
            <text:p>45+</text:p>
          </table:table-cell>
          <table:table-cell office:value-type="float" office:value="0.0001725834" calcext:value-type="float">
            <text:p>0,0001725834</text:p>
          </table:table-cell>
          <table:table-cell office:value-type="float" office:value="0.0016030978" calcext:value-type="float">
            <text:p>0,0016030978</text:p>
          </table:table-cell>
          <table:table-cell office:value-type="float" office:value="0.014429615" calcext:value-type="float">
            <text:p>0,014429615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/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>
            <text:p><text:span text:style-name="T2">Abordagem Bayesiana do modelo Lee-Carter com distribuição </text:span>Poisson e estimação usando o pacote Rstan,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<text:span text:style-name="T2">com código adaptado da proposta de </text:span>Barigou et al (2021) Bayesian model averaging for mortality forecasting using leave-future-out validation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" office:value-type="string" calcext:value-type="string">
            <text:p>Faixas etárias</text:p>
          </table:table-cell>
          <table:table-cell table:style-name="ce3" office:value-type="string" calcext:value-type="string">
            <text:p>limite inferior (2,5%)</text:p>
          </table:table-cell>
          <table:table-cell table:style-name="ce7" office:value-type="string" calcext:value-type="string">
            <text:p>média</text:p>
          </table:table-cell>
          <table:table-cell table:style-name="ce3" office:value-type="string" calcext:value-type="string">
            <text:p>limite superior (97,5%)</text:p>
          </table:table-cell>
          <table:table-cell/>
        </table:table-row>
        <table:table-row table:style-name="ro1">
          <table:table-cell office:value-type="string" calcext:value-type="string">
            <text:p>10-14</text:p>
          </table:table-cell>
          <table:table-cell office:value-type="float" office:value="0.0002166383" calcext:value-type="float">
            <text:p>0,0002166383</text:p>
          </table:table-cell>
          <table:table-cell office:value-type="float" office:value="0.0006190087" calcext:value-type="float">
            <text:p>0,0006190087</text:p>
          </table:table-cell>
          <table:table-cell office:value-type="float" office:value="0.0013675144" calcext:value-type="float">
            <text:p>0,0013675144</text:p>
          </table:table-cell>
          <table:table-cell/>
        </table:table-row>
        <table:table-row table:style-name="ro1">
          <table:table-cell office:value-type="string" calcext:value-type="string">
            <text:p>15-19</text:p>
          </table:table-cell>
          <table:table-cell office:value-type="float" office:value="0.0002824845" calcext:value-type="float">
            <text:p>0,0002824845</text:p>
          </table:table-cell>
          <table:table-cell office:value-type="float" office:value="0.0004104942" calcext:value-type="float">
            <text:p>0,0004104942</text:p>
          </table:table-cell>
          <table:table-cell office:value-type="float" office:value="0.0005342783" calcext:value-type="float">
            <text:p>0,0005342783</text:p>
          </table:table-cell>
          <table:table-cell/>
        </table:table-row>
        <table:table-row table:style-name="ro1">
          <table:table-cell office:value-type="string" calcext:value-type="string">
            <text:p>20-24</text:p>
          </table:table-cell>
          <table:table-cell office:value-type="float" office:value="0.0002096882" calcext:value-type="float">
            <text:p>0,0002096882</text:p>
          </table:table-cell>
          <table:table-cell office:value-type="float" office:value="0.000333155" calcext:value-type="float">
            <text:p>0,0003331550</text:p>
          </table:table-cell>
          <table:table-cell office:value-type="float" office:value="0.000454294" calcext:value-type="float">
            <text:p>0,0004542940</text:p>
          </table:table-cell>
          <table:table-cell/>
        </table:table-row>
        <table:table-row table:style-name="ro1">
          <table:table-cell office:value-type="string" calcext:value-type="string">
            <text:p>25-29</text:p>
          </table:table-cell>
          <table:table-cell office:value-type="float" office:value="0.0001991603" calcext:value-type="float">
            <text:p>0,0001991603</text:p>
          </table:table-cell>
          <table:table-cell office:value-type="float" office:value="0.0003812576" calcext:value-type="float">
            <text:p>0,0003812576</text:p>
          </table:table-cell>
          <table:table-cell office:value-type="float" office:value="0.0006054694" calcext:value-type="float">
            <text:p>0,0006054694</text:p>
          </table:table-cell>
          <table:table-cell/>
        </table:table-row>
        <table:table-row table:style-name="ro1">
          <table:table-cell office:value-type="string" calcext:value-type="string">
            <text:p>30-34</text:p>
          </table:table-cell>
          <table:table-cell office:value-type="float" office:value="0.000226026" calcext:value-type="float">
            <text:p>0,0002260260</text:p>
          </table:table-cell>
          <table:table-cell office:value-type="float" office:value="0.0004569649" calcext:value-type="float">
            <text:p>0,0004569649</text:p>
          </table:table-cell>
          <table:table-cell office:value-type="float" office:value="0.0007614043" calcext:value-type="float">
            <text:p>0,0007614043</text:p>
          </table:table-cell>
          <table:table-cell/>
        </table:table-row>
        <table:table-row table:style-name="ro1">
          <table:table-cell office:value-type="string" calcext:value-type="string">
            <text:p>35-39</text:p>
          </table:table-cell>
          <table:table-cell office:value-type="float" office:value="0.0002717963" calcext:value-type="float">
            <text:p>0,0002717963</text:p>
          </table:table-cell>
          <table:table-cell office:value-type="float" office:value="0.000645248" calcext:value-type="float">
            <text:p>0,0006452480</text:p>
          </table:table-cell>
          <table:table-cell office:value-type="float" office:value="0.0012420484" calcext:value-type="float">
            <text:p>0,0012420484</text:p>
          </table:table-cell>
          <table:table-cell/>
        </table:table-row>
        <table:table-row table:style-name="ro1">
          <table:table-cell office:value-type="string" calcext:value-type="string">
            <text:p>40-44</text:p>
          </table:table-cell>
          <table:table-cell office:value-type="float" office:value="0.0004606989" calcext:value-type="float">
            <text:p>0,0004606989</text:p>
          </table:table-cell>
          <table:table-cell office:value-type="float" office:value="0.0011368641" calcext:value-type="float">
            <text:p>0,0011368641</text:p>
          </table:table-cell>
          <table:table-cell office:value-type="float" office:value="0.0020090878" calcext:value-type="float">
            <text:p>0,0020090878</text:p>
          </table:table-cell>
          <table:table-cell/>
        </table:table-row>
        <table:table-row table:style-name="ro1">
          <table:table-cell office:value-type="string" calcext:value-type="string">
            <text:p>45+</text:p>
          </table:table-cell>
          <table:table-cell office:value-type="float" office:value="0.000215224" calcext:value-type="float">
            <text:p>0,0002152240</text:p>
          </table:table-cell>
          <table:table-cell office:value-type="float" office:value="0.0019493579" calcext:value-type="float">
            <text:p>0,0019493579</text:p>
          </table:table-cell>
          <table:table-cell office:value-type="float" office:value="0.0058353755" calcext:value-type="float">
            <text:p>0,0058353755</text:p>
          </table:table-cell>
          <table:table-cell/>
        </table:table-row>
        <table:table-row table:style-name="ro1" table:number-rows-repeated="2">
          <table:table-cell table:style-name="Default" table:number-columns-repeated="4"/>
          <table:table-cell/>
        </table:table-row>
        <table:table-row table:style-name="ro1">
          <table:table-cell table:style-name="ce3" office:value-type="string" calcext:value-type="string">
            <text:p>Faixas etárias</text:p>
          </table:table-cell>
          <table:table-cell table:style-name="Default" office:value-type="string" calcext:value-type="string">
            <text:p>Taxas observadas 201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10-14</text:p>
          </table:table-cell>
          <table:table-cell office:value-type="float" office:value="0.0007241504" calcext:value-type="float">
            <text:p>0,000724150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15-19</text:p>
          </table:table-cell>
          <table:table-cell office:value-type="float" office:value="0.0004550887" calcext:value-type="float">
            <text:p>0,0004550887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20-24</text:p>
          </table:table-cell>
          <table:table-cell office:value-type="float" office:value="0.0003842415" calcext:value-type="float">
            <text:p>0,0003842415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25-29</text:p>
          </table:table-cell>
          <table:table-cell office:value-type="float" office:value="0.0004655811" calcext:value-type="float">
            <text:p>0,0004655811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30-34</text:p>
          </table:table-cell>
          <table:table-cell office:value-type="float" office:value="0.0005961961" calcext:value-type="float">
            <text:p>0,0005961961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35-39</text:p>
          </table:table-cell>
          <table:table-cell office:value-type="float" office:value="0.0008156988" calcext:value-type="float">
            <text:p>0,000815698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40-44</text:p>
          </table:table-cell>
          <table:table-cell office:value-type="float" office:value="0.0014180811" calcext:value-type="float">
            <text:p>0,0014180811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45+</text:p>
          </table:table-cell>
          <table:table-cell office:value-type="float" office:value="0.0028248588" calcext:value-type="float">
            <text:p>0,0028248588</text:p>
          </table:table-cell>
          <table:table-cell table:number-columns-repeated="2"/>
          <table:table-cell table:style-name="ce6"/>
        </table:table-row>
      </table:table>
      <table:table table:name="uf" table:style-name="ta1">
        <table:table-column table:style-name="co1" table:default-cell-style-name="ce4"/>
        <table:table-column table:style-name="co2" table:number-columns-repeated="3" table:default-cell-style-name="ce15"/>
        <table:table-column table:style-name="co3" table:default-cell-style-name="ce6"/>
        <table:table-row table:style-name="ro1">
          <table:table-cell table:style-name="ce2" office:value-type="string" calcext:value-type="string">
            <text:p><text:span text:style-name="T2">Abordagem Bayesiana do modelo Lee-Carter com distribuição </text:span>Poisson e estimação usando o pacote Rstan,</text:p>
          </table:table-cell>
          <table:table-cell table:style-name="Default" table:number-columns-repeated="4"/>
        </table:table-row>
        <table:table-row table:style-name="ro1">
          <table:table-cell table:style-name="ce5" office:value-type="string" calcext:value-type="string">
            <text:p><text:span text:style-name="T2">com código adaptado da proposta de </text:span>Barigou et al (2021) Bayesian model averaging for mortality forecasting using leave-future-out validation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Faixas etárias</text:p>
          </table:table-cell>
          <table:table-cell table:style-name="ce3" office:value-type="string" calcext:value-type="string">
            <text:p>limite inferior (2,5%)</text:p>
          </table:table-cell>
          <table:table-cell table:style-name="ce7" office:value-type="string" calcext:value-type="string">
            <text:p>média</text:p>
          </table:table-cell>
          <table:table-cell table:style-name="ce3" office:value-type="string" calcext:value-type="string">
            <text:p>limite superior (97,5%)</text:p>
          </table:table-cell>
          <table:table-cell table:style-name="Default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0.0003011" calcext:value-type="float">
            <text:p>0,0003011</text:p>
          </table:table-cell>
          <table:table-cell office:value-type="float" office:value="0.0006805" calcext:value-type="float">
            <text:p>0,0006805</text:p>
          </table:table-cell>
          <table:table-cell office:value-type="float" office:value="0.0014163" calcext:value-type="float">
            <text:p>0,0014163</text:p>
          </table:table-cell>
          <table:table-cell table:style-name="Default"/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.0003676" calcext:value-type="float">
            <text:p>0,0003676</text:p>
          </table:table-cell>
          <table:table-cell office:value-type="float" office:value="0.0006429" calcext:value-type="float">
            <text:p>0,0006429</text:p>
          </table:table-cell>
          <table:table-cell office:value-type="float" office:value="0.0011415" calcext:value-type="float">
            <text:p>0,0011415</text:p>
          </table:table-cell>
          <table:table-cell table:style-name="Default"/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0.0004383" calcext:value-type="float">
            <text:p>0,0004383</text:p>
          </table:table-cell>
          <table:table-cell office:value-type="float" office:value="0.0006659" calcext:value-type="float">
            <text:p>0,0006659</text:p>
          </table:table-cell>
          <table:table-cell office:value-type="float" office:value="0.0009537" calcext:value-type="float">
            <text:p>0,0009537</text:p>
          </table:table-cell>
          <table:table-cell table:style-name="Default"/>
        </table:table-row>
        <table:table-row table:style-name="ro1">
          <table:table-cell office:value-type="string" calcext:value-type="string">
            <text:p>AP</text:p>
          </table:table-cell>
          <table:table-cell office:value-type="float" office:value="0.0004551" calcext:value-type="float">
            <text:p>0,0004551</text:p>
          </table:table-cell>
          <table:table-cell office:value-type="float" office:value="0.001051" calcext:value-type="float">
            <text:p>0,0010510</text:p>
          </table:table-cell>
          <table:table-cell office:value-type="float" office:value="0.0023542" calcext:value-type="float">
            <text:p>0,0023542</text:p>
          </table:table-cell>
          <table:table-cell table:style-name="Default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0.0002647" calcext:value-type="float">
            <text:p>0,0002647</text:p>
          </table:table-cell>
          <table:table-cell office:value-type="float" office:value="0.0004021" calcext:value-type="float">
            <text:p>0,0004021</text:p>
          </table:table-cell>
          <table:table-cell office:value-type="float" office:value="0.0005726" calcext:value-type="float">
            <text:p>0,0005726</text:p>
          </table:table-cell>
          <table:table-cell table:style-name="Default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0.0003541" calcext:value-type="float">
            <text:p>0,0003541</text:p>
          </table:table-cell>
          <table:table-cell office:value-type="float" office:value="0.0005262" calcext:value-type="float">
            <text:p>0,0005262</text:p>
          </table:table-cell>
          <table:table-cell office:value-type="float" office:value="0.0007084" calcext:value-type="float">
            <text:p>0,0007084</text:p>
          </table:table-cell>
          <table:table-cell table:style-name="Default"/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0.00017" calcext:value-type="float">
            <text:p>0,0001700</text:p>
          </table:table-cell>
          <table:table-cell office:value-type="float" office:value="0.0003377" calcext:value-type="float">
            <text:p>0,0003377</text:p>
          </table:table-cell>
          <table:table-cell office:value-type="float" office:value="0.0005454" calcext:value-type="float">
            <text:p>0,0005454</text:p>
          </table:table-cell>
          <table:table-cell table:style-name="Default"/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0.0002031" calcext:value-type="float">
            <text:p>0,0002031</text:p>
          </table:table-cell>
          <table:table-cell office:value-type="float" office:value="0.0004016" calcext:value-type="float">
            <text:p>0,0004016</text:p>
          </table:table-cell>
          <table:table-cell office:value-type="float" office:value="0.0006326" calcext:value-type="float">
            <text:p>0,0006326</text:p>
          </table:table-cell>
          <table:table-cell table:style-name="Default"/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0.0005783" calcext:value-type="float">
            <text:p>0,0005783</text:p>
          </table:table-cell>
          <table:table-cell office:value-type="float" office:value="0.0010566" calcext:value-type="float">
            <text:p>0,0010566</text:p>
          </table:table-cell>
          <table:table-cell office:value-type="float" office:value="0.0019357" calcext:value-type="float">
            <text:p>0,0019357</text:p>
          </table:table-cell>
          <table:table-cell table:style-name="Default"/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0.0006233" calcext:value-type="float">
            <text:p>0,0006233</text:p>
          </table:table-cell>
          <table:table-cell office:value-type="float" office:value="0.0008512" calcext:value-type="float">
            <text:p>0,0008512</text:p>
          </table:table-cell>
          <table:table-cell office:value-type="float" office:value="0.0011433" calcext:value-type="float">
            <text:p>0,0011433</text:p>
          </table:table-cell>
          <table:table-cell table:style-name="Default"/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0.0004286" calcext:value-type="float">
            <text:p>0,0004286</text:p>
          </table:table-cell>
          <table:table-cell office:value-type="float" office:value="0.000562" calcext:value-type="float">
            <text:p>0,0005620</text:p>
          </table:table-cell>
          <table:table-cell office:value-type="float" office:value="0.0007843" calcext:value-type="float">
            <text:p>0,0007843</text:p>
          </table:table-cell>
          <table:table-cell table:style-name="Default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0.0001919" calcext:value-type="float">
            <text:p>0,0001919</text:p>
          </table:table-cell>
          <table:table-cell office:value-type="float" office:value="0.0004027" calcext:value-type="float">
            <text:p>0,0004027</text:p>
          </table:table-cell>
          <table:table-cell office:value-type="float" office:value="0.0006528" calcext:value-type="float">
            <text:p>0,0006528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0.0003489" calcext:value-type="float">
            <text:p>0,0003489</text:p>
          </table:table-cell>
          <table:table-cell office:value-type="float" office:value="0.0005811" calcext:value-type="float">
            <text:p>0,0005811</text:p>
          </table:table-cell>
          <table:table-cell office:value-type="float" office:value="0.0008655" calcext:value-type="float">
            <text:p>0,0008655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0.0008489" calcext:value-type="float">
            <text:p>0,0008489</text:p>
          </table:table-cell>
          <table:table-cell office:value-type="float" office:value="0.0013645" calcext:value-type="float">
            <text:p>0,0013645</text:p>
          </table:table-cell>
          <table:table-cell office:value-type="float" office:value="0.002237" calcext:value-type="float">
            <text:p>0,0022370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.0005062" calcext:value-type="float">
            <text:p>0,0005062</text:p>
          </table:table-cell>
          <table:table-cell office:value-type="float" office:value="0.0008245" calcext:value-type="float">
            <text:p>0,0008245</text:p>
          </table:table-cell>
          <table:table-cell office:value-type="float" office:value="0.0013609" calcext:value-type="float">
            <text:p>0,0013609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float" office:value="0.0004625" calcext:value-type="float">
            <text:p>0,0004625</text:p>
          </table:table-cell>
          <table:table-cell office:value-type="float" office:value="0.0006523" calcext:value-type="float">
            <text:p>0,0006523</text:p>
          </table:table-cell>
          <table:table-cell office:value-type="float" office:value="0.0008985" calcext:value-type="float">
            <text:p>0,0008985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0.0003397" calcext:value-type="float">
            <text:p>0,0003397</text:p>
          </table:table-cell>
          <table:table-cell office:value-type="float" office:value="0.0005927" calcext:value-type="float">
            <text:p>0,0005927</text:p>
          </table:table-cell>
          <table:table-cell office:value-type="float" office:value="0.0008957" calcext:value-type="float">
            <text:p>0,0008957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0.0001233" calcext:value-type="float">
            <text:p>0,0001233</text:p>
          </table:table-cell>
          <table:table-cell office:value-type="float" office:value="0.0002338" calcext:value-type="float">
            <text:p>0,0002338</text:p>
          </table:table-cell>
          <table:table-cell office:value-type="float" office:value="0.0003721" calcext:value-type="float">
            <text:p>0,0003721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float" office:value="0.0003653" calcext:value-type="float">
            <text:p>0,0003653</text:p>
          </table:table-cell>
          <table:table-cell office:value-type="float" office:value="0.0005196" calcext:value-type="float">
            <text:p>0,0005196</text:p>
          </table:table-cell>
          <table:table-cell office:value-type="float" office:value="0.0006904" calcext:value-type="float">
            <text:p>0,0006904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float" office:value="0.000547" calcext:value-type="float">
            <text:p>0,0005470</text:p>
          </table:table-cell>
          <table:table-cell office:value-type="float" office:value="0.0009115" calcext:value-type="float">
            <text:p>0,0009115</text:p>
          </table:table-cell>
          <table:table-cell office:value-type="float" office:value="0.0015812" calcext:value-type="float">
            <text:p>0,0015812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0.0002248" calcext:value-type="float">
            <text:p>0,0002248</text:p>
          </table:table-cell>
          <table:table-cell office:value-type="float" office:value="0.0004756" calcext:value-type="float">
            <text:p>0,0004756</text:p>
          </table:table-cell>
          <table:table-cell office:value-type="float" office:value="0.0007954" calcext:value-type="float">
            <text:p>0,0007954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0.0002685" calcext:value-type="float">
            <text:p>0,0002685</text:p>
          </table:table-cell>
          <table:table-cell office:value-type="float" office:value="0.0006382" calcext:value-type="float">
            <text:p>0,0006382</text:p>
          </table:table-cell>
          <table:table-cell office:value-type="float" office:value="0.0012293" calcext:value-type="float">
            <text:p>0,0012293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0.0001063" calcext:value-type="float">
            <text:p>0,0001063</text:p>
          </table:table-cell>
          <table:table-cell office:value-type="float" office:value="0.0002121" calcext:value-type="float">
            <text:p>0,0002121</text:p>
          </table:table-cell>
          <table:table-cell office:value-type="float" office:value="0.000351" calcext:value-type="float">
            <text:p>0,000351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0.0002487" calcext:value-type="float">
            <text:p>0,0002487</text:p>
          </table:table-cell>
          <table:table-cell office:value-type="float" office:value="0.0004215" calcext:value-type="float">
            <text:p>0,0004215</text:p>
          </table:table-cell>
          <table:table-cell office:value-type="float" office:value="0.0007256" calcext:value-type="float">
            <text:p>0,0007256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000961" calcext:value-type="float">
            <text:p>0,0000961</text:p>
          </table:table-cell>
          <table:table-cell office:value-type="float" office:value="0.000257" calcext:value-type="float">
            <text:p>0,0002570</text:p>
          </table:table-cell>
          <table:table-cell office:value-type="float" office:value="0.000506" calcext:value-type="float">
            <text:p>0,0005060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0.0004271" calcext:value-type="float">
            <text:p>0,0004271</text:p>
          </table:table-cell>
          <table:table-cell office:value-type="float" office:value="0.0005333" calcext:value-type="float">
            <text:p>0,0005333</text:p>
          </table:table-cell>
          <table:table-cell office:value-type="float" office:value="0.0006649" calcext:value-type="float">
            <text:p>0,0006649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0.0002096" calcext:value-type="float">
            <text:p>0,0002096</text:p>
          </table:table-cell>
          <table:table-cell office:value-type="float" office:value="0.0004696" calcext:value-type="float">
            <text:p>0,0004696</text:p>
          </table:table-cell>
          <table:table-cell office:value-type="float" office:value="0.0007891" calcext:value-type="float">
            <text:p>0,0007891</text:p>
          </table:table-cell>
          <table:table-cell/>
        </table:table-row>
        <table:table-row table:style-name="ro1" table:number-rows-repeated="13">
          <table:table-cell table:style-name="Default"/>
          <table:table-cell table:style-name="ce4"/>
          <table:table-cell table:style-name="ce6" table:number-columns-repeated="2"/>
          <table:table-cell/>
        </table:table-row>
        <table:table-row table:style-name="ro1">
          <table:table-cell table:style-name="Default"/>
          <table:table-cell table:style-name="ce4"/>
          <table:table-cell table:style-name="ce6" table:number-columns-repeated="2"/>
          <table:table-cell/>
        </table:table-row>
      </table:table>
      <table:table table:name="idade 2020-2030" table:style-name="ta1">
        <table:table-column table:style-name="co3" table:default-cell-style-name="ce4"/>
        <table:table-column table:style-name="co4" table:number-columns-repeated="11" table:default-cell-style-name="ce17"/>
        <table:table-column table:style-name="co3" table:default-cell-style-name="Default"/>
        <table:table-column table:style-name="co3" table:default-cell-style-name="ce6"/>
        <table:table-row table:style-name="ro1">
          <table:table-cell table:style-name="ce16" office:value-type="string" calcext:value-type="string">
            <text:p>média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office:value-type="float" office:value="2025" calcext:value-type="float">
            <text:p>2025</text:p>
          </table:table-cell>
          <table:table-cell table:style-name="ce4" office:value-type="float" office:value="2026" calcext:value-type="float">
            <text:p>2026</text:p>
          </table:table-cell>
          <table:table-cell table:style-name="ce4" office:value-type="float" office:value="2027" calcext:value-type="float">
            <text:p>2027</text:p>
          </table:table-cell>
          <table:table-cell table:style-name="ce4" office:value-type="float" office:value="2028" calcext:value-type="float">
            <text:p>2028</text:p>
          </table:table-cell>
          <table:table-cell table:style-name="ce4" office:value-type="float" office:value="2029" calcext:value-type="float">
            <text:p>2029</text:p>
          </table:table-cell>
          <table:table-cell table:style-name="ce4" office:value-type="float" office:value="2030" calcext:value-type="float">
            <text:p>203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10-14</text:p>
          </table:table-cell>
          <table:table-cell office:value-type="float" office:value="0.0006224549" calcext:value-type="float">
            <text:p>0,0006224549</text:p>
          </table:table-cell>
          <table:table-cell office:value-type="float" office:value="0.0006220862" calcext:value-type="float">
            <text:p>0,0006220862</text:p>
          </table:table-cell>
          <table:table-cell office:value-type="float" office:value="0.0006193277" calcext:value-type="float">
            <text:p>0,0006193277</text:p>
          </table:table-cell>
          <table:table-cell office:value-type="float" office:value="0.0006176761" calcext:value-type="float">
            <text:p>0,0006176761</text:p>
          </table:table-cell>
          <table:table-cell office:value-type="float" office:value="0.0006181311" calcext:value-type="float">
            <text:p>0,0006181311</text:p>
          </table:table-cell>
          <table:table-cell office:value-type="float" office:value="0.0006164997" calcext:value-type="float">
            <text:p>0,0006164997</text:p>
          </table:table-cell>
          <table:table-cell office:value-type="float" office:value="0.0006156328" calcext:value-type="float">
            <text:p>0,0006156328</text:p>
          </table:table-cell>
          <table:table-cell office:value-type="float" office:value="0.0006151763" calcext:value-type="float">
            <text:p>0,0006151763</text:p>
          </table:table-cell>
          <table:table-cell office:value-type="float" office:value="0.0006164556" calcext:value-type="float">
            <text:p>0,0006164556</text:p>
          </table:table-cell>
          <table:table-cell office:value-type="float" office:value="0.0006178551" calcext:value-type="float">
            <text:p>0,0006178551</text:p>
          </table:table-cell>
          <table:table-cell office:value-type="float" office:value="0.0006190087" calcext:value-type="float">
            <text:p>0,0006190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19</text:p>
          </table:table-cell>
          <table:table-cell office:value-type="float" office:value="0.0004239764" calcext:value-type="float">
            <text:p>0,0004239764</text:p>
          </table:table-cell>
          <table:table-cell office:value-type="float" office:value="0.0004221634" calcext:value-type="float">
            <text:p>0,0004221634</text:p>
          </table:table-cell>
          <table:table-cell office:value-type="float" office:value="0.0004204832" calcext:value-type="float">
            <text:p>0,0004204832</text:p>
          </table:table-cell>
          <table:table-cell office:value-type="float" office:value="0.0004193159" calcext:value-type="float">
            <text:p>0,0004193159</text:p>
          </table:table-cell>
          <table:table-cell office:value-type="float" office:value="0.0004182433" calcext:value-type="float">
            <text:p>0,0004182433</text:p>
          </table:table-cell>
          <table:table-cell office:value-type="float" office:value="0.0004168881" calcext:value-type="float">
            <text:p>0,0004168881</text:p>
          </table:table-cell>
          <table:table-cell office:value-type="float" office:value="0.0004155714" calcext:value-type="float">
            <text:p>0,0004155714</text:p>
          </table:table-cell>
          <table:table-cell office:value-type="float" office:value="0.000414274" calcext:value-type="float">
            <text:p>0,0004142740</text:p>
          </table:table-cell>
          <table:table-cell office:value-type="float" office:value="0.0004130381" calcext:value-type="float">
            <text:p>0,0004130381</text:p>
          </table:table-cell>
          <table:table-cell office:value-type="float" office:value="0.000411773" calcext:value-type="float">
            <text:p>0,0004117730</text:p>
          </table:table-cell>
          <table:table-cell office:value-type="float" office:value="0.0004104942" calcext:value-type="float">
            <text:p>0,0004104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24</text:p>
          </table:table-cell>
          <table:table-cell office:value-type="float" office:value="0.0003778751" calcext:value-type="float">
            <text:p>0,0003778751</text:p>
          </table:table-cell>
          <table:table-cell office:value-type="float" office:value="0.0003727774" calcext:value-type="float">
            <text:p>0,0003727774</text:p>
          </table:table-cell>
          <table:table-cell office:value-type="float" office:value="0.0003678275" calcext:value-type="float">
            <text:p>0,0003678275</text:p>
          </table:table-cell>
          <table:table-cell office:value-type="float" office:value="0.0003631202" calcext:value-type="float">
            <text:p>0,0003631202</text:p>
          </table:table-cell>
          <table:table-cell office:value-type="float" office:value="0.0003586203" calcext:value-type="float">
            <text:p>0,0003586203</text:p>
          </table:table-cell>
          <table:table-cell office:value-type="float" office:value="0.0003542322" calcext:value-type="float">
            <text:p>0,0003542322</text:p>
          </table:table-cell>
          <table:table-cell office:value-type="float" office:value="0.000350275" calcext:value-type="float">
            <text:p>0,0003502750</text:p>
          </table:table-cell>
          <table:table-cell office:value-type="float" office:value="0.0003460469" calcext:value-type="float">
            <text:p>0,0003460469</text:p>
          </table:table-cell>
          <table:table-cell office:value-type="float" office:value="0.0003412035" calcext:value-type="float">
            <text:p>0,0003412035</text:p>
          </table:table-cell>
          <table:table-cell office:value-type="float" office:value="0.0003372084" calcext:value-type="float">
            <text:p>0,0003372084</text:p>
          </table:table-cell>
          <table:table-cell office:value-type="float" office:value="0.000333155" calcext:value-type="float">
            <text:p>0,0003331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29</text:p>
          </table:table-cell>
          <table:table-cell office:value-type="float" office:value="0.0004592909" calcext:value-type="float">
            <text:p>0,0004592909</text:p>
          </table:table-cell>
          <table:table-cell office:value-type="float" office:value="0.0004501738" calcext:value-type="float">
            <text:p>0,0004501738</text:p>
          </table:table-cell>
          <table:table-cell office:value-type="float" office:value="0.0004410491" calcext:value-type="float">
            <text:p>0,0004410491</text:p>
          </table:table-cell>
          <table:table-cell office:value-type="float" office:value="0.0004325179" calcext:value-type="float">
            <text:p>0,0004325179</text:p>
          </table:table-cell>
          <table:table-cell office:value-type="float" office:value="0.00042497" calcext:value-type="float">
            <text:p>0,0004249700</text:p>
          </table:table-cell>
          <table:table-cell office:value-type="float" office:value="0.0004170175" calcext:value-type="float">
            <text:p>0,0004170175</text:p>
          </table:table-cell>
          <table:table-cell office:value-type="float" office:value="0.0004101594" calcext:value-type="float">
            <text:p>0,0004101594</text:p>
          </table:table-cell>
          <table:table-cell office:value-type="float" office:value="0.0004029053" calcext:value-type="float">
            <text:p>0,0004029053</text:p>
          </table:table-cell>
          <table:table-cell office:value-type="float" office:value="0.0003950374" calcext:value-type="float">
            <text:p>0,0003950374</text:p>
          </table:table-cell>
          <table:table-cell office:value-type="float" office:value="0.0003880493" calcext:value-type="float">
            <text:p>0,0003880493</text:p>
          </table:table-cell>
          <table:table-cell office:value-type="float" office:value="0.0003812576" calcext:value-type="float">
            <text:p>0,0003812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34</text:p>
          </table:table-cell>
          <table:table-cell office:value-type="float" office:value="0.0005646543" calcext:value-type="float">
            <text:p>0,0005646543</text:p>
          </table:table-cell>
          <table:table-cell office:value-type="float" office:value="0.0005517007" calcext:value-type="float">
            <text:p>0,0005517007</text:p>
          </table:table-cell>
          <table:table-cell office:value-type="float" office:value="0.0005389368" calcext:value-type="float">
            <text:p>0,0005389368</text:p>
          </table:table-cell>
          <table:table-cell office:value-type="float" office:value="0.000527364" calcext:value-type="float">
            <text:p>0,0005273640</text:p>
          </table:table-cell>
          <table:table-cell office:value-type="float" office:value="0.000516649" calcext:value-type="float">
            <text:p>0,0005166490</text:p>
          </table:table-cell>
          <table:table-cell office:value-type="float" office:value="0.0005058739" calcext:value-type="float">
            <text:p>0,0005058739</text:p>
          </table:table-cell>
          <table:table-cell office:value-type="float" office:value="0.0004966245" calcext:value-type="float">
            <text:p>0,0004966245</text:p>
          </table:table-cell>
          <table:table-cell office:value-type="float" office:value="0.0004865424" calcext:value-type="float">
            <text:p>0,0004865424</text:p>
          </table:table-cell>
          <table:table-cell office:value-type="float" office:value="0.0004753665" calcext:value-type="float">
            <text:p>0,0004753665</text:p>
          </table:table-cell>
          <table:table-cell office:value-type="float" office:value="0.000466294" calcext:value-type="float">
            <text:p>0,0004662940</text:p>
          </table:table-cell>
          <table:table-cell office:value-type="float" office:value="0.0004569649" calcext:value-type="float">
            <text:p>0,0004569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-39</text:p>
          </table:table-cell>
          <table:table-cell office:value-type="float" office:value="0.0008375577" calcext:value-type="float">
            <text:p>0,0008375577</text:p>
          </table:table-cell>
          <table:table-cell office:value-type="float" office:value="0.0008139958" calcext:value-type="float">
            <text:p>0,0008139958</text:p>
          </table:table-cell>
          <table:table-cell office:value-type="float" office:value="0.0007909527" calcext:value-type="float">
            <text:p>0,0007909527</text:p>
          </table:table-cell>
          <table:table-cell office:value-type="float" office:value="0.0007694683" calcext:value-type="float">
            <text:p>0,0007694683</text:p>
          </table:table-cell>
          <table:table-cell office:value-type="float" office:value="0.0007502331" calcext:value-type="float">
            <text:p>0,0007502331</text:p>
          </table:table-cell>
          <table:table-cell office:value-type="float" office:value="0.0007305177" calcext:value-type="float">
            <text:p>0,0007305177</text:p>
          </table:table-cell>
          <table:table-cell office:value-type="float" office:value="0.0007140273" calcext:value-type="float">
            <text:p>0,0007140273</text:p>
          </table:table-cell>
          <table:table-cell office:value-type="float" office:value="0.0006971156" calcext:value-type="float">
            <text:p>0,0006971156</text:p>
          </table:table-cell>
          <table:table-cell office:value-type="float" office:value="0.0006776882" calcext:value-type="float">
            <text:p>0,0006776882</text:p>
          </table:table-cell>
          <table:table-cell office:value-type="float" office:value="0.0006613584" calcext:value-type="float">
            <text:p>0,0006613584</text:p>
          </table:table-cell>
          <table:table-cell office:value-type="float" office:value="0.000645248" calcext:value-type="float">
            <text:p>0,0006452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-44</text:p>
          </table:table-cell>
          <table:table-cell office:value-type="float" office:value="0.0014370918" calcext:value-type="float">
            <text:p>0,0014370918</text:p>
          </table:table-cell>
          <table:table-cell office:value-type="float" office:value="0.001400682" calcext:value-type="float">
            <text:p>0,0014006820</text:p>
          </table:table-cell>
          <table:table-cell office:value-type="float" office:value="0.0013638115" calcext:value-type="float">
            <text:p>0,0013638115</text:p>
          </table:table-cell>
          <table:table-cell office:value-type="float" office:value="0.0013305642" calcext:value-type="float">
            <text:p>0,0013305642</text:p>
          </table:table-cell>
          <table:table-cell office:value-type="float" office:value="0.0013013944" calcext:value-type="float">
            <text:p>0,0013013944</text:p>
          </table:table-cell>
          <table:table-cell office:value-type="float" office:value="0.0012715331" calcext:value-type="float">
            <text:p>0,0012715331</text:p>
          </table:table-cell>
          <table:table-cell office:value-type="float" office:value="0.0012465555" calcext:value-type="float">
            <text:p>0,0012465555</text:p>
          </table:table-cell>
          <table:table-cell office:value-type="float" office:value="0.0012189853" calcext:value-type="float">
            <text:p>0,0012189853</text:p>
          </table:table-cell>
          <table:table-cell office:value-type="float" office:value="0.0011878648" calcext:value-type="float">
            <text:p>0,0011878648</text:p>
          </table:table-cell>
          <table:table-cell office:value-type="float" office:value="0.0011616136" calcext:value-type="float">
            <text:p>0,0011616136</text:p>
          </table:table-cell>
          <table:table-cell office:value-type="float" office:value="0.0011368641" calcext:value-type="float">
            <text:p>0,0011368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+</text:p>
          </table:table-cell>
          <table:table-cell office:value-type="float" office:value="0.002823162" calcext:value-type="float">
            <text:p>0,0028231620</text:p>
          </table:table-cell>
          <table:table-cell office:value-type="float" office:value="0.0026929748" calcext:value-type="float">
            <text:p>0,0026929748</text:p>
          </table:table-cell>
          <table:table-cell office:value-type="float" office:value="0.0025681788" calcext:value-type="float">
            <text:p>0,0025681788</text:p>
          </table:table-cell>
          <table:table-cell office:value-type="float" office:value="0.0024586106" calcext:value-type="float">
            <text:p>0,0024586106</text:p>
          </table:table-cell>
          <table:table-cell office:value-type="float" office:value="0.0023671048" calcext:value-type="float">
            <text:p>0,0023671048</text:p>
          </table:table-cell>
          <table:table-cell office:value-type="float" office:value="0.0022769726" calcext:value-type="float">
            <text:p>0,0022769726</text:p>
          </table:table-cell>
          <table:table-cell office:value-type="float" office:value="0.0022119416" calcext:value-type="float">
            <text:p>0,0022119416</text:p>
          </table:table-cell>
          <table:table-cell office:value-type="float" office:value="0.0021507655" calcext:value-type="float">
            <text:p>0,0021507655</text:p>
          </table:table-cell>
          <table:table-cell office:value-type="float" office:value="0.0020649183" calcext:value-type="float">
            <text:p>0,0020649183</text:p>
          </table:table-cell>
          <table:table-cell office:value-type="float" office:value="0.0020081722" calcext:value-type="float">
            <text:p>0,0020081722</text:p>
          </table:table-cell>
          <table:table-cell office:value-type="float" office:value="0.0019493579" calcext:value-type="float">
            <text:p>0,0019493579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11"/>
          <table:table-cell/>
          <table:table-cell table:style-name="Default"/>
        </table:table-row>
        <table:table-row table:style-name="ro1">
          <table:table-cell office:value-type="string" calcext:value-type="string">
            <text:p>IC (2,5%)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office:value-type="float" office:value="2025" calcext:value-type="float">
            <text:p>2025</text:p>
          </table:table-cell>
          <table:table-cell table:style-name="ce4" office:value-type="float" office:value="2026" calcext:value-type="float">
            <text:p>2026</text:p>
          </table:table-cell>
          <table:table-cell table:style-name="ce4" office:value-type="float" office:value="2027" calcext:value-type="float">
            <text:p>2027</text:p>
          </table:table-cell>
          <table:table-cell table:style-name="ce4" office:value-type="float" office:value="2028" calcext:value-type="float">
            <text:p>2028</text:p>
          </table:table-cell>
          <table:table-cell table:style-name="ce4" office:value-type="float" office:value="2029" calcext:value-type="float">
            <text:p>2029</text:p>
          </table:table-cell>
          <table:table-cell table:style-name="ce4" office:value-type="float" office:value="2030" calcext:value-type="float">
            <text:p>203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10-14</text:p>
          </table:table-cell>
          <table:table-cell office:value-type="float" office:value="0.0004453627" calcext:value-type="float">
            <text:p>0,0004453627</text:p>
          </table:table-cell>
          <table:table-cell office:value-type="float" office:value="0.0004167038" calcext:value-type="float">
            <text:p>0,0004167038</text:p>
          </table:table-cell>
          <table:table-cell office:value-type="float" office:value="0.0003858649" calcext:value-type="float">
            <text:p>0,0003858649</text:p>
          </table:table-cell>
          <table:table-cell office:value-type="float" office:value="0.0003528775" calcext:value-type="float">
            <text:p>0,0003528775</text:p>
          </table:table-cell>
          <table:table-cell office:value-type="float" office:value="0.0003375104" calcext:value-type="float">
            <text:p>0,0003375104</text:p>
          </table:table-cell>
          <table:table-cell office:value-type="float" office:value="0.0003181958" calcext:value-type="float">
            <text:p>0,0003181958</text:p>
          </table:table-cell>
          <table:table-cell office:value-type="float" office:value="0.0002877558" calcext:value-type="float">
            <text:p>0,0002877558</text:p>
          </table:table-cell>
          <table:table-cell office:value-type="float" office:value="0.000269624" calcext:value-type="float">
            <text:p>0,0002696240</text:p>
          </table:table-cell>
          <table:table-cell office:value-type="float" office:value="0.0002484931" calcext:value-type="float">
            <text:p>0,0002484931</text:p>
          </table:table-cell>
          <table:table-cell office:value-type="float" office:value="0.0002342313" calcext:value-type="float">
            <text:p>0,0002342313</text:p>
          </table:table-cell>
          <table:table-cell office:value-type="float" office:value="0.0002166383" calcext:value-type="float">
            <text:p>0,0002166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19</text:p>
          </table:table-cell>
          <table:table-cell office:value-type="float" office:value="0.0003785609" calcext:value-type="float">
            <text:p>0,0003785609</text:p>
          </table:table-cell>
          <table:table-cell office:value-type="float" office:value="0.0003646613" calcext:value-type="float">
            <text:p>0,0003646613</text:p>
          </table:table-cell>
          <table:table-cell office:value-type="float" office:value="0.0003545283" calcext:value-type="float">
            <text:p>0,0003545283</text:p>
          </table:table-cell>
          <table:table-cell office:value-type="float" office:value="0.000345392" calcext:value-type="float">
            <text:p>0,0003453920</text:p>
          </table:table-cell>
          <table:table-cell office:value-type="float" office:value="0.0003347832" calcext:value-type="float">
            <text:p>0,0003347832</text:p>
          </table:table-cell>
          <table:table-cell office:value-type="float" office:value="0.0003259443" calcext:value-type="float">
            <text:p>0,0003259443</text:p>
          </table:table-cell>
          <table:table-cell office:value-type="float" office:value="0.0003157161" calcext:value-type="float">
            <text:p>0,0003157161</text:p>
          </table:table-cell>
          <table:table-cell office:value-type="float" office:value="0.0003076037" calcext:value-type="float">
            <text:p>0,0003076037</text:p>
          </table:table-cell>
          <table:table-cell office:value-type="float" office:value="0.0003031816" calcext:value-type="float">
            <text:p>0,0003031816</text:p>
          </table:table-cell>
          <table:table-cell office:value-type="float" office:value="0.0002916741" calcext:value-type="float">
            <text:p>0,0002916741</text:p>
          </table:table-cell>
          <table:table-cell office:value-type="float" office:value="0.0002824845" calcext:value-type="float">
            <text:p>0,0002824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24</text:p>
          </table:table-cell>
          <table:table-cell office:value-type="float" office:value="0.0003318028" calcext:value-type="float">
            <text:p>0,0003318028</text:p>
          </table:table-cell>
          <table:table-cell office:value-type="float" office:value="0.000317218" calcext:value-type="float">
            <text:p>0,0003172180</text:p>
          </table:table-cell>
          <table:table-cell office:value-type="float" office:value="0.0003002757" calcext:value-type="float">
            <text:p>0,0003002757</text:p>
          </table:table-cell>
          <table:table-cell office:value-type="float" office:value="0.000287032" calcext:value-type="float">
            <text:p>0,0002870320</text:p>
          </table:table-cell>
          <table:table-cell office:value-type="float" office:value="0.0002714156" calcext:value-type="float">
            <text:p>0,0002714156</text:p>
          </table:table-cell>
          <table:table-cell office:value-type="float" office:value="0.0002625099" calcext:value-type="float">
            <text:p>0,0002625099</text:p>
          </table:table-cell>
          <table:table-cell office:value-type="float" office:value="0.0002500993" calcext:value-type="float">
            <text:p>0,0002500993</text:p>
          </table:table-cell>
          <table:table-cell office:value-type="float" office:value="0.0002382202" calcext:value-type="float">
            <text:p>0,0002382202</text:p>
          </table:table-cell>
          <table:table-cell office:value-type="float" office:value="0.0002273041" calcext:value-type="float">
            <text:p>0,0002273041</text:p>
          </table:table-cell>
          <table:table-cell office:value-type="float" office:value="0.000217742" calcext:value-type="float">
            <text:p>0,0002177420</text:p>
          </table:table-cell>
          <table:table-cell office:value-type="float" office:value="0.0002096882" calcext:value-type="float">
            <text:p>0,0002096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29</text:p>
          </table:table-cell>
          <table:table-cell office:value-type="float" office:value="0.0003943433" calcext:value-type="float">
            <text:p>0,0003943433</text:p>
          </table:table-cell>
          <table:table-cell office:value-type="float" office:value="0.0003669602" calcext:value-type="float">
            <text:p>0,0003669602</text:p>
          </table:table-cell>
          <table:table-cell office:value-type="float" office:value="0.000342174" calcext:value-type="float">
            <text:p>0,0003421740</text:p>
          </table:table-cell>
          <table:table-cell office:value-type="float" office:value="0.0003146889" calcext:value-type="float">
            <text:p>0,0003146889</text:p>
          </table:table-cell>
          <table:table-cell office:value-type="float" office:value="0.0002925664" calcext:value-type="float">
            <text:p>0,0002925664</text:p>
          </table:table-cell>
          <table:table-cell office:value-type="float" office:value="0.0002759859" calcext:value-type="float">
            <text:p>0,0002759859</text:p>
          </table:table-cell>
          <table:table-cell office:value-type="float" office:value="0.0002571645" calcext:value-type="float">
            <text:p>0,0002571645</text:p>
          </table:table-cell>
          <table:table-cell office:value-type="float" office:value="0.0002450589" calcext:value-type="float">
            <text:p>0,0002450589</text:p>
          </table:table-cell>
          <table:table-cell office:value-type="float" office:value="0.0002253429" calcext:value-type="float">
            <text:p>0,0002253429</text:p>
          </table:table-cell>
          <table:table-cell office:value-type="float" office:value="0.0002136552" calcext:value-type="float">
            <text:p>0,0002136552</text:p>
          </table:table-cell>
          <table:table-cell office:value-type="float" office:value="0.0001991603" calcext:value-type="float">
            <text:p>0,0001991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34</text:p>
          </table:table-cell>
          <table:table-cell office:value-type="float" office:value="0.0004770304" calcext:value-type="float">
            <text:p>0,0004770304</text:p>
          </table:table-cell>
          <table:table-cell office:value-type="float" office:value="0.0004381365" calcext:value-type="float">
            <text:p>0,0004381365</text:p>
          </table:table-cell>
          <table:table-cell office:value-type="float" office:value="0.0004047349" calcext:value-type="float">
            <text:p>0,0004047349</text:p>
          </table:table-cell>
          <table:table-cell office:value-type="float" office:value="0.0003701095" calcext:value-type="float">
            <text:p>0,0003701095</text:p>
          </table:table-cell>
          <table:table-cell office:value-type="float" office:value="0.0003474932" calcext:value-type="float">
            <text:p>0,0003474932</text:p>
          </table:table-cell>
          <table:table-cell office:value-type="float" office:value="0.0003290052" calcext:value-type="float">
            <text:p>0,0003290052</text:p>
          </table:table-cell>
          <table:table-cell office:value-type="float" office:value="0.0003045471" calcext:value-type="float">
            <text:p>0,0003045471</text:p>
          </table:table-cell>
          <table:table-cell office:value-type="float" office:value="0.0002799166" calcext:value-type="float">
            <text:p>0,0002799166</text:p>
          </table:table-cell>
          <table:table-cell office:value-type="float" office:value="0.0002593021" calcext:value-type="float">
            <text:p>0,0002593021</text:p>
          </table:table-cell>
          <table:table-cell office:value-type="float" office:value="0.0002461684" calcext:value-type="float">
            <text:p>0,0002461684</text:p>
          </table:table-cell>
          <table:table-cell office:value-type="float" office:value="0.000226026" calcext:value-type="float">
            <text:p>0,0002260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-39</text:p>
          </table:table-cell>
          <table:table-cell office:value-type="float" office:value="0.0006856257" calcext:value-type="float">
            <text:p>0,0006856257</text:p>
          </table:table-cell>
          <table:table-cell office:value-type="float" office:value="0.0006170063" calcext:value-type="float">
            <text:p>0,0006170063</text:p>
          </table:table-cell>
          <table:table-cell office:value-type="float" office:value="0.0005599595" calcext:value-type="float">
            <text:p>0,0005599595</text:p>
          </table:table-cell>
          <table:table-cell office:value-type="float" office:value="0.0005047438" calcext:value-type="float">
            <text:p>0,0005047438</text:p>
          </table:table-cell>
          <table:table-cell office:value-type="float" office:value="0.0004680176" calcext:value-type="float">
            <text:p>0,0004680176</text:p>
          </table:table-cell>
          <table:table-cell office:value-type="float" office:value="0.0004200723" calcext:value-type="float">
            <text:p>0,0004200723</text:p>
          </table:table-cell>
          <table:table-cell office:value-type="float" office:value="0.0003718045" calcext:value-type="float">
            <text:p>0,0003718045</text:p>
          </table:table-cell>
          <table:table-cell office:value-type="float" office:value="0.0003547515" calcext:value-type="float">
            <text:p>0,0003547515</text:p>
          </table:table-cell>
          <table:table-cell office:value-type="float" office:value="0.0003275059" calcext:value-type="float">
            <text:p>0,0003275059</text:p>
          </table:table-cell>
          <table:table-cell office:value-type="float" office:value="0.0002936817" calcext:value-type="float">
            <text:p>0,0002936817</text:p>
          </table:table-cell>
          <table:table-cell office:value-type="float" office:value="0.0002717963" calcext:value-type="float">
            <text:p>0,0002717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-44</text:p>
          </table:table-cell>
          <table:table-cell office:value-type="float" office:value="0.0011253836" calcext:value-type="float">
            <text:p>0,0011253836</text:p>
          </table:table-cell>
          <table:table-cell office:value-type="float" office:value="0.0010409169" calcext:value-type="float">
            <text:p>0,0010409169</text:p>
          </table:table-cell>
          <table:table-cell office:value-type="float" office:value="0.0009274045" calcext:value-type="float">
            <text:p>0,0009274045</text:p>
          </table:table-cell>
          <table:table-cell office:value-type="float" office:value="0.0008332634" calcext:value-type="float">
            <text:p>0,0008332634</text:p>
          </table:table-cell>
          <table:table-cell office:value-type="float" office:value="0.0007655283" calcext:value-type="float">
            <text:p>0,0007655283</text:p>
          </table:table-cell>
          <table:table-cell office:value-type="float" office:value="0.000718528" calcext:value-type="float">
            <text:p>0,0007185280</text:p>
          </table:table-cell>
          <table:table-cell office:value-type="float" office:value="0.0006704269" calcext:value-type="float">
            <text:p>0,0006704269</text:p>
          </table:table-cell>
          <table:table-cell office:value-type="float" office:value="0.0006139348" calcext:value-type="float">
            <text:p>0,0006139348</text:p>
          </table:table-cell>
          <table:table-cell office:value-type="float" office:value="0.0005484897" calcext:value-type="float">
            <text:p>0,0005484897</text:p>
          </table:table-cell>
          <table:table-cell office:value-type="float" office:value="0.0005051997" calcext:value-type="float">
            <text:p>0,0005051997</text:p>
          </table:table-cell>
          <table:table-cell office:value-type="float" office:value="0.0004606989" calcext:value-type="float">
            <text:p>0,0004606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+</text:p>
          </table:table-cell>
          <table:table-cell office:value-type="float" office:value="0.0016167405" calcext:value-type="float">
            <text:p>0,0016167405</text:p>
          </table:table-cell>
          <table:table-cell office:value-type="float" office:value="0.0012618594" calcext:value-type="float">
            <text:p>0,0012618594</text:p>
          </table:table-cell>
          <table:table-cell office:value-type="float" office:value="0.0010206127" calcext:value-type="float">
            <text:p>0,0010206127</text:p>
          </table:table-cell>
          <table:table-cell office:value-type="float" office:value="0.0008069515" calcext:value-type="float">
            <text:p>0,0008069515</text:p>
          </table:table-cell>
          <table:table-cell office:value-type="float" office:value="0.0006676006" calcext:value-type="float">
            <text:p>0,0006676006</text:p>
          </table:table-cell>
          <table:table-cell office:value-type="float" office:value="0.0005560634" calcext:value-type="float">
            <text:p>0,0005560634</text:p>
          </table:table-cell>
          <table:table-cell office:value-type="float" office:value="0.0004652469" calcext:value-type="float">
            <text:p>0,0004652469</text:p>
          </table:table-cell>
          <table:table-cell office:value-type="float" office:value="0.0003830993" calcext:value-type="float">
            <text:p>0,0003830993</text:p>
          </table:table-cell>
          <table:table-cell office:value-type="float" office:value="0.0003157832" calcext:value-type="float">
            <text:p>0,0003157832</text:p>
          </table:table-cell>
          <table:table-cell office:value-type="float" office:value="0.0002712418" calcext:value-type="float">
            <text:p>0,0002712418</text:p>
          </table:table-cell>
          <table:table-cell office:value-type="float" office:value="0.000215224" calcext:value-type="float">
            <text:p>0,000215224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11"/>
          <table:table-cell/>
          <table:table-cell table:style-name="Default"/>
        </table:table-row>
        <table:table-row table:style-name="ro1">
          <table:table-cell office:value-type="string" calcext:value-type="string">
            <text:p>IC (97,5%)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office:value-type="float" office:value="2025" calcext:value-type="float">
            <text:p>2025</text:p>
          </table:table-cell>
          <table:table-cell table:style-name="ce4" office:value-type="float" office:value="2026" calcext:value-type="float">
            <text:p>2026</text:p>
          </table:table-cell>
          <table:table-cell table:style-name="ce4" office:value-type="float" office:value="2027" calcext:value-type="float">
            <text:p>2027</text:p>
          </table:table-cell>
          <table:table-cell table:style-name="ce4" office:value-type="float" office:value="2028" calcext:value-type="float">
            <text:p>2028</text:p>
          </table:table-cell>
          <table:table-cell table:style-name="ce4" office:value-type="float" office:value="2029" calcext:value-type="float">
            <text:p>2029</text:p>
          </table:table-cell>
          <table:table-cell table:style-name="ce4" office:value-type="float" office:value="2030" calcext:value-type="float">
            <text:p>203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10-14</text:p>
          </table:table-cell>
          <table:table-cell office:value-type="float" office:value="0.0008349541" calcext:value-type="float">
            <text:p>0,0008349541</text:p>
          </table:table-cell>
          <table:table-cell office:value-type="float" office:value="0.0008775457" calcext:value-type="float">
            <text:p>0,0008775457</text:p>
          </table:table-cell>
          <table:table-cell office:value-type="float" office:value="0.000926999" calcext:value-type="float">
            <text:p>0,0009269990</text:p>
          </table:table-cell>
          <table:table-cell office:value-type="float" office:value="0.0009713638" calcext:value-type="float">
            <text:p>0,0009713638</text:p>
          </table:table-cell>
          <table:table-cell office:value-type="float" office:value="0.0010129283" calcext:value-type="float">
            <text:p>0,0010129283</text:p>
          </table:table-cell>
          <table:table-cell office:value-type="float" office:value="0.0010624625" calcext:value-type="float">
            <text:p>0,0010624625</text:p>
          </table:table-cell>
          <table:table-cell office:value-type="float" office:value="0.0011104364" calcext:value-type="float">
            <text:p>0,0011104364</text:p>
          </table:table-cell>
          <table:table-cell office:value-type="float" office:value="0.0011902065" calcext:value-type="float">
            <text:p>0,0011902065</text:p>
          </table:table-cell>
          <table:table-cell office:value-type="float" office:value="0.0012534896" calcext:value-type="float">
            <text:p>0,0012534896</text:p>
          </table:table-cell>
          <table:table-cell office:value-type="float" office:value="0.0013034499" calcext:value-type="float">
            <text:p>0,0013034499</text:p>
          </table:table-cell>
          <table:table-cell office:value-type="float" office:value="0.0013675144" calcext:value-type="float">
            <text:p>0,0013675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19</text:p>
          </table:table-cell>
          <table:table-cell office:value-type="float" office:value="0.0004669712" calcext:value-type="float">
            <text:p>0,0004669712</text:p>
          </table:table-cell>
          <table:table-cell office:value-type="float" office:value="0.0004722156" calcext:value-type="float">
            <text:p>0,0004722156</text:p>
          </table:table-cell>
          <table:table-cell office:value-type="float" office:value="0.0004794193" calcext:value-type="float">
            <text:p>0,0004794193</text:p>
          </table:table-cell>
          <table:table-cell office:value-type="float" office:value="0.0004897032" calcext:value-type="float">
            <text:p>0,0004897032</text:p>
          </table:table-cell>
          <table:table-cell office:value-type="float" office:value="0.0004995479" calcext:value-type="float">
            <text:p>0,0004995479</text:p>
          </table:table-cell>
          <table:table-cell office:value-type="float" office:value="0.0005018497" calcext:value-type="float">
            <text:p>0,0005018497</text:p>
          </table:table-cell>
          <table:table-cell office:value-type="float" office:value="0.0005108321" calcext:value-type="float">
            <text:p>0,0005108321</text:p>
          </table:table-cell>
          <table:table-cell office:value-type="float" office:value="0.0005173381" calcext:value-type="float">
            <text:p>0,0005173381</text:p>
          </table:table-cell>
          <table:table-cell office:value-type="float" office:value="0.000523596" calcext:value-type="float">
            <text:p>0,0005235960</text:p>
          </table:table-cell>
          <table:table-cell office:value-type="float" office:value="0.0005260978" calcext:value-type="float">
            <text:p>0,0005260978</text:p>
          </table:table-cell>
          <table:table-cell office:value-type="float" office:value="0.0005342783" calcext:value-type="float">
            <text:p>0,0005342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24</text:p>
          </table:table-cell>
          <table:table-cell office:value-type="float" office:value="0.0004149199" calcext:value-type="float">
            <text:p>0,0004149199</text:p>
          </table:table-cell>
          <table:table-cell office:value-type="float" office:value="0.0004194696" calcext:value-type="float">
            <text:p>0,0004194696</text:p>
          </table:table-cell>
          <table:table-cell office:value-type="float" office:value="0.0004265743" calcext:value-type="float">
            <text:p>0,0004265743</text:p>
          </table:table-cell>
          <table:table-cell office:value-type="float" office:value="0.0004281613" calcext:value-type="float">
            <text:p>0,0004281613</text:p>
          </table:table-cell>
          <table:table-cell office:value-type="float" office:value="0.0004334434" calcext:value-type="float">
            <text:p>0,0004334434</text:p>
          </table:table-cell>
          <table:table-cell office:value-type="float" office:value="0.0004384376" calcext:value-type="float">
            <text:p>0,0004384376</text:p>
          </table:table-cell>
          <table:table-cell office:value-type="float" office:value="0.0004447384" calcext:value-type="float">
            <text:p>0,0004447384</text:p>
          </table:table-cell>
          <table:table-cell office:value-type="float" office:value="0.0004540771" calcext:value-type="float">
            <text:p>0,0004540771</text:p>
          </table:table-cell>
          <table:table-cell office:value-type="float" office:value="0.0004497204" calcext:value-type="float">
            <text:p>0,0004497204</text:p>
          </table:table-cell>
          <table:table-cell office:value-type="float" office:value="0.000449185" calcext:value-type="float">
            <text:p>0,0004491850</text:p>
          </table:table-cell>
          <table:table-cell office:value-type="float" office:value="0.000454294" calcext:value-type="float">
            <text:p>0,00045429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29</text:p>
          </table:table-cell>
          <table:table-cell office:value-type="float" office:value="0.0005150333" calcext:value-type="float">
            <text:p>0,0005150333</text:p>
          </table:table-cell>
          <table:table-cell office:value-type="float" office:value="0.0005324928" calcext:value-type="float">
            <text:p>0,0005324928</text:p>
          </table:table-cell>
          <table:table-cell office:value-type="float" office:value="0.0005426782" calcext:value-type="float">
            <text:p>0,0005426782</text:p>
          </table:table-cell>
          <table:table-cell office:value-type="float" office:value="0.000549903" calcext:value-type="float">
            <text:p>0,0005499030</text:p>
          </table:table-cell>
          <table:table-cell office:value-type="float" office:value="0.0005571993" calcext:value-type="float">
            <text:p>0,0005571993</text:p>
          </table:table-cell>
          <table:table-cell office:value-type="float" office:value="0.0005744218" calcext:value-type="float">
            <text:p>0,0005744218</text:p>
          </table:table-cell>
          <table:table-cell office:value-type="float" office:value="0.0005861148" calcext:value-type="float">
            <text:p>0,0005861148</text:p>
          </table:table-cell>
          <table:table-cell office:value-type="float" office:value="0.0005922136" calcext:value-type="float">
            <text:p>0,0005922136</text:p>
          </table:table-cell>
          <table:table-cell office:value-type="float" office:value="0.000593009" calcext:value-type="float">
            <text:p>0,0005930090</text:p>
          </table:table-cell>
          <table:table-cell office:value-type="float" office:value="0.0005896267" calcext:value-type="float">
            <text:p>0,0005896267</text:p>
          </table:table-cell>
          <table:table-cell office:value-type="float" office:value="0.0006054694" calcext:value-type="float">
            <text:p>0,0006054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34</text:p>
          </table:table-cell>
          <table:table-cell office:value-type="float" office:value="0.0006408791" calcext:value-type="float">
            <text:p>0,0006408791</text:p>
          </table:table-cell>
          <table:table-cell office:value-type="float" office:value="0.0006659744" calcext:value-type="float">
            <text:p>0,0006659744</text:p>
          </table:table-cell>
          <table:table-cell office:value-type="float" office:value="0.0006818536" calcext:value-type="float">
            <text:p>0,0006818536</text:p>
          </table:table-cell>
          <table:table-cell office:value-type="float" office:value="0.0006941451" calcext:value-type="float">
            <text:p>0,0006941451</text:p>
          </table:table-cell>
          <table:table-cell office:value-type="float" office:value="0.0007039364" calcext:value-type="float">
            <text:p>0,0007039364</text:p>
          </table:table-cell>
          <table:table-cell office:value-type="float" office:value="0.0007191035" calcext:value-type="float">
            <text:p>0,0007191035</text:p>
          </table:table-cell>
          <table:table-cell office:value-type="float" office:value="0.000753464" calcext:value-type="float">
            <text:p>0,0007534640</text:p>
          </table:table-cell>
          <table:table-cell office:value-type="float" office:value="0.0007597139" calcext:value-type="float">
            <text:p>0,0007597139</text:p>
          </table:table-cell>
          <table:table-cell office:value-type="float" office:value="0.0007554947" calcext:value-type="float">
            <text:p>0,0007554947</text:p>
          </table:table-cell>
          <table:table-cell office:value-type="float" office:value="0.0007555638" calcext:value-type="float">
            <text:p>0,0007555638</text:p>
          </table:table-cell>
          <table:table-cell office:value-type="float" office:value="0.0007614043" calcext:value-type="float">
            <text:p>0,0007614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-39</text:p>
          </table:table-cell>
          <table:table-cell office:value-type="float" office:value="0.0009874581" calcext:value-type="float">
            <text:p>0,0009874581</text:p>
          </table:table-cell>
          <table:table-cell office:value-type="float" office:value="0.0010295153" calcext:value-type="float">
            <text:p>0,0010295153</text:p>
          </table:table-cell>
          <table:table-cell office:value-type="float" office:value="0.0010701645" calcext:value-type="float">
            <text:p>0,0010701645</text:p>
          </table:table-cell>
          <table:table-cell office:value-type="float" office:value="0.0010971762" calcext:value-type="float">
            <text:p>0,0010971762</text:p>
          </table:table-cell>
          <table:table-cell office:value-type="float" office:value="0.0011258728" calcext:value-type="float">
            <text:p>0,0011258728</text:p>
          </table:table-cell>
          <table:table-cell office:value-type="float" office:value="0.0011496299" calcext:value-type="float">
            <text:p>0,0011496299</text:p>
          </table:table-cell>
          <table:table-cell office:value-type="float" office:value="0.0012062953" calcext:value-type="float">
            <text:p>0,0012062953</text:p>
          </table:table-cell>
          <table:table-cell office:value-type="float" office:value="0.0012515934" calcext:value-type="float">
            <text:p>0,0012515934</text:p>
          </table:table-cell>
          <table:table-cell office:value-type="float" office:value="0.0012215695" calcext:value-type="float">
            <text:p>0,0012215695</text:p>
          </table:table-cell>
          <table:table-cell office:value-type="float" office:value="0.0012071749" calcext:value-type="float">
            <text:p>0,0012071749</text:p>
          </table:table-cell>
          <table:table-cell office:value-type="float" office:value="0.0012420484" calcext:value-type="float">
            <text:p>0,0012420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-44</text:p>
          </table:table-cell>
          <table:table-cell office:value-type="float" office:value="0.0016848189" calcext:value-type="float">
            <text:p>0,0016848189</text:p>
          </table:table-cell>
          <table:table-cell office:value-type="float" office:value="0.0017529105" calcext:value-type="float">
            <text:p>0,0017529105</text:p>
          </table:table-cell>
          <table:table-cell office:value-type="float" office:value="0.001797635" calcext:value-type="float">
            <text:p>0,0017976350</text:p>
          </table:table-cell>
          <table:table-cell office:value-type="float" office:value="0.0018307248" calcext:value-type="float">
            <text:p>0,0018307248</text:p>
          </table:table-cell>
          <table:table-cell office:value-type="float" office:value="0.0018523389" calcext:value-type="float">
            <text:p>0,0018523389</text:p>
          </table:table-cell>
          <table:table-cell office:value-type="float" office:value="0.0019121385" calcext:value-type="float">
            <text:p>0,0019121385</text:p>
          </table:table-cell>
          <table:table-cell office:value-type="float" office:value="0.0019899569" calcext:value-type="float">
            <text:p>0,0019899569</text:p>
          </table:table-cell>
          <table:table-cell office:value-type="float" office:value="0.0020245343" calcext:value-type="float">
            <text:p>0,0020245343</text:p>
          </table:table-cell>
          <table:table-cell office:value-type="float" office:value="0.0019962656" calcext:value-type="float">
            <text:p>0,0019962656</text:p>
          </table:table-cell>
          <table:table-cell office:value-type="float" office:value="0.0019642413" calcext:value-type="float">
            <text:p>0,0019642413</text:p>
          </table:table-cell>
          <table:table-cell office:value-type="float" office:value="0.0020090878" calcext:value-type="float">
            <text:p>0,0020090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+</text:p>
          </table:table-cell>
          <table:table-cell office:value-type="float" office:value="0.0039726722" calcext:value-type="float">
            <text:p>0,0039726722</text:p>
          </table:table-cell>
          <table:table-cell office:value-type="float" office:value="0.004354134" calcext:value-type="float">
            <text:p>0,0043541340</text:p>
          </table:table-cell>
          <table:table-cell office:value-type="float" office:value="0.00455221" calcext:value-type="float">
            <text:p>0,0045522100</text:p>
          </table:table-cell>
          <table:table-cell office:value-type="float" office:value="0.004743767" calcext:value-type="float">
            <text:p>0,0047437670</text:p>
          </table:table-cell>
          <table:table-cell office:value-type="float" office:value="0.0049103374" calcext:value-type="float">
            <text:p>0,0049103374</text:p>
          </table:table-cell>
          <table:table-cell office:value-type="float" office:value="0.00520449" calcext:value-type="float">
            <text:p>0,0052044900</text:p>
          </table:table-cell>
          <table:table-cell office:value-type="float" office:value="0.0056468776" calcext:value-type="float">
            <text:p>0,0056468776</text:p>
          </table:table-cell>
          <table:table-cell office:value-type="float" office:value="0.0058133181" calcext:value-type="float">
            <text:p>0,0058133181</text:p>
          </table:table-cell>
          <table:table-cell office:value-type="float" office:value="0.0055487119" calcext:value-type="float">
            <text:p>0,0055487119</text:p>
          </table:table-cell>
          <table:table-cell office:value-type="float" office:value="0.0052446785" calcext:value-type="float">
            <text:p>0,0052446785</text:p>
          </table:table-cell>
          <table:table-cell office:value-type="float" office:value="0.0058353755" calcext:value-type="float">
            <text:p>0,0058353755</text:p>
          </table:table-cell>
          <table:table-cell table:number-columns-repeated="2"/>
        </table:table-row>
      </table:table>
      <table:table table:name="uf 2020-2030" table:style-name="ta1">
        <table:table-column table:style-name="co3" table:default-cell-style-name="ce4"/>
        <table:table-column table:style-name="co4" table:number-columns-repeated="11" table:default-cell-style-name="ce17"/>
        <table:table-column table:style-name="co3" table:default-cell-style-name="Default"/>
        <table:table-column table:style-name="co3" table:default-cell-style-name="ce15"/>
        <table:table-column table:style-name="co3" table:default-cell-style-name="Default"/>
        <table:table-row table:style-name="ro1">
          <table:table-cell table:style-name="ce16" office:value-type="string" calcext:value-type="string">
            <text:p>média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office:value-type="float" office:value="2025" calcext:value-type="float">
            <text:p>2025</text:p>
          </table:table-cell>
          <table:table-cell table:style-name="ce4" office:value-type="float" office:value="2026" calcext:value-type="float">
            <text:p>2026</text:p>
          </table:table-cell>
          <table:table-cell table:style-name="ce4" office:value-type="float" office:value="2027" calcext:value-type="float">
            <text:p>2027</text:p>
          </table:table-cell>
          <table:table-cell table:style-name="ce4" office:value-type="float" office:value="2028" calcext:value-type="float">
            <text:p>2028</text:p>
          </table:table-cell>
          <table:table-cell table:style-name="ce4" office:value-type="float" office:value="2029" calcext:value-type="float">
            <text:p>2029</text:p>
          </table:table-cell>
          <table:table-cell table:style-name="ce4" office:value-type="float" office:value="2030" calcext:value-type="float">
            <text:p>203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0.0005374784" calcext:value-type="float">
            <text:p>0,0005374784</text:p>
          </table:table-cell>
          <table:table-cell office:value-type="float" office:value="0.0005489404" calcext:value-type="float">
            <text:p>0,0005489404</text:p>
          </table:table-cell>
          <table:table-cell office:value-type="float" office:value="0.0005602761" calcext:value-type="float">
            <text:p>0,0005602761</text:p>
          </table:table-cell>
          <table:table-cell office:value-type="float" office:value="0.0005729019" calcext:value-type="float">
            <text:p>0,0005729019</text:p>
          </table:table-cell>
          <table:table-cell office:value-type="float" office:value="0.0005855978" calcext:value-type="float">
            <text:p>0,0005855978</text:p>
          </table:table-cell>
          <table:table-cell office:value-type="float" office:value="0.0005991735" calcext:value-type="float">
            <text:p>0,0005991735</text:p>
          </table:table-cell>
          <table:table-cell office:value-type="float" office:value="0.0006135494" calcext:value-type="float">
            <text:p>0,0006135494</text:p>
          </table:table-cell>
          <table:table-cell office:value-type="float" office:value="0.0006286615" calcext:value-type="float">
            <text:p>0,0006286615</text:p>
          </table:table-cell>
          <table:table-cell office:value-type="float" office:value="0.000644571" calcext:value-type="float">
            <text:p>0,0006445710</text:p>
          </table:table-cell>
          <table:table-cell office:value-type="float" office:value="0.000661779" calcext:value-type="float">
            <text:p>0,0006617790</text:p>
          </table:table-cell>
          <table:table-cell office:value-type="float" office:value="0.0006804504" calcext:value-type="float">
            <text:p>0,0006804504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.0005757873" calcext:value-type="float">
            <text:p>0,0005757873</text:p>
          </table:table-cell>
          <table:table-cell office:value-type="float" office:value="0.0005808172" calcext:value-type="float">
            <text:p>0,0005808172</text:p>
          </table:table-cell>
          <table:table-cell office:value-type="float" office:value="0.0005871552" calcext:value-type="float">
            <text:p>0,0005871552</text:p>
          </table:table-cell>
          <table:table-cell office:value-type="float" office:value="0.0005933857" calcext:value-type="float">
            <text:p>0,0005933857</text:p>
          </table:table-cell>
          <table:table-cell office:value-type="float" office:value="0.0005997787" calcext:value-type="float">
            <text:p>0,0005997787</text:p>
          </table:table-cell>
          <table:table-cell office:value-type="float" office:value="0.0006062222" calcext:value-type="float">
            <text:p>0,0006062222</text:p>
          </table:table-cell>
          <table:table-cell office:value-type="float" office:value="0.0006130415" calcext:value-type="float">
            <text:p>0,0006130415</text:p>
          </table:table-cell>
          <table:table-cell office:value-type="float" office:value="0.0006195639" calcext:value-type="float">
            <text:p>0,0006195639</text:p>
          </table:table-cell>
          <table:table-cell office:value-type="float" office:value="0.0006274719" calcext:value-type="float">
            <text:p>0,0006274719</text:p>
          </table:table-cell>
          <table:table-cell office:value-type="float" office:value="0.0006351312" calcext:value-type="float">
            <text:p>0,0006351312</text:p>
          </table:table-cell>
          <table:table-cell office:value-type="float" office:value="0.0006428574" calcext:value-type="float">
            <text:p>0,0006428574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0.0007235581" calcext:value-type="float">
            <text:p>0,0007235581</text:p>
          </table:table-cell>
          <table:table-cell office:value-type="float" office:value="0.0007169936" calcext:value-type="float">
            <text:p>0,0007169936</text:p>
          </table:table-cell>
          <table:table-cell office:value-type="float" office:value="0.0007108141" calcext:value-type="float">
            <text:p>0,0007108141</text:p>
          </table:table-cell>
          <table:table-cell office:value-type="float" office:value="0.0007046229" calcext:value-type="float">
            <text:p>0,0007046229</text:p>
          </table:table-cell>
          <table:table-cell office:value-type="float" office:value="0.000698663" calcext:value-type="float">
            <text:p>0,0006986630</text:p>
          </table:table-cell>
          <table:table-cell office:value-type="float" office:value="0.0006928486" calcext:value-type="float">
            <text:p>0,0006928486</text:p>
          </table:table-cell>
          <table:table-cell office:value-type="float" office:value="0.0006870924" calcext:value-type="float">
            <text:p>0,0006870924</text:p>
          </table:table-cell>
          <table:table-cell office:value-type="float" office:value="0.0006818498" calcext:value-type="float">
            <text:p>0,0006818498</text:p>
          </table:table-cell>
          <table:table-cell office:value-type="float" office:value="0.000676189" calcext:value-type="float">
            <text:p>0,0006761890</text:p>
          </table:table-cell>
          <table:table-cell office:value-type="float" office:value="0.0006711093" calcext:value-type="float">
            <text:p>0,0006711093</text:p>
          </table:table-cell>
          <table:table-cell office:value-type="float" office:value="0.0006659075" calcext:value-type="float">
            <text:p>0,0006659075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AP</text:p>
          </table:table-cell>
          <table:table-cell office:value-type="float" office:value="0.0006671817" calcext:value-type="float">
            <text:p>0,0006671817</text:p>
          </table:table-cell>
          <table:table-cell office:value-type="float" office:value="0.000695318" calcext:value-type="float">
            <text:p>0,0006953180</text:p>
          </table:table-cell>
          <table:table-cell office:value-type="float" office:value="0.0007253343" calcext:value-type="float">
            <text:p>0,0007253343</text:p>
          </table:table-cell>
          <table:table-cell office:value-type="float" office:value="0.0007575581" calcext:value-type="float">
            <text:p>0,0007575581</text:p>
          </table:table-cell>
          <table:table-cell office:value-type="float" office:value="0.0007905279" calcext:value-type="float">
            <text:p>0,0007905279</text:p>
          </table:table-cell>
          <table:table-cell office:value-type="float" office:value="0.0008267376" calcext:value-type="float">
            <text:p>0,0008267376</text:p>
          </table:table-cell>
          <table:table-cell office:value-type="float" office:value="0.000865229" calcext:value-type="float">
            <text:p>0,0008652290</text:p>
          </table:table-cell>
          <table:table-cell office:value-type="float" office:value="0.0009065447" calcext:value-type="float">
            <text:p>0,0009065447</text:p>
          </table:table-cell>
          <table:table-cell office:value-type="float" office:value="0.0009505536" calcext:value-type="float">
            <text:p>0,0009505536</text:p>
          </table:table-cell>
          <table:table-cell office:value-type="float" office:value="0.0009995215" calcext:value-type="float">
            <text:p>0,0009995215</text:p>
          </table:table-cell>
          <table:table-cell office:value-type="float" office:value="0.0010509985" calcext:value-type="float">
            <text:p>0,0010509985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0.0005531976" calcext:value-type="float">
            <text:p>0,0005531976</text:p>
          </table:table-cell>
          <table:table-cell office:value-type="float" office:value="0.0005350065" calcext:value-type="float">
            <text:p>0,0005350065</text:p>
          </table:table-cell>
          <table:table-cell office:value-type="float" office:value="0.0005178529" calcext:value-type="float">
            <text:p>0,0005178529</text:p>
          </table:table-cell>
          <table:table-cell office:value-type="float" office:value="0.0005012165" calcext:value-type="float">
            <text:p>0,0005012165</text:p>
          </table:table-cell>
          <table:table-cell office:value-type="float" office:value="0.0004855403" calcext:value-type="float">
            <text:p>0,0004855403</text:p>
          </table:table-cell>
          <table:table-cell office:value-type="float" office:value="0.0004704171" calcext:value-type="float">
            <text:p>0,0004704171</text:p>
          </table:table-cell>
          <table:table-cell office:value-type="float" office:value="0.0004557367" calcext:value-type="float">
            <text:p>0,0004557367</text:p>
          </table:table-cell>
          <table:table-cell office:value-type="float" office:value="0.0004416317" calcext:value-type="float">
            <text:p>0,0004416317</text:p>
          </table:table-cell>
          <table:table-cell office:value-type="float" office:value="0.0004279448" calcext:value-type="float">
            <text:p>0,0004279448</text:p>
          </table:table-cell>
          <table:table-cell office:value-type="float" office:value="0.0004148327" calcext:value-type="float">
            <text:p>0,0004148327</text:p>
          </table:table-cell>
          <table:table-cell office:value-type="float" office:value="0.0004021085" calcext:value-type="float">
            <text:p>0,0004021085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0.0006029471" calcext:value-type="float">
            <text:p>0,0006029471</text:p>
          </table:table-cell>
          <table:table-cell office:value-type="float" office:value="0.0005943665" calcext:value-type="float">
            <text:p>0,0005943665</text:p>
          </table:table-cell>
          <table:table-cell office:value-type="float" office:value="0.0005861173" calcext:value-type="float">
            <text:p>0,0005861173</text:p>
          </table:table-cell>
          <table:table-cell office:value-type="float" office:value="0.0005780971" calcext:value-type="float">
            <text:p>0,0005780971</text:p>
          </table:table-cell>
          <table:table-cell office:value-type="float" office:value="0.0005701647" calcext:value-type="float">
            <text:p>0,0005701647</text:p>
          </table:table-cell>
          <table:table-cell office:value-type="float" office:value="0.0005624955" calcext:value-type="float">
            <text:p>0,0005624955</text:p>
          </table:table-cell>
          <table:table-cell office:value-type="float" office:value="0.000554975" calcext:value-type="float">
            <text:p>0,0005549750</text:p>
          </table:table-cell>
          <table:table-cell office:value-type="float" office:value="0.0005475415" calcext:value-type="float">
            <text:p>0,0005475415</text:p>
          </table:table-cell>
          <table:table-cell office:value-type="float" office:value="0.0005401306" calcext:value-type="float">
            <text:p>0,0005401306</text:p>
          </table:table-cell>
          <table:table-cell office:value-type="float" office:value="0.000533181" calcext:value-type="float">
            <text:p>0,0005331810</text:p>
          </table:table-cell>
          <table:table-cell office:value-type="float" office:value="0.0005262041" calcext:value-type="float">
            <text:p>0,0005262041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0.0004520895" calcext:value-type="float">
            <text:p>0,0004520895</text:p>
          </table:table-cell>
          <table:table-cell office:value-type="float" office:value="0.0004380634" calcext:value-type="float">
            <text:p>0,0004380634</text:p>
          </table:table-cell>
          <table:table-cell office:value-type="float" office:value="0.0004249125" calcext:value-type="float">
            <text:p>0,0004249125</text:p>
          </table:table-cell>
          <table:table-cell office:value-type="float" office:value="0.000412103" calcext:value-type="float">
            <text:p>0,0004121030</text:p>
          </table:table-cell>
          <table:table-cell office:value-type="float" office:value="0.000400273" calcext:value-type="float">
            <text:p>0,0004002730</text:p>
          </table:table-cell>
          <table:table-cell office:value-type="float" office:value="0.0003888952" calcext:value-type="float">
            <text:p>0,0003888952</text:p>
          </table:table-cell>
          <table:table-cell office:value-type="float" office:value="0.0003778093" calcext:value-type="float">
            <text:p>0,0003778093</text:p>
          </table:table-cell>
          <table:table-cell office:value-type="float" office:value="0.0003671776" calcext:value-type="float">
            <text:p>0,0003671776</text:p>
          </table:table-cell>
          <table:table-cell office:value-type="float" office:value="0.0003569729" calcext:value-type="float">
            <text:p>0,0003569729</text:p>
          </table:table-cell>
          <table:table-cell office:value-type="float" office:value="0.0003472261" calcext:value-type="float">
            <text:p>0,0003472261</text:p>
          </table:table-cell>
          <table:table-cell office:value-type="float" office:value="0.000337668" calcext:value-type="float">
            <text:p>0,0003376680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0.0005308855" calcext:value-type="float">
            <text:p>0,0005308855</text:p>
          </table:table-cell>
          <table:table-cell office:value-type="float" office:value="0.0005153223" calcext:value-type="float">
            <text:p>0,0005153223</text:p>
          </table:table-cell>
          <table:table-cell office:value-type="float" office:value="0.0005007495" calcext:value-type="float">
            <text:p>0,0005007495</text:p>
          </table:table-cell>
          <table:table-cell office:value-type="float" office:value="0.0004864173" calcext:value-type="float">
            <text:p>0,0004864173</text:p>
          </table:table-cell>
          <table:table-cell office:value-type="float" office:value="0.0004727964" calcext:value-type="float">
            <text:p>0,0004727964</text:p>
          </table:table-cell>
          <table:table-cell office:value-type="float" office:value="0.0004598996" calcext:value-type="float">
            <text:p>0,0004598996</text:p>
          </table:table-cell>
          <table:table-cell office:value-type="float" office:value="0.0004473517" calcext:value-type="float">
            <text:p>0,0004473517</text:p>
          </table:table-cell>
          <table:table-cell office:value-type="float" office:value="0.0004354214" calcext:value-type="float">
            <text:p>0,0004354214</text:p>
          </table:table-cell>
          <table:table-cell office:value-type="float" office:value="0.0004236332" calcext:value-type="float">
            <text:p>0,0004236332</text:p>
          </table:table-cell>
          <table:table-cell office:value-type="float" office:value="0.0004124054" calcext:value-type="float">
            <text:p>0,0004124054</text:p>
          </table:table-cell>
          <table:table-cell office:value-type="float" office:value="0.0004015714" calcext:value-type="float">
            <text:p>0,0004015714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0.0006415983" calcext:value-type="float">
            <text:p>0,0006415983</text:p>
          </table:table-cell>
          <table:table-cell office:value-type="float" office:value="0.0006735213" calcext:value-type="float">
            <text:p>0,0006735213</text:p>
          </table:table-cell>
          <table:table-cell office:value-type="float" office:value="0.0007068816" calcext:value-type="float">
            <text:p>0,0007068816</text:p>
          </table:table-cell>
          <table:table-cell office:value-type="float" office:value="0.0007426354" calcext:value-type="float">
            <text:p>0,0007426354</text:p>
          </table:table-cell>
          <table:table-cell office:value-type="float" office:value="0.0007788557" calcext:value-type="float">
            <text:p>0,0007788557</text:p>
          </table:table-cell>
          <table:table-cell office:value-type="float" office:value="0.0008182669" calcext:value-type="float">
            <text:p>0,0008182669</text:p>
          </table:table-cell>
          <table:table-cell office:value-type="float" office:value="0.0008604608" calcext:value-type="float">
            <text:p>0,0008604608</text:p>
          </table:table-cell>
          <table:table-cell office:value-type="float" office:value="0.0009059906" calcext:value-type="float">
            <text:p>0,0009059906</text:p>
          </table:table-cell>
          <table:table-cell office:value-type="float" office:value="0.0009527296" calcext:value-type="float">
            <text:p>0,0009527296</text:p>
          </table:table-cell>
          <table:table-cell office:value-type="float" office:value="0.0010034674" calcext:value-type="float">
            <text:p>0,0010034674</text:p>
          </table:table-cell>
          <table:table-cell office:value-type="float" office:value="0.0010565956" calcext:value-type="float">
            <text:p>0,0010565956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0.0008400971" calcext:value-type="float">
            <text:p>0,0008400971</text:p>
          </table:table-cell>
          <table:table-cell office:value-type="float" office:value="0.0008411553" calcext:value-type="float">
            <text:p>0,0008411553</text:p>
          </table:table-cell>
          <table:table-cell office:value-type="float" office:value="0.0008419927" calcext:value-type="float">
            <text:p>0,0008419927</text:p>
          </table:table-cell>
          <table:table-cell office:value-type="float" office:value="0.0008429923" calcext:value-type="float">
            <text:p>0,0008429923</text:p>
          </table:table-cell>
          <table:table-cell office:value-type="float" office:value="0.000843969" calcext:value-type="float">
            <text:p>0,0008439690</text:p>
          </table:table-cell>
          <table:table-cell office:value-type="float" office:value="0.0008448999" calcext:value-type="float">
            <text:p>0,0008448999</text:p>
          </table:table-cell>
          <table:table-cell office:value-type="float" office:value="0.000846082" calcext:value-type="float">
            <text:p>0,0008460820</text:p>
          </table:table-cell>
          <table:table-cell office:value-type="float" office:value="0.0008472248" calcext:value-type="float">
            <text:p>0,0008472248</text:p>
          </table:table-cell>
          <table:table-cell office:value-type="float" office:value="0.0008487542" calcext:value-type="float">
            <text:p>0,0008487542</text:p>
          </table:table-cell>
          <table:table-cell office:value-type="float" office:value="0.0008500961" calcext:value-type="float">
            <text:p>0,0008500961</text:p>
          </table:table-cell>
          <table:table-cell office:value-type="float" office:value="0.0008511856" calcext:value-type="float">
            <text:p>0,0008511856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0.0004817112" calcext:value-type="float">
            <text:p>0,0004817112</text:p>
          </table:table-cell>
          <table:table-cell office:value-type="float" office:value="0.0004891318" calcext:value-type="float">
            <text:p>0,0004891318</text:p>
          </table:table-cell>
          <table:table-cell office:value-type="float" office:value="0.0004963728" calcext:value-type="float">
            <text:p>0,0004963728</text:p>
          </table:table-cell>
          <table:table-cell office:value-type="float" office:value="0.00050402" calcext:value-type="float">
            <text:p>0,0005040200</text:p>
          </table:table-cell>
          <table:table-cell office:value-type="float" office:value="0.0005115797" calcext:value-type="float">
            <text:p>0,0005115797</text:p>
          </table:table-cell>
          <table:table-cell office:value-type="float" office:value="0.0005193893" calcext:value-type="float">
            <text:p>0,0005193893</text:p>
          </table:table-cell>
          <table:table-cell office:value-type="float" office:value="0.0005275775" calcext:value-type="float">
            <text:p>0,0005275775</text:p>
          </table:table-cell>
          <table:table-cell office:value-type="float" office:value="0.0005358514" calcext:value-type="float">
            <text:p>0,0005358514</text:p>
          </table:table-cell>
          <table:table-cell office:value-type="float" office:value="0.0005443786" calcext:value-type="float">
            <text:p>0,0005443786</text:p>
          </table:table-cell>
          <table:table-cell office:value-type="float" office:value="0.0005531804" calcext:value-type="float">
            <text:p>0,0005531804</text:p>
          </table:table-cell>
          <table:table-cell office:value-type="float" office:value="0.0005620345" calcext:value-type="float">
            <text:p>0,0005620345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0.0005421892" calcext:value-type="float">
            <text:p>0,0005421892</text:p>
          </table:table-cell>
          <table:table-cell office:value-type="float" office:value="0.0005251602" calcext:value-type="float">
            <text:p>0,0005251602</text:p>
          </table:table-cell>
          <table:table-cell office:value-type="float" office:value="0.0005092173" calcext:value-type="float">
            <text:p>0,0005092173</text:p>
          </table:table-cell>
          <table:table-cell office:value-type="float" office:value="0.0004935679" calcext:value-type="float">
            <text:p>0,0004935679</text:p>
          </table:table-cell>
          <table:table-cell office:value-type="float" office:value="0.0004789929" calcext:value-type="float">
            <text:p>0,0004789929</text:p>
          </table:table-cell>
          <table:table-cell office:value-type="float" office:value="0.0004650182" calcext:value-type="float">
            <text:p>0,0004650182</text:p>
          </table:table-cell>
          <table:table-cell office:value-type="float" office:value="0.0004515055" calcext:value-type="float">
            <text:p>0,0004515055</text:p>
          </table:table-cell>
          <table:table-cell office:value-type="float" office:value="0.0004385682" calcext:value-type="float">
            <text:p>0,0004385682</text:p>
          </table:table-cell>
          <table:table-cell office:value-type="float" office:value="0.0004260183" calcext:value-type="float">
            <text:p>0,0004260183</text:p>
          </table:table-cell>
          <table:table-cell office:value-type="float" office:value="0.0004142085" calcext:value-type="float">
            <text:p>0,0004142085</text:p>
          </table:table-cell>
          <table:table-cell office:value-type="float" office:value="0.0004026876" calcext:value-type="float">
            <text:p>0,0004026876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0.0006352459" calcext:value-type="float">
            <text:p>0,0006352459</text:p>
          </table:table-cell>
          <table:table-cell office:value-type="float" office:value="0.0006291261" calcext:value-type="float">
            <text:p>0,0006291261</text:p>
          </table:table-cell>
          <table:table-cell office:value-type="float" office:value="0.0006232787" calcext:value-type="float">
            <text:p>0,0006232787</text:p>
          </table:table-cell>
          <table:table-cell office:value-type="float" office:value="0.0006174944" calcext:value-type="float">
            <text:p>0,0006174944</text:p>
          </table:table-cell>
          <table:table-cell office:value-type="float" office:value="0.0006118884" calcext:value-type="float">
            <text:p>0,0006118884</text:p>
          </table:table-cell>
          <table:table-cell office:value-type="float" office:value="0.0006060901" calcext:value-type="float">
            <text:p>0,0006060901</text:p>
          </table:table-cell>
          <table:table-cell office:value-type="float" office:value="0.0006007097" calcext:value-type="float">
            <text:p>0,0006007097</text:p>
          </table:table-cell>
          <table:table-cell office:value-type="float" office:value="0.000595675" calcext:value-type="float">
            <text:p>0,0005956750</text:p>
          </table:table-cell>
          <table:table-cell office:value-type="float" office:value="0.0005905179" calcext:value-type="float">
            <text:p>0,0005905179</text:p>
          </table:table-cell>
          <table:table-cell office:value-type="float" office:value="0.0005857023" calcext:value-type="float">
            <text:p>0,0005857023</text:p>
          </table:table-cell>
          <table:table-cell office:value-type="float" office:value="0.0005811357" calcext:value-type="float">
            <text:p>0,0005811357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0.000889481" calcext:value-type="float">
            <text:p>0,0008894810</text:p>
          </table:table-cell>
          <table:table-cell office:value-type="float" office:value="0.0009278184" calcext:value-type="float">
            <text:p>0,0009278184</text:p>
          </table:table-cell>
          <table:table-cell office:value-type="float" office:value="0.0009673638" calcext:value-type="float">
            <text:p>0,0009673638</text:p>
          </table:table-cell>
          <table:table-cell office:value-type="float" office:value="0.0010092124" calcext:value-type="float">
            <text:p>0,0010092124</text:p>
          </table:table-cell>
          <table:table-cell office:value-type="float" office:value="0.0010521826" calcext:value-type="float">
            <text:p>0,0010521826</text:p>
          </table:table-cell>
          <table:table-cell office:value-type="float" office:value="0.0010968414" calcext:value-type="float">
            <text:p>0,0010968414</text:p>
          </table:table-cell>
          <table:table-cell office:value-type="float" office:value="0.001143832" calcext:value-type="float">
            <text:p>0,0011438320</text:p>
          </table:table-cell>
          <table:table-cell office:value-type="float" office:value="0.0011952235" calcext:value-type="float">
            <text:p>0,0011952235</text:p>
          </table:table-cell>
          <table:table-cell office:value-type="float" office:value="0.0012486248" calcext:value-type="float">
            <text:p>0,0012486248</text:p>
          </table:table-cell>
          <table:table-cell office:value-type="float" office:value="0.0013055752" calcext:value-type="float">
            <text:p>0,0013055752</text:p>
          </table:table-cell>
          <table:table-cell office:value-type="float" office:value="0.0013645141" calcext:value-type="float">
            <text:p>0,0013645141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.0006607791" calcext:value-type="float">
            <text:p>0,0006607791</text:p>
          </table:table-cell>
          <table:table-cell office:value-type="float" office:value="0.0006749436" calcext:value-type="float">
            <text:p>0,0006749436</text:p>
          </table:table-cell>
          <table:table-cell office:value-type="float" office:value="0.000689228" calcext:value-type="float">
            <text:p>0,0006892280</text:p>
          </table:table-cell>
          <table:table-cell office:value-type="float" office:value="0.0007040957" calcext:value-type="float">
            <text:p>0,0007040957</text:p>
          </table:table-cell>
          <table:table-cell office:value-type="float" office:value="0.0007192022" calcext:value-type="float">
            <text:p>0,0007192022</text:p>
          </table:table-cell>
          <table:table-cell office:value-type="float" office:value="0.0007352353" calcext:value-type="float">
            <text:p>0,0007352353</text:p>
          </table:table-cell>
          <table:table-cell office:value-type="float" office:value="0.0007519438" calcext:value-type="float">
            <text:p>0,0007519438</text:p>
          </table:table-cell>
          <table:table-cell office:value-type="float" office:value="0.0007687917" calcext:value-type="float">
            <text:p>0,0007687917</text:p>
          </table:table-cell>
          <table:table-cell office:value-type="float" office:value="0.0007871845" calcext:value-type="float">
            <text:p>0,0007871845</text:p>
          </table:table-cell>
          <table:table-cell office:value-type="float" office:value="0.0008054732" calcext:value-type="float">
            <text:p>0,0008054732</text:p>
          </table:table-cell>
          <table:table-cell office:value-type="float" office:value="0.0008244978" calcext:value-type="float">
            <text:p>0,0008244978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PE</text:p>
          </table:table-cell>
          <table:table-cell office:value-type="float" office:value="0.0006283836" calcext:value-type="float">
            <text:p>0,0006283836</text:p>
          </table:table-cell>
          <table:table-cell office:value-type="float" office:value="0.0006305025" calcext:value-type="float">
            <text:p>0,0006305025</text:p>
          </table:table-cell>
          <table:table-cell office:value-type="float" office:value="0.0006323851" calcext:value-type="float">
            <text:p>0,0006323851</text:p>
          </table:table-cell>
          <table:table-cell office:value-type="float" office:value="0.0006347613" calcext:value-type="float">
            <text:p>0,0006347613</text:p>
          </table:table-cell>
          <table:table-cell office:value-type="float" office:value="0.0006371563" calcext:value-type="float">
            <text:p>0,0006371563</text:p>
          </table:table-cell>
          <table:table-cell office:value-type="float" office:value="0.0006393279" calcext:value-type="float">
            <text:p>0,0006393279</text:p>
          </table:table-cell>
          <table:table-cell office:value-type="float" office:value="0.0006416243" calcext:value-type="float">
            <text:p>0,0006416243</text:p>
          </table:table-cell>
          <table:table-cell office:value-type="float" office:value="0.00064436" calcext:value-type="float">
            <text:p>0,0006443600</text:p>
          </table:table-cell>
          <table:table-cell office:value-type="float" office:value="0.0006471963" calcext:value-type="float">
            <text:p>0,0006471963</text:p>
          </table:table-cell>
          <table:table-cell office:value-type="float" office:value="0.0006497153" calcext:value-type="float">
            <text:p>0,0006497153</text:p>
          </table:table-cell>
          <table:table-cell office:value-type="float" office:value="0.0006523046" calcext:value-type="float">
            <text:p>0,0006523046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0.0007905254" calcext:value-type="float">
            <text:p>0,0007905254</text:p>
          </table:table-cell>
          <table:table-cell office:value-type="float" office:value="0.0007667299" calcext:value-type="float">
            <text:p>0,0007667299</text:p>
          </table:table-cell>
          <table:table-cell office:value-type="float" office:value="0.0007444065" calcext:value-type="float">
            <text:p>0,0007444065</text:p>
          </table:table-cell>
          <table:table-cell office:value-type="float" office:value="0.0007224414" calcext:value-type="float">
            <text:p>0,0007224414</text:p>
          </table:table-cell>
          <table:table-cell office:value-type="float" office:value="0.0007014752" calcext:value-type="float">
            <text:p>0,0007014752</text:p>
          </table:table-cell>
          <table:table-cell office:value-type="float" office:value="0.0006817385" calcext:value-type="float">
            <text:p>0,0006817385</text:p>
          </table:table-cell>
          <table:table-cell office:value-type="float" office:value="0.0006627727" calcext:value-type="float">
            <text:p>0,0006627727</text:p>
          </table:table-cell>
          <table:table-cell office:value-type="float" office:value="0.0006444576" calcext:value-type="float">
            <text:p>0,0006444576</text:p>
          </table:table-cell>
          <table:table-cell office:value-type="float" office:value="0.0006264818" calcext:value-type="float">
            <text:p>0,0006264818</text:p>
          </table:table-cell>
          <table:table-cell office:value-type="float" office:value="0.0006094224" calcext:value-type="float">
            <text:p>0,0006094224</text:p>
          </table:table-cell>
          <table:table-cell office:value-type="float" office:value="0.0005926741" calcext:value-type="float">
            <text:p>0,0005926741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0.0003638026" calcext:value-type="float">
            <text:p>0,0003638026</text:p>
          </table:table-cell>
          <table:table-cell office:value-type="float" office:value="0.0003470874" calcext:value-type="float">
            <text:p>0,0003470874</text:p>
          </table:table-cell>
          <table:table-cell office:value-type="float" office:value="0.0003317465" calcext:value-type="float">
            <text:p>0,0003317465</text:p>
          </table:table-cell>
          <table:table-cell office:value-type="float" office:value="0.0003168891" calcext:value-type="float">
            <text:p>0,0003168891</text:p>
          </table:table-cell>
          <table:table-cell office:value-type="float" office:value="0.0003031344" calcext:value-type="float">
            <text:p>0,0003031344</text:p>
          </table:table-cell>
          <table:table-cell office:value-type="float" office:value="0.000290073" calcext:value-type="float">
            <text:p>0,0002900730</text:p>
          </table:table-cell>
          <table:table-cell office:value-type="float" office:value="0.0002775584" calcext:value-type="float">
            <text:p>0,0002775584</text:p>
          </table:table-cell>
          <table:table-cell office:value-type="float" office:value="0.0002658977" calcext:value-type="float">
            <text:p>0,0002658977</text:p>
          </table:table-cell>
          <table:table-cell office:value-type="float" office:value="0.0002545263" calcext:value-type="float">
            <text:p>0,0002545263</text:p>
          </table:table-cell>
          <table:table-cell office:value-type="float" office:value="0.0002439635" calcext:value-type="float">
            <text:p>0,0002439635</text:p>
          </table:table-cell>
          <table:table-cell office:value-type="float" office:value="0.0002337723" calcext:value-type="float">
            <text:p>0,0002337723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RJ</text:p>
          </table:table-cell>
          <table:table-cell office:value-type="float" office:value="0.0006617457" calcext:value-type="float">
            <text:p>0,0006617457</text:p>
          </table:table-cell>
          <table:table-cell office:value-type="float" office:value="0.0006452215" calcext:value-type="float">
            <text:p>0,0006452215</text:p>
          </table:table-cell>
          <table:table-cell office:value-type="float" office:value="0.000629654" calcext:value-type="float">
            <text:p>0,0006296540</text:p>
          </table:table-cell>
          <table:table-cell office:value-type="float" office:value="0.0006143382" calcext:value-type="float">
            <text:p>0,0006143382</text:p>
          </table:table-cell>
          <table:table-cell office:value-type="float" office:value="0.0005996858" calcext:value-type="float">
            <text:p>0,0005996858</text:p>
          </table:table-cell>
          <table:table-cell office:value-type="float" office:value="0.0005854173" calcext:value-type="float">
            <text:p>0,0005854173</text:p>
          </table:table-cell>
          <table:table-cell office:value-type="float" office:value="0.0005715037" calcext:value-type="float">
            <text:p>0,0005715037</text:p>
          </table:table-cell>
          <table:table-cell office:value-type="float" office:value="0.0005580613" calcext:value-type="float">
            <text:p>0,0005580613</text:p>
          </table:table-cell>
          <table:table-cell office:value-type="float" office:value="0.00054482" calcext:value-type="float">
            <text:p>0,0005448200</text:p>
          </table:table-cell>
          <table:table-cell office:value-type="float" office:value="0.0005319663" calcext:value-type="float">
            <text:p>0,0005319663</text:p>
          </table:table-cell>
          <table:table-cell office:value-type="float" office:value="0.000519565" calcext:value-type="float">
            <text:p>0,0005195650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RN</text:p>
          </table:table-cell>
          <table:table-cell office:value-type="float" office:value="0.000685718" calcext:value-type="float">
            <text:p>0,0006857180</text:p>
          </table:table-cell>
          <table:table-cell office:value-type="float" office:value="0.0007037516" calcext:value-type="float">
            <text:p>0,0007037516</text:p>
          </table:table-cell>
          <table:table-cell office:value-type="float" office:value="0.0007232337" calcext:value-type="float">
            <text:p>0,0007232337</text:p>
          </table:table-cell>
          <table:table-cell office:value-type="float" office:value="0.0007437006" calcext:value-type="float">
            <text:p>0,0007437006</text:p>
          </table:table-cell>
          <table:table-cell office:value-type="float" office:value="0.0007649092" calcext:value-type="float">
            <text:p>0,0007649092</text:p>
          </table:table-cell>
          <table:table-cell office:value-type="float" office:value="0.0007870468" calcext:value-type="float">
            <text:p>0,0007870468</text:p>
          </table:table-cell>
          <table:table-cell office:value-type="float" office:value="0.0008100819" calcext:value-type="float">
            <text:p>0,0008100819</text:p>
          </table:table-cell>
          <table:table-cell office:value-type="float" office:value="0.0008333112" calcext:value-type="float">
            <text:p>0,0008333112</text:p>
          </table:table-cell>
          <table:table-cell office:value-type="float" office:value="0.0008579096" calcext:value-type="float">
            <text:p>0,0008579096</text:p>
          </table:table-cell>
          <table:table-cell office:value-type="float" office:value="0.0008837513" calcext:value-type="float">
            <text:p>0,0008837513</text:p>
          </table:table-cell>
          <table:table-cell office:value-type="float" office:value="0.0009114893" calcext:value-type="float">
            <text:p>0,0009114893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0.0005478343" calcext:value-type="float">
            <text:p>0,0005478343</text:p>
          </table:table-cell>
          <table:table-cell office:value-type="float" office:value="0.000538593" calcext:value-type="float">
            <text:p>0,0005385930</text:p>
          </table:table-cell>
          <table:table-cell office:value-type="float" office:value="0.0005302913" calcext:value-type="float">
            <text:p>0,0005302913</text:p>
          </table:table-cell>
          <table:table-cell office:value-type="float" office:value="0.0005222138" calcext:value-type="float">
            <text:p>0,0005222138</text:p>
          </table:table-cell>
          <table:table-cell office:value-type="float" office:value="0.0005146492" calcext:value-type="float">
            <text:p>0,0005146492</text:p>
          </table:table-cell>
          <table:table-cell office:value-type="float" office:value="0.0005072972" calcext:value-type="float">
            <text:p>0,0005072972</text:p>
          </table:table-cell>
          <table:table-cell office:value-type="float" office:value="0.0005003277" calcext:value-type="float">
            <text:p>0,0005003277</text:p>
          </table:table-cell>
          <table:table-cell office:value-type="float" office:value="0.000494144" calcext:value-type="float">
            <text:p>0,0004941440</text:p>
          </table:table-cell>
          <table:table-cell office:value-type="float" office:value="0.0004875166" calcext:value-type="float">
            <text:p>0,0004875166</text:p>
          </table:table-cell>
          <table:table-cell office:value-type="float" office:value="0.0004815825" calcext:value-type="float">
            <text:p>0,0004815825</text:p>
          </table:table-cell>
          <table:table-cell office:value-type="float" office:value="0.0004756424" calcext:value-type="float">
            <text:p>0,0004756424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0.0006170501" calcext:value-type="float">
            <text:p>0,0006170501</text:p>
          </table:table-cell>
          <table:table-cell office:value-type="float" office:value="0.0006178903" calcext:value-type="float">
            <text:p>0,0006178903</text:p>
          </table:table-cell>
          <table:table-cell office:value-type="float" office:value="0.0006189854" calcext:value-type="float">
            <text:p>0,0006189854</text:p>
          </table:table-cell>
          <table:table-cell office:value-type="float" office:value="0.0006199984" calcext:value-type="float">
            <text:p>0,0006199984</text:p>
          </table:table-cell>
          <table:table-cell office:value-type="float" office:value="0.0006215065" calcext:value-type="float">
            <text:p>0,0006215065</text:p>
          </table:table-cell>
          <table:table-cell office:value-type="float" office:value="0.0006233528" calcext:value-type="float">
            <text:p>0,0006233528</text:p>
          </table:table-cell>
          <table:table-cell office:value-type="float" office:value="0.000625689" calcext:value-type="float">
            <text:p>0,0006256890</text:p>
          </table:table-cell>
          <table:table-cell office:value-type="float" office:value="0.0006282017" calcext:value-type="float">
            <text:p>0,0006282017</text:p>
          </table:table-cell>
          <table:table-cell office:value-type="float" office:value="0.0006310926" calcext:value-type="float">
            <text:p>0,0006310926</text:p>
          </table:table-cell>
          <table:table-cell office:value-type="float" office:value="0.0006342677" calcext:value-type="float">
            <text:p>0,0006342677</text:p>
          </table:table-cell>
          <table:table-cell office:value-type="float" office:value="0.000638155" calcext:value-type="float">
            <text:p>0,0006381550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0.0003375309" calcext:value-type="float">
            <text:p>0,0003375309</text:p>
          </table:table-cell>
          <table:table-cell office:value-type="float" office:value="0.0003213898" calcext:value-type="float">
            <text:p>0,0003213898</text:p>
          </table:table-cell>
          <table:table-cell office:value-type="float" office:value="0.0003064805" calcext:value-type="float">
            <text:p>0,0003064805</text:p>
          </table:table-cell>
          <table:table-cell office:value-type="float" office:value="0.0002920886" calcext:value-type="float">
            <text:p>0,0002920886</text:p>
          </table:table-cell>
          <table:table-cell office:value-type="float" office:value="0.0002787303" calcext:value-type="float">
            <text:p>0,0002787303</text:p>
          </table:table-cell>
          <table:table-cell office:value-type="float" office:value="0.0002661312" calcext:value-type="float">
            <text:p>0,0002661312</text:p>
          </table:table-cell>
          <table:table-cell office:value-type="float" office:value="0.0002540565" calcext:value-type="float">
            <text:p>0,0002540565</text:p>
          </table:table-cell>
          <table:table-cell office:value-type="float" office:value="0.0002428169" calcext:value-type="float">
            <text:p>0,0002428169</text:p>
          </table:table-cell>
          <table:table-cell office:value-type="float" office:value="0.0002320366" calcext:value-type="float">
            <text:p>0,0002320366</text:p>
          </table:table-cell>
          <table:table-cell office:value-type="float" office:value="0.0002218919" calcext:value-type="float">
            <text:p>0,0002218919</text:p>
          </table:table-cell>
          <table:table-cell office:value-type="float" office:value="0.0002121187" calcext:value-type="float">
            <text:p>0,0002121187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0.0003339721" calcext:value-type="float">
            <text:p>0,0003339721</text:p>
          </table:table-cell>
          <table:table-cell office:value-type="float" office:value="0.0003418714" calcext:value-type="float">
            <text:p>0,0003418714</text:p>
          </table:table-cell>
          <table:table-cell office:value-type="float" office:value="0.0003494191" calcext:value-type="float">
            <text:p>0,0003494191</text:p>
          </table:table-cell>
          <table:table-cell office:value-type="float" office:value="0.0003573794" calcext:value-type="float">
            <text:p>0,0003573794</text:p>
          </table:table-cell>
          <table:table-cell office:value-type="float" office:value="0.0003655322" calcext:value-type="float">
            <text:p>0,0003655322</text:p>
          </table:table-cell>
          <table:table-cell office:value-type="float" office:value="0.0003742161" calcext:value-type="float">
            <text:p>0,0003742161</text:p>
          </table:table-cell>
          <table:table-cell office:value-type="float" office:value="0.0003830713" calcext:value-type="float">
            <text:p>0,0003830713</text:p>
          </table:table-cell>
          <table:table-cell office:value-type="float" office:value="0.0003920981" calcext:value-type="float">
            <text:p>0,0003920981</text:p>
          </table:table-cell>
          <table:table-cell office:value-type="float" office:value="0.0004017275" calcext:value-type="float">
            <text:p>0,0004017275</text:p>
          </table:table-cell>
          <table:table-cell office:value-type="float" office:value="0.0004116361" calcext:value-type="float">
            <text:p>0,0004116361</text:p>
          </table:table-cell>
          <table:table-cell office:value-type="float" office:value="0.0004214559" calcext:value-type="float">
            <text:p>0,0004214559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004641138" calcext:value-type="float">
            <text:p>0,0004641138</text:p>
          </table:table-cell>
          <table:table-cell office:value-type="float" office:value="0.0004356226" calcext:value-type="float">
            <text:p>0,0004356226</text:p>
          </table:table-cell>
          <table:table-cell office:value-type="float" office:value="0.0004098213" calcext:value-type="float">
            <text:p>0,0004098213</text:p>
          </table:table-cell>
          <table:table-cell office:value-type="float" office:value="0.0003851884" calcext:value-type="float">
            <text:p>0,0003851884</text:p>
          </table:table-cell>
          <table:table-cell office:value-type="float" office:value="0.0003628166" calcext:value-type="float">
            <text:p>0,0003628166</text:p>
          </table:table-cell>
          <table:table-cell office:value-type="float" office:value="0.0003418601" calcext:value-type="float">
            <text:p>0,0003418601</text:p>
          </table:table-cell>
          <table:table-cell office:value-type="float" office:value="0.0003223558" calcext:value-type="float">
            <text:p>0,0003223558</text:p>
          </table:table-cell>
          <table:table-cell office:value-type="float" office:value="0.0003045977" calcext:value-type="float">
            <text:p>0,0003045977</text:p>
          </table:table-cell>
          <table:table-cell office:value-type="float" office:value="0.0002875962" calcext:value-type="float">
            <text:p>0,0002875962</text:p>
          </table:table-cell>
          <table:table-cell office:value-type="float" office:value="0.0002720337" calcext:value-type="float">
            <text:p>0,0002720337</text:p>
          </table:table-cell>
          <table:table-cell office:value-type="float" office:value="0.0002570263" calcext:value-type="float">
            <text:p>0,0002570263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0.0004893802" calcext:value-type="float">
            <text:p>0,0004893802</text:p>
          </table:table-cell>
          <table:table-cell office:value-type="float" office:value="0.0004935811" calcext:value-type="float">
            <text:p>0,0004935811</text:p>
          </table:table-cell>
          <table:table-cell office:value-type="float" office:value="0.0004976977" calcext:value-type="float">
            <text:p>0,0004976977</text:p>
          </table:table-cell>
          <table:table-cell office:value-type="float" office:value="0.0005019218" calcext:value-type="float">
            <text:p>0,0005019218</text:p>
          </table:table-cell>
          <table:table-cell office:value-type="float" office:value="0.0005061403" calcext:value-type="float">
            <text:p>0,0005061403</text:p>
          </table:table-cell>
          <table:table-cell office:value-type="float" office:value="0.0005104522" calcext:value-type="float">
            <text:p>0,0005104522</text:p>
          </table:table-cell>
          <table:table-cell office:value-type="float" office:value="0.0005148902" calcext:value-type="float">
            <text:p>0,0005148902</text:p>
          </table:table-cell>
          <table:table-cell office:value-type="float" office:value="0.0005193515" calcext:value-type="float">
            <text:p>0,0005193515</text:p>
          </table:table-cell>
          <table:table-cell office:value-type="float" office:value="0.0005238465" calcext:value-type="float">
            <text:p>0,0005238465</text:p>
          </table:table-cell>
          <table:table-cell office:value-type="float" office:value="0.0005284964" calcext:value-type="float">
            <text:p>0,0005284964</text:p>
          </table:table-cell>
          <table:table-cell office:value-type="float" office:value="0.0005332813" calcext:value-type="float">
            <text:p>0,0005332813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0.0006100936" calcext:value-type="float">
            <text:p>0,0006100936</text:p>
          </table:table-cell>
          <table:table-cell office:value-type="float" office:value="0.0005929885" calcext:value-type="float">
            <text:p>0,0005929885</text:p>
          </table:table-cell>
          <table:table-cell office:value-type="float" office:value="0.0005766226" calcext:value-type="float">
            <text:p>0,0005766226</text:p>
          </table:table-cell>
          <table:table-cell office:value-type="float" office:value="0.000560803" calcext:value-type="float">
            <text:p>0,0005608030</text:p>
          </table:table-cell>
          <table:table-cell office:value-type="float" office:value="0.0005465462" calcext:value-type="float">
            <text:p>0,0005465462</text:p>
          </table:table-cell>
          <table:table-cell office:value-type="float" office:value="0.000532491" calcext:value-type="float">
            <text:p>0,0005324910</text:p>
          </table:table-cell>
          <table:table-cell office:value-type="float" office:value="0.0005187441" calcext:value-type="float">
            <text:p>0,0005187441</text:p>
          </table:table-cell>
          <table:table-cell office:value-type="float" office:value="0.0005058748" calcext:value-type="float">
            <text:p>0,0005058748</text:p>
          </table:table-cell>
          <table:table-cell office:value-type="float" office:value="0.0004929631" calcext:value-type="float">
            <text:p>0,0004929631</text:p>
          </table:table-cell>
          <table:table-cell office:value-type="float" office:value="0.0004811427" calcext:value-type="float">
            <text:p>0,0004811427</text:p>
          </table:table-cell>
          <table:table-cell office:value-type="float" office:value="0.0004695902" calcext:value-type="float">
            <text:p>0,0004695902</text:p>
          </table:table-cell>
          <table:table-cell table:number-columns-repeated="2"/>
          <table:table-cell table:style-name="ce18"/>
        </table:table-row>
        <table:table-row table:style-name="ro1">
          <table:table-cell/>
          <table:table-cell table:style-name="Default" table:number-columns-repeated="11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IC (2,5%)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office:value-type="float" office:value="2025" calcext:value-type="float">
            <text:p>2025</text:p>
          </table:table-cell>
          <table:table-cell table:style-name="ce4" office:value-type="float" office:value="2026" calcext:value-type="float">
            <text:p>2026</text:p>
          </table:table-cell>
          <table:table-cell table:style-name="ce4" office:value-type="float" office:value="2027" calcext:value-type="float">
            <text:p>2027</text:p>
          </table:table-cell>
          <table:table-cell table:style-name="ce4" office:value-type="float" office:value="2028" calcext:value-type="float">
            <text:p>2028</text:p>
          </table:table-cell>
          <table:table-cell table:style-name="ce4" office:value-type="float" office:value="2029" calcext:value-type="float">
            <text:p>2029</text:p>
          </table:table-cell>
          <table:table-cell table:style-name="ce4" office:value-type="float" office:value="2030" calcext:value-type="float">
            <text:p>203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0.0003843543" calcext:value-type="float">
            <text:p>0,0003843543</text:p>
          </table:table-cell>
          <table:table-cell office:value-type="float" office:value="0.0003776036" calcext:value-type="float">
            <text:p>0,0003776036</text:p>
          </table:table-cell>
          <table:table-cell office:value-type="float" office:value="0.0003695135" calcext:value-type="float">
            <text:p>0,0003695135</text:p>
          </table:table-cell>
          <table:table-cell office:value-type="float" office:value="0.0003623544" calcext:value-type="float">
            <text:p>0,0003623544</text:p>
          </table:table-cell>
          <table:table-cell office:value-type="float" office:value="0.0003516933" calcext:value-type="float">
            <text:p>0,0003516933</text:p>
          </table:table-cell>
          <table:table-cell office:value-type="float" office:value="0.0003430781" calcext:value-type="float">
            <text:p>0,0003430781</text:p>
          </table:table-cell>
          <table:table-cell office:value-type="float" office:value="0.0003345831" calcext:value-type="float">
            <text:p>0,0003345831</text:p>
          </table:table-cell>
          <table:table-cell office:value-type="float" office:value="0.0003240324" calcext:value-type="float">
            <text:p>0,0003240324</text:p>
          </table:table-cell>
          <table:table-cell office:value-type="float" office:value="0.0003184303" calcext:value-type="float">
            <text:p>0,0003184303</text:p>
          </table:table-cell>
          <table:table-cell office:value-type="float" office:value="0.0003088898" calcext:value-type="float">
            <text:p>0,0003088898</text:p>
          </table:table-cell>
          <table:table-cell office:value-type="float" office:value="0.00030107111" calcext:value-type="float">
            <text:p>0,0003010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.0004658877" calcext:value-type="float">
            <text:p>0,0004658877</text:p>
          </table:table-cell>
          <table:table-cell office:value-type="float" office:value="0.0004536652" calcext:value-type="float">
            <text:p>0,0004536652</text:p>
          </table:table-cell>
          <table:table-cell office:value-type="float" office:value="0.0004459003" calcext:value-type="float">
            <text:p>0,0004459003</text:p>
          </table:table-cell>
          <table:table-cell office:value-type="float" office:value="0.0004325781" calcext:value-type="float">
            <text:p>0,0004325781</text:p>
          </table:table-cell>
          <table:table-cell office:value-type="float" office:value="0.0004248619" calcext:value-type="float">
            <text:p>0,0004248619</text:p>
          </table:table-cell>
          <table:table-cell office:value-type="float" office:value="0.0004121612" calcext:value-type="float">
            <text:p>0,0004121612</text:p>
          </table:table-cell>
          <table:table-cell office:value-type="float" office:value="0.0004047577" calcext:value-type="float">
            <text:p>0,0004047577</text:p>
          </table:table-cell>
          <table:table-cell office:value-type="float" office:value="0.0003952144" calcext:value-type="float">
            <text:p>0,0003952144</text:p>
          </table:table-cell>
          <table:table-cell office:value-type="float" office:value="0.0003872695" calcext:value-type="float">
            <text:p>0,0003872695</text:p>
          </table:table-cell>
          <table:table-cell office:value-type="float" office:value="0.0003766858" calcext:value-type="float">
            <text:p>0,0003766858</text:p>
          </table:table-cell>
          <table:table-cell office:value-type="float" office:value="0.00036762456" calcext:value-type="float">
            <text:p>0,0003676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0.0006206461" calcext:value-type="float">
            <text:p>0,0006206461</text:p>
          </table:table-cell>
          <table:table-cell office:value-type="float" office:value="0.000602564" calcext:value-type="float">
            <text:p>0,0006025640</text:p>
          </table:table-cell>
          <table:table-cell office:value-type="float" office:value="0.0005823898" calcext:value-type="float">
            <text:p>0,0005823898</text:p>
          </table:table-cell>
          <table:table-cell office:value-type="float" office:value="0.0005619903" calcext:value-type="float">
            <text:p>0,0005619903</text:p>
          </table:table-cell>
          <table:table-cell office:value-type="float" office:value="0.0005429294" calcext:value-type="float">
            <text:p>0,0005429294</text:p>
          </table:table-cell>
          <table:table-cell office:value-type="float" office:value="0.0005272476" calcext:value-type="float">
            <text:p>0,0005272476</text:p>
          </table:table-cell>
          <table:table-cell office:value-type="float" office:value="0.0005068755" calcext:value-type="float">
            <text:p>0,0005068755</text:p>
          </table:table-cell>
          <table:table-cell office:value-type="float" office:value="0.0004863341" calcext:value-type="float">
            <text:p>0,0004863341</text:p>
          </table:table-cell>
          <table:table-cell office:value-type="float" office:value="0.0004688423" calcext:value-type="float">
            <text:p>0,0004688423</text:p>
          </table:table-cell>
          <table:table-cell office:value-type="float" office:value="0.0004545845" calcext:value-type="float">
            <text:p>0,0004545845</text:p>
          </table:table-cell>
          <table:table-cell office:value-type="float" office:value="0.00043825714" calcext:value-type="float">
            <text:p>0,0004382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float" office:value="0.0004841714" calcext:value-type="float">
            <text:p>0,0004841714</text:p>
          </table:table-cell>
          <table:table-cell office:value-type="float" office:value="0.0004839846" calcext:value-type="float">
            <text:p>0,0004839846</text:p>
          </table:table-cell>
          <table:table-cell office:value-type="float" office:value="0.0004763227" calcext:value-type="float">
            <text:p>0,0004763227</text:p>
          </table:table-cell>
          <table:table-cell office:value-type="float" office:value="0.000477992" calcext:value-type="float">
            <text:p>0,0004779920</text:p>
          </table:table-cell>
          <table:table-cell office:value-type="float" office:value="0.000480517" calcext:value-type="float">
            <text:p>0,0004805170</text:p>
          </table:table-cell>
          <table:table-cell office:value-type="float" office:value="0.0004767261" calcext:value-type="float">
            <text:p>0,0004767261</text:p>
          </table:table-cell>
          <table:table-cell office:value-type="float" office:value="0.000470583" calcext:value-type="float">
            <text:p>0,0004705830</text:p>
          </table:table-cell>
          <table:table-cell office:value-type="float" office:value="0.0004652507" calcext:value-type="float">
            <text:p>0,0004652507</text:p>
          </table:table-cell>
          <table:table-cell office:value-type="float" office:value="0.0004585843" calcext:value-type="float">
            <text:p>0,0004585843</text:p>
          </table:table-cell>
          <table:table-cell office:value-type="float" office:value="0.0004590428" calcext:value-type="float">
            <text:p>0,0004590428</text:p>
          </table:table-cell>
          <table:table-cell office:value-type="float" office:value="0.00045510859" calcext:value-type="float">
            <text:p>0,00045510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0.0004807146" calcext:value-type="float">
            <text:p>0,0004807146</text:p>
          </table:table-cell>
          <table:table-cell office:value-type="float" office:value="0.0004503595" calcext:value-type="float">
            <text:p>0,0004503595</text:p>
          </table:table-cell>
          <table:table-cell office:value-type="float" office:value="0.0004239753" calcext:value-type="float">
            <text:p>0,0004239753</text:p>
          </table:table-cell>
          <table:table-cell office:value-type="float" office:value="0.0003990876" calcext:value-type="float">
            <text:p>0,0003990876</text:p>
          </table:table-cell>
          <table:table-cell office:value-type="float" office:value="0.0003799436" calcext:value-type="float">
            <text:p>0,0003799436</text:p>
          </table:table-cell>
          <table:table-cell office:value-type="float" office:value="0.0003569907" calcext:value-type="float">
            <text:p>0,0003569907</text:p>
          </table:table-cell>
          <table:table-cell office:value-type="float" office:value="0.0003378339" calcext:value-type="float">
            <text:p>0,0003378339</text:p>
          </table:table-cell>
          <table:table-cell office:value-type="float" office:value="0.0003153935" calcext:value-type="float">
            <text:p>0,0003153935</text:p>
          </table:table-cell>
          <table:table-cell office:value-type="float" office:value="0.0002973552" calcext:value-type="float">
            <text:p>0,0002973552</text:p>
          </table:table-cell>
          <table:table-cell office:value-type="float" office:value="0.000281756" calcext:value-type="float">
            <text:p>0,0002817560</text:p>
          </table:table-cell>
          <table:table-cell office:value-type="float" office:value="0.00026471458" calcext:value-type="float">
            <text:p>0,0002647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0.0005265584" calcext:value-type="float">
            <text:p>0,0005265584</text:p>
          </table:table-cell>
          <table:table-cell office:value-type="float" office:value="0.0005041495" calcext:value-type="float">
            <text:p>0,0005041495</text:p>
          </table:table-cell>
          <table:table-cell office:value-type="float" office:value="0.0004874342" calcext:value-type="float">
            <text:p>0,0004874342</text:p>
          </table:table-cell>
          <table:table-cell office:value-type="float" office:value="0.0004683555" calcext:value-type="float">
            <text:p>0,0004683555</text:p>
          </table:table-cell>
          <table:table-cell office:value-type="float" office:value="0.0004449468" calcext:value-type="float">
            <text:p>0,0004449468</text:p>
          </table:table-cell>
          <table:table-cell office:value-type="float" office:value="0.0004292327" calcext:value-type="float">
            <text:p>0,0004292327</text:p>
          </table:table-cell>
          <table:table-cell office:value-type="float" office:value="0.0004151536" calcext:value-type="float">
            <text:p>0,0004151536</text:p>
          </table:table-cell>
          <table:table-cell office:value-type="float" office:value="0.0004021328" calcext:value-type="float">
            <text:p>0,0004021328</text:p>
          </table:table-cell>
          <table:table-cell office:value-type="float" office:value="0.0003822452" calcext:value-type="float">
            <text:p>0,0003822452</text:p>
          </table:table-cell>
          <table:table-cell office:value-type="float" office:value="0.0003694888" calcext:value-type="float">
            <text:p>0,0003694888</text:p>
          </table:table-cell>
          <table:table-cell office:value-type="float" office:value="0.00035411179" calcext:value-type="float">
            <text:p>0,0003541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0.0003558041" calcext:value-type="float">
            <text:p>0,0003558041</text:p>
          </table:table-cell>
          <table:table-cell office:value-type="float" office:value="0.0003262404" calcext:value-type="float">
            <text:p>0,0003262404</text:p>
          </table:table-cell>
          <table:table-cell office:value-type="float" office:value="0.0003068605" calcext:value-type="float">
            <text:p>0,0003068605</text:p>
          </table:table-cell>
          <table:table-cell office:value-type="float" office:value="0.0002818049" calcext:value-type="float">
            <text:p>0,0002818049</text:p>
          </table:table-cell>
          <table:table-cell office:value-type="float" office:value="0.0002594797" calcext:value-type="float">
            <text:p>0,0002594797</text:p>
          </table:table-cell>
          <table:table-cell office:value-type="float" office:value="0.0002445708" calcext:value-type="float">
            <text:p>0,0002445708</text:p>
          </table:table-cell>
          <table:table-cell office:value-type="float" office:value="0.0002288489" calcext:value-type="float">
            <text:p>0,0002288489</text:p>
          </table:table-cell>
          <table:table-cell office:value-type="float" office:value="0.0002097808" calcext:value-type="float">
            <text:p>0,0002097808</text:p>
          </table:table-cell>
          <table:table-cell office:value-type="float" office:value="0.000195992" calcext:value-type="float">
            <text:p>0,0001959920</text:p>
          </table:table-cell>
          <table:table-cell office:value-type="float" office:value="0.000180527" calcext:value-type="float">
            <text:p>0,0001805270</text:p>
          </table:table-cell>
          <table:table-cell office:value-type="float" office:value="0.00017004489" calcext:value-type="float">
            <text:p>0,0001700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0.000420806" calcext:value-type="float">
            <text:p>0,0004208060</text:p>
          </table:table-cell>
          <table:table-cell office:value-type="float" office:value="0.0003912" calcext:value-type="float">
            <text:p>0,0003912000</text:p>
          </table:table-cell>
          <table:table-cell office:value-type="float" office:value="0.0003645195" calcext:value-type="float">
            <text:p>0,0003645195</text:p>
          </table:table-cell>
          <table:table-cell office:value-type="float" office:value="0.0003420218" calcext:value-type="float">
            <text:p>0,0003420218</text:p>
          </table:table-cell>
          <table:table-cell office:value-type="float" office:value="0.0003170832" calcext:value-type="float">
            <text:p>0,0003170832</text:p>
          </table:table-cell>
          <table:table-cell office:value-type="float" office:value="0.0002954213" calcext:value-type="float">
            <text:p>0,0002954213</text:p>
          </table:table-cell>
          <table:table-cell office:value-type="float" office:value="0.0002742492" calcext:value-type="float">
            <text:p>0,0002742492</text:p>
          </table:table-cell>
          <table:table-cell office:value-type="float" office:value="0.0002568344" calcext:value-type="float">
            <text:p>0,0002568344</text:p>
          </table:table-cell>
          <table:table-cell office:value-type="float" office:value="0.0002392906" calcext:value-type="float">
            <text:p>0,0002392906</text:p>
          </table:table-cell>
          <table:table-cell office:value-type="float" office:value="0.000220056" calcext:value-type="float">
            <text:p>0,0002200560</text:p>
          </table:table-cell>
          <table:table-cell office:value-type="float" office:value="0.00020305788" calcext:value-type="float">
            <text:p>0,0002030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0.0005270739" calcext:value-type="float">
            <text:p>0,0005270739</text:p>
          </table:table-cell>
          <table:table-cell office:value-type="float" office:value="0.0005297768" calcext:value-type="float">
            <text:p>0,0005297768</text:p>
          </table:table-cell>
          <table:table-cell office:value-type="float" office:value="0.0005324624" calcext:value-type="float">
            <text:p>0,0005324624</text:p>
          </table:table-cell>
          <table:table-cell office:value-type="float" office:value="0.0005381838" calcext:value-type="float">
            <text:p>0,0005381838</text:p>
          </table:table-cell>
          <table:table-cell office:value-type="float" office:value="0.0005421192" calcext:value-type="float">
            <text:p>0,0005421192</text:p>
          </table:table-cell>
          <table:table-cell office:value-type="float" office:value="0.00055289" calcext:value-type="float">
            <text:p>0,0005528900</text:p>
          </table:table-cell>
          <table:table-cell office:value-type="float" office:value="0.000556175" calcext:value-type="float">
            <text:p>0,0005561750</text:p>
          </table:table-cell>
          <table:table-cell office:value-type="float" office:value="0.0005654692" calcext:value-type="float">
            <text:p>0,0005654692</text:p>
          </table:table-cell>
          <table:table-cell office:value-type="float" office:value="0.0005711955" calcext:value-type="float">
            <text:p>0,0005711955</text:p>
          </table:table-cell>
          <table:table-cell office:value-type="float" office:value="0.0005771889" calcext:value-type="float">
            <text:p>0,0005771889</text:p>
          </table:table-cell>
          <table:table-cell office:value-type="float" office:value="0.00057830144" calcext:value-type="float">
            <text:p>0,0005783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0.0007467779" calcext:value-type="float">
            <text:p>0,0007467779</text:p>
          </table:table-cell>
          <table:table-cell office:value-type="float" office:value="0.0007342615" calcext:value-type="float">
            <text:p>0,0007342615</text:p>
          </table:table-cell>
          <table:table-cell office:value-type="float" office:value="0.0007193082" calcext:value-type="float">
            <text:p>0,0007193082</text:p>
          </table:table-cell>
          <table:table-cell office:value-type="float" office:value="0.0007099508" calcext:value-type="float">
            <text:p>0,0007099508</text:p>
          </table:table-cell>
          <table:table-cell office:value-type="float" office:value="0.000698309" calcext:value-type="float">
            <text:p>0,0006983090</text:p>
          </table:table-cell>
          <table:table-cell office:value-type="float" office:value="0.0006832085" calcext:value-type="float">
            <text:p>0,0006832085</text:p>
          </table:table-cell>
          <table:table-cell office:value-type="float" office:value="0.0006704886" calcext:value-type="float">
            <text:p>0,0006704886</text:p>
          </table:table-cell>
          <table:table-cell office:value-type="float" office:value="0.0006579783" calcext:value-type="float">
            <text:p>0,0006579783</text:p>
          </table:table-cell>
          <table:table-cell office:value-type="float" office:value="0.0006461804" calcext:value-type="float">
            <text:p>0,0006461804</text:p>
          </table:table-cell>
          <table:table-cell office:value-type="float" office:value="0.0006320371" calcext:value-type="float">
            <text:p>0,0006320371</text:p>
          </table:table-cell>
          <table:table-cell office:value-type="float" office:value="0.00062326615" calcext:value-type="float">
            <text:p>0,00062326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0.0004352323" calcext:value-type="float">
            <text:p>0,0004352323</text:p>
          </table:table-cell>
          <table:table-cell office:value-type="float" office:value="0.0004341203" calcext:value-type="float">
            <text:p>0,0004341203</text:p>
          </table:table-cell>
          <table:table-cell office:value-type="float" office:value="0.0004344336" calcext:value-type="float">
            <text:p>0,0004344336</text:p>
          </table:table-cell>
          <table:table-cell office:value-type="float" office:value="0.0004342881" calcext:value-type="float">
            <text:p>0,0004342881</text:p>
          </table:table-cell>
          <table:table-cell office:value-type="float" office:value="0.0004337868" calcext:value-type="float">
            <text:p>0,0004337868</text:p>
          </table:table-cell>
          <table:table-cell office:value-type="float" office:value="0.0004330189" calcext:value-type="float">
            <text:p>0,0004330189</text:p>
          </table:table-cell>
          <table:table-cell office:value-type="float" office:value="0.0004303448" calcext:value-type="float">
            <text:p>0,0004303448</text:p>
          </table:table-cell>
          <table:table-cell office:value-type="float" office:value="0.0004297421" calcext:value-type="float">
            <text:p>0,0004297421</text:p>
          </table:table-cell>
          <table:table-cell office:value-type="float" office:value="0.0004298023" calcext:value-type="float">
            <text:p>0,0004298023</text:p>
          </table:table-cell>
          <table:table-cell office:value-type="float" office:value="0.0004295222" calcext:value-type="float">
            <text:p>0,0004295222</text:p>
          </table:table-cell>
          <table:table-cell office:value-type="float" office:value="0.00042860253" calcext:value-type="float">
            <text:p>0,0004286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0.0004266545" calcext:value-type="float">
            <text:p>0,0004266545</text:p>
          </table:table-cell>
          <table:table-cell office:value-type="float" office:value="0.0003944081" calcext:value-type="float">
            <text:p>0,0003944081</text:p>
          </table:table-cell>
          <table:table-cell office:value-type="float" office:value="0.0003665858" calcext:value-type="float">
            <text:p>0,0003665858</text:p>
          </table:table-cell>
          <table:table-cell office:value-type="float" office:value="0.0003403193" calcext:value-type="float">
            <text:p>0,0003403193</text:p>
          </table:table-cell>
          <table:table-cell office:value-type="float" office:value="0.0003151744" calcext:value-type="float">
            <text:p>0,0003151744</text:p>
          </table:table-cell>
          <table:table-cell office:value-type="float" office:value="0.0002944684" calcext:value-type="float">
            <text:p>0,0002944684</text:p>
          </table:table-cell>
          <table:table-cell office:value-type="float" office:value="0.0002758958" calcext:value-type="float">
            <text:p>0,0002758958</text:p>
          </table:table-cell>
          <table:table-cell office:value-type="float" office:value="0.0002479387" calcext:value-type="float">
            <text:p>0,0002479387</text:p>
          </table:table-cell>
          <table:table-cell office:value-type="float" office:value="0.0002289837" calcext:value-type="float">
            <text:p>0,0002289837</text:p>
          </table:table-cell>
          <table:table-cell office:value-type="float" office:value="0.0002087669" calcext:value-type="float">
            <text:p>0,0002087669</text:p>
          </table:table-cell>
          <table:table-cell office:value-type="float" office:value="0.00019193259" calcext:value-type="float">
            <text:p>0,0001919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0.0005258066" calcext:value-type="float">
            <text:p>0,0005258066</text:p>
          </table:table-cell>
          <table:table-cell office:value-type="float" office:value="0.0005062627" calcext:value-type="float">
            <text:p>0,0005062627</text:p>
          </table:table-cell>
          <table:table-cell office:value-type="float" office:value="0.0004855219" calcext:value-type="float">
            <text:p>0,0004855219</text:p>
          </table:table-cell>
          <table:table-cell office:value-type="float" office:value="0.0004659745" calcext:value-type="float">
            <text:p>0,0004659745</text:p>
          </table:table-cell>
          <table:table-cell office:value-type="float" office:value="0.0004497776" calcext:value-type="float">
            <text:p>0,0004497776</text:p>
          </table:table-cell>
          <table:table-cell office:value-type="float" office:value="0.0004266211" calcext:value-type="float">
            <text:p>0,0004266211</text:p>
          </table:table-cell>
          <table:table-cell office:value-type="float" office:value="0.0004107653" calcext:value-type="float">
            <text:p>0,0004107653</text:p>
          </table:table-cell>
          <table:table-cell office:value-type="float" office:value="0.0003910709" calcext:value-type="float">
            <text:p>0,0003910709</text:p>
          </table:table-cell>
          <table:table-cell office:value-type="float" office:value="0.0003744246" calcext:value-type="float">
            <text:p>0,0003744246</text:p>
          </table:table-cell>
          <table:table-cell office:value-type="float" office:value="0.0003594982" calcext:value-type="float">
            <text:p>0,0003594982</text:p>
          </table:table-cell>
          <table:table-cell office:value-type="float" office:value="0.00034890631" calcext:value-type="float">
            <text:p>0,0003489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0.0007721385" calcext:value-type="float">
            <text:p>0,0007721385</text:p>
          </table:table-cell>
          <table:table-cell office:value-type="float" office:value="0.0007741565" calcext:value-type="float">
            <text:p>0,0007741565</text:p>
          </table:table-cell>
          <table:table-cell office:value-type="float" office:value="0.0007870455" calcext:value-type="float">
            <text:p>0,0007870455</text:p>
          </table:table-cell>
          <table:table-cell office:value-type="float" office:value="0.0007923794" calcext:value-type="float">
            <text:p>0,0007923794</text:p>
          </table:table-cell>
          <table:table-cell office:value-type="float" office:value="0.0007983289" calcext:value-type="float">
            <text:p>0,0007983289</text:p>
          </table:table-cell>
          <table:table-cell office:value-type="float" office:value="0.0008113532" calcext:value-type="float">
            <text:p>0,0008113532</text:p>
          </table:table-cell>
          <table:table-cell office:value-type="float" office:value="0.0008264351" calcext:value-type="float">
            <text:p>0,0008264351</text:p>
          </table:table-cell>
          <table:table-cell office:value-type="float" office:value="0.0008371854" calcext:value-type="float">
            <text:p>0,0008371854</text:p>
          </table:table-cell>
          <table:table-cell office:value-type="float" office:value="0.0008444749" calcext:value-type="float">
            <text:p>0,0008444749</text:p>
          </table:table-cell>
          <table:table-cell office:value-type="float" office:value="0.0008488913" calcext:value-type="float">
            <text:p>0,0008488913</text:p>
          </table:table-cell>
          <table:table-cell office:value-type="float" office:value="0.00084886886" calcext:value-type="float">
            <text:p>0,0008488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.0005491011" calcext:value-type="float">
            <text:p>0,0005491011</text:p>
          </table:table-cell>
          <table:table-cell office:value-type="float" office:value="0.0005461755" calcext:value-type="float">
            <text:p>0,0005461755</text:p>
          </table:table-cell>
          <table:table-cell office:value-type="float" office:value="0.0005417066" calcext:value-type="float">
            <text:p>0,0005417066</text:p>
          </table:table-cell>
          <table:table-cell office:value-type="float" office:value="0.0005394196" calcext:value-type="float">
            <text:p>0,0005394196</text:p>
          </table:table-cell>
          <table:table-cell office:value-type="float" office:value="0.0005346387" calcext:value-type="float">
            <text:p>0,0005346387</text:p>
          </table:table-cell>
          <table:table-cell office:value-type="float" office:value="0.0005308827" calcext:value-type="float">
            <text:p>0,0005308827</text:p>
          </table:table-cell>
          <table:table-cell office:value-type="float" office:value="0.0005238376" calcext:value-type="float">
            <text:p>0,0005238376</text:p>
          </table:table-cell>
          <table:table-cell office:value-type="float" office:value="0.000518891" calcext:value-type="float">
            <text:p>0,0005188910</text:p>
          </table:table-cell>
          <table:table-cell office:value-type="float" office:value="0.0005132056" calcext:value-type="float">
            <text:p>0,0005132056</text:p>
          </table:table-cell>
          <table:table-cell office:value-type="float" office:value="0.0005087713" calcext:value-type="float">
            <text:p>0,0005087713</text:p>
          </table:table-cell>
          <table:table-cell office:value-type="float" office:value="0.00050623068" calcext:value-type="float">
            <text:p>0,0005062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</text:p>
          </table:table-cell>
          <table:table-cell office:value-type="float" office:value="0.0005538312" calcext:value-type="float">
            <text:p>0,0005538312</text:p>
          </table:table-cell>
          <table:table-cell office:value-type="float" office:value="0.0005462514" calcext:value-type="float">
            <text:p>0,0005462514</text:p>
          </table:table-cell>
          <table:table-cell office:value-type="float" office:value="0.0005356196" calcext:value-type="float">
            <text:p>0,0005356196</text:p>
          </table:table-cell>
          <table:table-cell office:value-type="float" office:value="0.0005265961" calcext:value-type="float">
            <text:p>0,0005265961</text:p>
          </table:table-cell>
          <table:table-cell office:value-type="float" office:value="0.0005158658" calcext:value-type="float">
            <text:p>0,0005158658</text:p>
          </table:table-cell>
          <table:table-cell office:value-type="float" office:value="0.0005068054" calcext:value-type="float">
            <text:p>0,0005068054</text:p>
          </table:table-cell>
          <table:table-cell office:value-type="float" office:value="0.0004974821" calcext:value-type="float">
            <text:p>0,0004974821</text:p>
          </table:table-cell>
          <table:table-cell office:value-type="float" office:value="0.0004920257" calcext:value-type="float">
            <text:p>0,0004920257</text:p>
          </table:table-cell>
          <table:table-cell office:value-type="float" office:value="0.0004798118" calcext:value-type="float">
            <text:p>0,0004798118</text:p>
          </table:table-cell>
          <table:table-cell office:value-type="float" office:value="0.0004737012" calcext:value-type="float">
            <text:p>0,0004737012</text:p>
          </table:table-cell>
          <table:table-cell office:value-type="float" office:value="0.00046247743" calcext:value-type="float">
            <text:p>0,0004624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0.0006527994" calcext:value-type="float">
            <text:p>0,0006527994</text:p>
          </table:table-cell>
          <table:table-cell office:value-type="float" office:value="0.0006118465" calcext:value-type="float">
            <text:p>0,0006118465</text:p>
          </table:table-cell>
          <table:table-cell office:value-type="float" office:value="0.0005737001" calcext:value-type="float">
            <text:p>0,0005737001</text:p>
          </table:table-cell>
          <table:table-cell office:value-type="float" office:value="0.0005336774" calcext:value-type="float">
            <text:p>0,0005336774</text:p>
          </table:table-cell>
          <table:table-cell office:value-type="float" office:value="0.0004984463" calcext:value-type="float">
            <text:p>0,0004984463</text:p>
          </table:table-cell>
          <table:table-cell office:value-type="float" office:value="0.0004644968" calcext:value-type="float">
            <text:p>0,0004644968</text:p>
          </table:table-cell>
          <table:table-cell office:value-type="float" office:value="0.000446824" calcext:value-type="float">
            <text:p>0,0004468240</text:p>
          </table:table-cell>
          <table:table-cell office:value-type="float" office:value="0.0004136738" calcext:value-type="float">
            <text:p>0,0004136738</text:p>
          </table:table-cell>
          <table:table-cell office:value-type="float" office:value="0.0003881106" calcext:value-type="float">
            <text:p>0,0003881106</text:p>
          </table:table-cell>
          <table:table-cell office:value-type="float" office:value="0.0003676169" calcext:value-type="float">
            <text:p>0,0003676169</text:p>
          </table:table-cell>
          <table:table-cell office:value-type="float" office:value="0.00033974125" calcext:value-type="float">
            <text:p>0,0003397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0.0003026864" calcext:value-type="float">
            <text:p>0,0003026864</text:p>
          </table:table-cell>
          <table:table-cell office:value-type="float" office:value="0.0002735988" calcext:value-type="float">
            <text:p>0,0002735988</text:p>
          </table:table-cell>
          <table:table-cell office:value-type="float" office:value="0.0002489883" calcext:value-type="float">
            <text:p>0,0002489883</text:p>
          </table:table-cell>
          <table:table-cell office:value-type="float" office:value="0.0002309577" calcext:value-type="float">
            <text:p>0,0002309577</text:p>
          </table:table-cell>
          <table:table-cell office:value-type="float" office:value="0.0002105035" calcext:value-type="float">
            <text:p>0,0002105035</text:p>
          </table:table-cell>
          <table:table-cell office:value-type="float" office:value="0.0001918141" calcext:value-type="float">
            <text:p>0,0001918141</text:p>
          </table:table-cell>
          <table:table-cell office:value-type="float" office:value="0.0001779624" calcext:value-type="float">
            <text:p>0,0001779624</text:p>
          </table:table-cell>
          <table:table-cell office:value-type="float" office:value="0.0001633885" calcext:value-type="float">
            <text:p>0,0001633885</text:p>
          </table:table-cell>
          <table:table-cell office:value-type="float" office:value="0.0001466486" calcext:value-type="float">
            <text:p>0,0001466486</text:p>
          </table:table-cell>
          <table:table-cell office:value-type="float" office:value="0.0001335904" calcext:value-type="float">
            <text:p>0,0001335904</text:p>
          </table:table-cell>
          <table:table-cell office:value-type="float" office:value="0.0001233302" calcext:value-type="float">
            <text:p>0,0001233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J</text:p>
          </table:table-cell>
          <table:table-cell office:value-type="float" office:value="0.000590152" calcext:value-type="float">
            <text:p>0,0005901520</text:p>
          </table:table-cell>
          <table:table-cell office:value-type="float" office:value="0.0005611613" calcext:value-type="float">
            <text:p>0,0005611613</text:p>
          </table:table-cell>
          <table:table-cell office:value-type="float" office:value="0.0005358347" calcext:value-type="float">
            <text:p>0,0005358347</text:p>
          </table:table-cell>
          <table:table-cell office:value-type="float" office:value="0.0005115205" calcext:value-type="float">
            <text:p>0,0005115205</text:p>
          </table:table-cell>
          <table:table-cell office:value-type="float" office:value="0.0004871125" calcext:value-type="float">
            <text:p>0,0004871125</text:p>
          </table:table-cell>
          <table:table-cell office:value-type="float" office:value="0.0004621" calcext:value-type="float">
            <text:p>0,0004621000</text:p>
          </table:table-cell>
          <table:table-cell office:value-type="float" office:value="0.000447325" calcext:value-type="float">
            <text:p>0,0004473250</text:p>
          </table:table-cell>
          <table:table-cell office:value-type="float" office:value="0.000421947" calcext:value-type="float">
            <text:p>0,0004219470</text:p>
          </table:table-cell>
          <table:table-cell office:value-type="float" office:value="0.0004043003" calcext:value-type="float">
            <text:p>0,0004043003</text:p>
          </table:table-cell>
          <table:table-cell office:value-type="float" office:value="0.0003846099" calcext:value-type="float">
            <text:p>0,0003846099</text:p>
          </table:table-cell>
          <table:table-cell office:value-type="float" office:value="0.00036527897" calcext:value-type="float">
            <text:p>0,00036527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</text:p>
          </table:table-cell>
          <table:table-cell office:value-type="float" office:value="0.000564308" calcext:value-type="float">
            <text:p>0,0005643080</text:p>
          </table:table-cell>
          <table:table-cell office:value-type="float" office:value="0.0005617245" calcext:value-type="float">
            <text:p>0,0005617245</text:p>
          </table:table-cell>
          <table:table-cell office:value-type="float" office:value="0.0005615309" calcext:value-type="float">
            <text:p>0,0005615309</text:p>
          </table:table-cell>
          <table:table-cell office:value-type="float" office:value="0.0005607815" calcext:value-type="float">
            <text:p>0,0005607815</text:p>
          </table:table-cell>
          <table:table-cell office:value-type="float" office:value="0.000559526" calcext:value-type="float">
            <text:p>0,0005595260</text:p>
          </table:table-cell>
          <table:table-cell office:value-type="float" office:value="0.000559442" calcext:value-type="float">
            <text:p>0,0005594420</text:p>
          </table:table-cell>
          <table:table-cell office:value-type="float" office:value="0.0005558923" calcext:value-type="float">
            <text:p>0,0005558923</text:p>
          </table:table-cell>
          <table:table-cell office:value-type="float" office:value="0.0005541201" calcext:value-type="float">
            <text:p>0,0005541201</text:p>
          </table:table-cell>
          <table:table-cell office:value-type="float" office:value="0.0005526009" calcext:value-type="float">
            <text:p>0,0005526009</text:p>
          </table:table-cell>
          <table:table-cell office:value-type="float" office:value="0.0005473878" calcext:value-type="float">
            <text:p>0,0005473878</text:p>
          </table:table-cell>
          <table:table-cell office:value-type="float" office:value="0.00054699465" calcext:value-type="float">
            <text:p>0,0005469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0.0004166304" calcext:value-type="float">
            <text:p>0,0004166304</text:p>
          </table:table-cell>
          <table:table-cell office:value-type="float" office:value="0.0003912291" calcext:value-type="float">
            <text:p>0,0003912291</text:p>
          </table:table-cell>
          <table:table-cell office:value-type="float" office:value="0.0003651989" calcext:value-type="float">
            <text:p>0,0003651989</text:p>
          </table:table-cell>
          <table:table-cell office:value-type="float" office:value="0.0003465317" calcext:value-type="float">
            <text:p>0,0003465317</text:p>
          </table:table-cell>
          <table:table-cell office:value-type="float" office:value="0.0003236967" calcext:value-type="float">
            <text:p>0,0003236967</text:p>
          </table:table-cell>
          <table:table-cell office:value-type="float" office:value="0.0003056258" calcext:value-type="float">
            <text:p>0,0003056258</text:p>
          </table:table-cell>
          <table:table-cell office:value-type="float" office:value="0.0002886783" calcext:value-type="float">
            <text:p>0,0002886783</text:p>
          </table:table-cell>
          <table:table-cell office:value-type="float" office:value="0.0002715927" calcext:value-type="float">
            <text:p>0,0002715927</text:p>
          </table:table-cell>
          <table:table-cell office:value-type="float" office:value="0.0002578233" calcext:value-type="float">
            <text:p>0,0002578233</text:p>
          </table:table-cell>
          <table:table-cell office:value-type="float" office:value="0.0002397528" calcext:value-type="float">
            <text:p>0,0002397528</text:p>
          </table:table-cell>
          <table:table-cell office:value-type="float" office:value="0.00022477847" calcext:value-type="float">
            <text:p>0,00022477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0.0004389352" calcext:value-type="float">
            <text:p>0,0004389352</text:p>
          </table:table-cell>
          <table:table-cell office:value-type="float" office:value="0.0004215968" calcext:value-type="float">
            <text:p>0,0004215968</text:p>
          </table:table-cell>
          <table:table-cell office:value-type="float" office:value="0.0004061064" calcext:value-type="float">
            <text:p>0,0004061064</text:p>
          </table:table-cell>
          <table:table-cell office:value-type="float" office:value="0.0003880069" calcext:value-type="float">
            <text:p>0,0003880069</text:p>
          </table:table-cell>
          <table:table-cell office:value-type="float" office:value="0.0003698785" calcext:value-type="float">
            <text:p>0,0003698785</text:p>
          </table:table-cell>
          <table:table-cell office:value-type="float" office:value="0.0003503597" calcext:value-type="float">
            <text:p>0,0003503597</text:p>
          </table:table-cell>
          <table:table-cell office:value-type="float" office:value="0.0003329278" calcext:value-type="float">
            <text:p>0,0003329278</text:p>
          </table:table-cell>
          <table:table-cell office:value-type="float" office:value="0.000318605" calcext:value-type="float">
            <text:p>0,0003186050</text:p>
          </table:table-cell>
          <table:table-cell office:value-type="float" office:value="0.0003011579" calcext:value-type="float">
            <text:p>0,0003011579</text:p>
          </table:table-cell>
          <table:table-cell office:value-type="float" office:value="0.0002867002" calcext:value-type="float">
            <text:p>0,0002867002</text:p>
          </table:table-cell>
          <table:table-cell office:value-type="float" office:value="0.00026853752" calcext:value-type="float">
            <text:p>0,0002685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0.0002738508" calcext:value-type="float">
            <text:p>0,0002738508</text:p>
          </table:table-cell>
          <table:table-cell office:value-type="float" office:value="0.0002478735" calcext:value-type="float">
            <text:p>0,0002478735</text:p>
          </table:table-cell>
          <table:table-cell office:value-type="float" office:value="0.0002283345" calcext:value-type="float">
            <text:p>0,0002283345</text:p>
          </table:table-cell>
          <table:table-cell office:value-type="float" office:value="0.0002069703" calcext:value-type="float">
            <text:p>0,0002069703</text:p>
          </table:table-cell>
          <table:table-cell office:value-type="float" office:value="0.0001868932" calcext:value-type="float">
            <text:p>0,0001868932</text:p>
          </table:table-cell>
          <table:table-cell office:value-type="float" office:value="0.0001702088" calcext:value-type="float">
            <text:p>0,0001702088</text:p>
          </table:table-cell>
          <table:table-cell office:value-type="float" office:value="0.0001536381" calcext:value-type="float">
            <text:p>0,0001536381</text:p>
          </table:table-cell>
          <table:table-cell office:value-type="float" office:value="0.0001385369" calcext:value-type="float">
            <text:p>0,0001385369</text:p>
          </table:table-cell>
          <table:table-cell office:value-type="float" office:value="0.0001256093" calcext:value-type="float">
            <text:p>0,0001256093</text:p>
          </table:table-cell>
          <table:table-cell office:value-type="float" office:value="0.0001144238" calcext:value-type="float">
            <text:p>0,0001144238</text:p>
          </table:table-cell>
          <table:table-cell office:value-type="float" office:value="0.00010625788" calcext:value-type="float">
            <text:p>0,0001062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0.0002756782" calcext:value-type="float">
            <text:p>0,0002756782</text:p>
          </table:table-cell>
          <table:table-cell office:value-type="float" office:value="0.0002734009" calcext:value-type="float">
            <text:p>0,0002734009</text:p>
          </table:table-cell>
          <table:table-cell office:value-type="float" office:value="0.0002714378" calcext:value-type="float">
            <text:p>0,0002714378</text:p>
          </table:table-cell>
          <table:table-cell office:value-type="float" office:value="0.0002679098" calcext:value-type="float">
            <text:p>0,0002679098</text:p>
          </table:table-cell>
          <table:table-cell office:value-type="float" office:value="0.0002670577" calcext:value-type="float">
            <text:p>0,0002670577</text:p>
          </table:table-cell>
          <table:table-cell office:value-type="float" office:value="0.0002642779" calcext:value-type="float">
            <text:p>0,0002642779</text:p>
          </table:table-cell>
          <table:table-cell office:value-type="float" office:value="0.0002606476" calcext:value-type="float">
            <text:p>0,0002606476</text:p>
          </table:table-cell>
          <table:table-cell office:value-type="float" office:value="0.0002579534" calcext:value-type="float">
            <text:p>0,0002579534</text:p>
          </table:table-cell>
          <table:table-cell office:value-type="float" office:value="0.0002544024" calcext:value-type="float">
            <text:p>0,0002544024</text:p>
          </table:table-cell>
          <table:table-cell office:value-type="float" office:value="0.0002522131" calcext:value-type="float">
            <text:p>0,0002522131</text:p>
          </table:table-cell>
          <table:table-cell office:value-type="float" office:value="0.00024871058" calcext:value-type="float">
            <text:p>0,0002487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003355602" calcext:value-type="float">
            <text:p>0,0003355602</text:p>
          </table:table-cell>
          <table:table-cell office:value-type="float" office:value="0.0002874963" calcext:value-type="float">
            <text:p>0,0002874963</text:p>
          </table:table-cell>
          <table:table-cell office:value-type="float" office:value="0.0002565475" calcext:value-type="float">
            <text:p>0,0002565475</text:p>
          </table:table-cell>
          <table:table-cell office:value-type="float" office:value="0.0002297411" calcext:value-type="float">
            <text:p>0,0002297411</text:p>
          </table:table-cell>
          <table:table-cell office:value-type="float" office:value="0.0002056687" calcext:value-type="float">
            <text:p>0,0002056687</text:p>
          </table:table-cell>
          <table:table-cell office:value-type="float" office:value="0.0001818167" calcext:value-type="float">
            <text:p>0,0001818167</text:p>
          </table:table-cell>
          <table:table-cell office:value-type="float" office:value="0.0001599888" calcext:value-type="float">
            <text:p>0,0001599888</text:p>
          </table:table-cell>
          <table:table-cell office:value-type="float" office:value="0.0001417517" calcext:value-type="float">
            <text:p>0,0001417517</text:p>
          </table:table-cell>
          <table:table-cell office:value-type="float" office:value="0.0001250051" calcext:value-type="float">
            <text:p>0,0001250051</text:p>
          </table:table-cell>
          <table:table-cell office:value-type="float" office:value="0.0001086696" calcext:value-type="float">
            <text:p>0,0001086696</text:p>
          </table:table-cell>
          <table:table-cell office:value-type="float" office:value="0.00009607934" calcext:value-type="float">
            <text:p>0,0000960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0.0004517155" calcext:value-type="float">
            <text:p>0,0004517155</text:p>
          </table:table-cell>
          <table:table-cell office:value-type="float" office:value="0.000449974" calcext:value-type="float">
            <text:p>0,0004499740</text:p>
          </table:table-cell>
          <table:table-cell office:value-type="float" office:value="0.0004472215" calcext:value-type="float">
            <text:p>0,0004472215</text:p>
          </table:table-cell>
          <table:table-cell office:value-type="float" office:value="0.0004449177" calcext:value-type="float">
            <text:p>0,0004449177</text:p>
          </table:table-cell>
          <table:table-cell office:value-type="float" office:value="0.0004422445" calcext:value-type="float">
            <text:p>0,0004422445</text:p>
          </table:table-cell>
          <table:table-cell office:value-type="float" office:value="0.0004391026" calcext:value-type="float">
            <text:p>0,0004391026</text:p>
          </table:table-cell>
          <table:table-cell office:value-type="float" office:value="0.0004366375" calcext:value-type="float">
            <text:p>0,0004366375</text:p>
          </table:table-cell>
          <table:table-cell office:value-type="float" office:value="0.0004340475" calcext:value-type="float">
            <text:p>0,0004340475</text:p>
          </table:table-cell>
          <table:table-cell office:value-type="float" office:value="0.0004320294" calcext:value-type="float">
            <text:p>0,0004320294</text:p>
          </table:table-cell>
          <table:table-cell office:value-type="float" office:value="0.0004288224" calcext:value-type="float">
            <text:p>0,0004288224</text:p>
          </table:table-cell>
          <table:table-cell office:value-type="float" office:value="0.00042708585" calcext:value-type="float">
            <text:p>0,0004270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0.0004567842" calcext:value-type="float">
            <text:p>0,0004567842</text:p>
          </table:table-cell>
          <table:table-cell office:value-type="float" office:value="0.0004230063" calcext:value-type="float">
            <text:p>0,0004230063</text:p>
          </table:table-cell>
          <table:table-cell office:value-type="float" office:value="0.0003934537" calcext:value-type="float">
            <text:p>0,0003934537</text:p>
          </table:table-cell>
          <table:table-cell office:value-type="float" office:value="0.0003629275" calcext:value-type="float">
            <text:p>0,0003629275</text:p>
          </table:table-cell>
          <table:table-cell office:value-type="float" office:value="0.000336065" calcext:value-type="float">
            <text:p>0,0003360650</text:p>
          </table:table-cell>
          <table:table-cell office:value-type="float" office:value="0.0003140464" calcext:value-type="float">
            <text:p>0,0003140464</text:p>
          </table:table-cell>
          <table:table-cell office:value-type="float" office:value="0.0002902625" calcext:value-type="float">
            <text:p>0,0002902625</text:p>
          </table:table-cell>
          <table:table-cell office:value-type="float" office:value="0.0002633004" calcext:value-type="float">
            <text:p>0,0002633004</text:p>
          </table:table-cell>
          <table:table-cell office:value-type="float" office:value="0.0002451114" calcext:value-type="float">
            <text:p>0,0002451114</text:p>
          </table:table-cell>
          <table:table-cell office:value-type="float" office:value="0.0002243407" calcext:value-type="float">
            <text:p>0,0002243407</text:p>
          </table:table-cell>
          <table:table-cell office:value-type="float" office:value="0.00020959103" calcext:value-type="float">
            <text:p>0,000209591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1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IC (97,5%)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office:value-type="float" office:value="2025" calcext:value-type="float">
            <text:p>2025</text:p>
          </table:table-cell>
          <table:table-cell table:style-name="ce4" office:value-type="float" office:value="2026" calcext:value-type="float">
            <text:p>2026</text:p>
          </table:table-cell>
          <table:table-cell table:style-name="ce4" office:value-type="float" office:value="2027" calcext:value-type="float">
            <text:p>2027</text:p>
          </table:table-cell>
          <table:table-cell table:style-name="ce4" office:value-type="float" office:value="2028" calcext:value-type="float">
            <text:p>2028</text:p>
          </table:table-cell>
          <table:table-cell table:style-name="ce4" office:value-type="float" office:value="2029" calcext:value-type="float">
            <text:p>2029</text:p>
          </table:table-cell>
          <table:table-cell table:style-name="ce4" office:value-type="float" office:value="2030" calcext:value-type="float">
            <text:p>203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0.0007306914" calcext:value-type="float">
            <text:p>0,0007306914</text:p>
          </table:table-cell>
          <table:table-cell office:value-type="float" office:value="0.0007792851" calcext:value-type="float">
            <text:p>0,0007792851</text:p>
          </table:table-cell>
          <table:table-cell office:value-type="float" office:value="0.0008234291" calcext:value-type="float">
            <text:p>0,0008234291</text:p>
          </table:table-cell>
          <table:table-cell office:value-type="float" office:value="0.0008796857" calcext:value-type="float">
            <text:p>0,0008796857</text:p>
          </table:table-cell>
          <table:table-cell office:value-type="float" office:value="0.0009342085" calcext:value-type="float">
            <text:p>0,0009342085</text:p>
          </table:table-cell>
          <table:table-cell office:value-type="float" office:value="0.0010004276" calcext:value-type="float">
            <text:p>0,0010004276</text:p>
          </table:table-cell>
          <table:table-cell office:value-type="float" office:value="0.0010697812" calcext:value-type="float">
            <text:p>0,0010697812</text:p>
          </table:table-cell>
          <table:table-cell office:value-type="float" office:value="0.0011451153" calcext:value-type="float">
            <text:p>0,0011451153</text:p>
          </table:table-cell>
          <table:table-cell office:value-type="float" office:value="0.0012275393" calcext:value-type="float">
            <text:p>0,0012275393</text:p>
          </table:table-cell>
          <table:table-cell office:value-type="float" office:value="0.0013135248" calcext:value-type="float">
            <text:p>0,0013135248</text:p>
          </table:table-cell>
          <table:table-cell office:value-type="float" office:value="0.0014162918" calcext:value-type="float">
            <text:p>0,0014162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.0007096682" calcext:value-type="float">
            <text:p>0,0007096682</text:p>
          </table:table-cell>
          <table:table-cell office:value-type="float" office:value="0.0007418397" calcext:value-type="float">
            <text:p>0,0007418397</text:p>
          </table:table-cell>
          <table:table-cell office:value-type="float" office:value="0.0007752786" calcext:value-type="float">
            <text:p>0,0007752786</text:p>
          </table:table-cell>
          <table:table-cell office:value-type="float" office:value="0.0008138165" calcext:value-type="float">
            <text:p>0,0008138165</text:p>
          </table:table-cell>
          <table:table-cell office:value-type="float" office:value="0.0008580834" calcext:value-type="float">
            <text:p>0,0008580834</text:p>
          </table:table-cell>
          <table:table-cell office:value-type="float" office:value="0.0008866751" calcext:value-type="float">
            <text:p>0,0008866751</text:p>
          </table:table-cell>
          <table:table-cell office:value-type="float" office:value="0.0009423872" calcext:value-type="float">
            <text:p>0,0009423872</text:p>
          </table:table-cell>
          <table:table-cell office:value-type="float" office:value="0.0009894583" calcext:value-type="float">
            <text:p>0,0009894583</text:p>
          </table:table-cell>
          <table:table-cell office:value-type="float" office:value="0.0010303671" calcext:value-type="float">
            <text:p>0,0010303671</text:p>
          </table:table-cell>
          <table:table-cell office:value-type="float" office:value="0.0010914197" calcext:value-type="float">
            <text:p>0,0010914197</text:p>
          </table:table-cell>
          <table:table-cell office:value-type="float" office:value="0.0011415489" calcext:value-type="float">
            <text:p>0,0011415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0.0008368482" calcext:value-type="float">
            <text:p>0,0008368482</text:p>
          </table:table-cell>
          <table:table-cell office:value-type="float" office:value="0.0008465717" calcext:value-type="float">
            <text:p>0,0008465717</text:p>
          </table:table-cell>
          <table:table-cell office:value-type="float" office:value="0.0008599631" calcext:value-type="float">
            <text:p>0,0008599631</text:p>
          </table:table-cell>
          <table:table-cell office:value-type="float" office:value="0.0008661916" calcext:value-type="float">
            <text:p>0,0008661916</text:p>
          </table:table-cell>
          <table:table-cell office:value-type="float" office:value="0.0008817757" calcext:value-type="float">
            <text:p>0,0008817757</text:p>
          </table:table-cell>
          <table:table-cell office:value-type="float" office:value="0.0008886779" calcext:value-type="float">
            <text:p>0,0008886779</text:p>
          </table:table-cell>
          <table:table-cell office:value-type="float" office:value="0.0009009882" calcext:value-type="float">
            <text:p>0,0009009882</text:p>
          </table:table-cell>
          <table:table-cell office:value-type="float" office:value="0.000915883" calcext:value-type="float">
            <text:p>0,0009158830</text:p>
          </table:table-cell>
          <table:table-cell office:value-type="float" office:value="0.0009270405" calcext:value-type="float">
            <text:p>0,0009270405</text:p>
          </table:table-cell>
          <table:table-cell office:value-type="float" office:value="0.0009381132" calcext:value-type="float">
            <text:p>0,0009381132</text:p>
          </table:table-cell>
          <table:table-cell office:value-type="float" office:value="0.0009536862" calcext:value-type="float">
            <text:p>0,0009536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float" office:value="0.0009109576" calcext:value-type="float">
            <text:p>0,0009109576</text:p>
          </table:table-cell>
          <table:table-cell office:value-type="float" office:value="0.0010053311" calcext:value-type="float">
            <text:p>0,0010053311</text:p>
          </table:table-cell>
          <table:table-cell office:value-type="float" office:value="0.0011188219" calcext:value-type="float">
            <text:p>0,0011188219</text:p>
          </table:table-cell>
          <table:table-cell office:value-type="float" office:value="0.0012427894" calcext:value-type="float">
            <text:p>0,0012427894</text:p>
          </table:table-cell>
          <table:table-cell office:value-type="float" office:value="0.0013554114" calcext:value-type="float">
            <text:p>0,0013554114</text:p>
          </table:table-cell>
          <table:table-cell office:value-type="float" office:value="0.0015255609" calcext:value-type="float">
            <text:p>0,0015255609</text:p>
          </table:table-cell>
          <table:table-cell office:value-type="float" office:value="0.0016617526" calcext:value-type="float">
            <text:p>0,0016617526</text:p>
          </table:table-cell>
          <table:table-cell office:value-type="float" office:value="0.0017917392" calcext:value-type="float">
            <text:p>0,0017917392</text:p>
          </table:table-cell>
          <table:table-cell office:value-type="float" office:value="0.0019982921" calcext:value-type="float">
            <text:p>0,0019982921</text:p>
          </table:table-cell>
          <table:table-cell office:value-type="float" office:value="0.0022086139" calcext:value-type="float">
            <text:p>0,0022086139</text:p>
          </table:table-cell>
          <table:table-cell office:value-type="float" office:value="0.0023542199" calcext:value-type="float">
            <text:p>0,0023542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0.0006281499" calcext:value-type="float">
            <text:p>0,0006281499</text:p>
          </table:table-cell>
          <table:table-cell office:value-type="float" office:value="0.0006243051" calcext:value-type="float">
            <text:p>0,0006243051</text:p>
          </table:table-cell>
          <table:table-cell office:value-type="float" office:value="0.000621861" calcext:value-type="float">
            <text:p>0,0006218610</text:p>
          </table:table-cell>
          <table:table-cell office:value-type="float" office:value="0.000616953" calcext:value-type="float">
            <text:p>0,0006169530</text:p>
          </table:table-cell>
          <table:table-cell office:value-type="float" office:value="0.0006096427" calcext:value-type="float">
            <text:p>0,0006096427</text:p>
          </table:table-cell>
          <table:table-cell office:value-type="float" office:value="0.0006017278" calcext:value-type="float">
            <text:p>0,0006017278</text:p>
          </table:table-cell>
          <table:table-cell office:value-type="float" office:value="0.0005940174" calcext:value-type="float">
            <text:p>0,0005940174</text:p>
          </table:table-cell>
          <table:table-cell office:value-type="float" office:value="0.0005859362" calcext:value-type="float">
            <text:p>0,0005859362</text:p>
          </table:table-cell>
          <table:table-cell office:value-type="float" office:value="0.0005843317" calcext:value-type="float">
            <text:p>0,0005843317</text:p>
          </table:table-cell>
          <table:table-cell office:value-type="float" office:value="0.0005769783" calcext:value-type="float">
            <text:p>0,0005769783</text:p>
          </table:table-cell>
          <table:table-cell office:value-type="float" office:value="0.0005725938" calcext:value-type="float">
            <text:p>0,0005725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0.0006798834" calcext:value-type="float">
            <text:p>0,0006798834</text:p>
          </table:table-cell>
          <table:table-cell office:value-type="float" office:value="0.0006810905" calcext:value-type="float">
            <text:p>0,0006810905</text:p>
          </table:table-cell>
          <table:table-cell office:value-type="float" office:value="0.0006852378" calcext:value-type="float">
            <text:p>0,0006852378</text:p>
          </table:table-cell>
          <table:table-cell office:value-type="float" office:value="0.0006877652" calcext:value-type="float">
            <text:p>0,0006877652</text:p>
          </table:table-cell>
          <table:table-cell office:value-type="float" office:value="0.0006884752" calcext:value-type="float">
            <text:p>0,0006884752</text:p>
          </table:table-cell>
          <table:table-cell office:value-type="float" office:value="0.0006910844" calcext:value-type="float">
            <text:p>0,0006910844</text:p>
          </table:table-cell>
          <table:table-cell office:value-type="float" office:value="0.0007005254" calcext:value-type="float">
            <text:p>0,0007005254</text:p>
          </table:table-cell>
          <table:table-cell office:value-type="float" office:value="0.0007024698" calcext:value-type="float">
            <text:p>0,0007024698</text:p>
          </table:table-cell>
          <table:table-cell office:value-type="float" office:value="0.0007045552" calcext:value-type="float">
            <text:p>0,0007045552</text:p>
          </table:table-cell>
          <table:table-cell office:value-type="float" office:value="0.0007078232" calcext:value-type="float">
            <text:p>0,0007078232</text:p>
          </table:table-cell>
          <table:table-cell office:value-type="float" office:value="0.0007083989" calcext:value-type="float">
            <text:p>0,0007083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0.000550204" calcext:value-type="float">
            <text:p>0,0005502040</text:p>
          </table:table-cell>
          <table:table-cell office:value-type="float" office:value="0.000549767" calcext:value-type="float">
            <text:p>0,0005497670</text:p>
          </table:table-cell>
          <table:table-cell office:value-type="float" office:value="0.0005510444" calcext:value-type="float">
            <text:p>0,0005510444</text:p>
          </table:table-cell>
          <table:table-cell office:value-type="float" office:value="0.0005503866" calcext:value-type="float">
            <text:p>0,0005503866</text:p>
          </table:table-cell>
          <table:table-cell office:value-type="float" office:value="0.000549752" calcext:value-type="float">
            <text:p>0,0005497520</text:p>
          </table:table-cell>
          <table:table-cell office:value-type="float" office:value="0.000550807" calcext:value-type="float">
            <text:p>0,0005508070</text:p>
          </table:table-cell>
          <table:table-cell office:value-type="float" office:value="0.000552216" calcext:value-type="float">
            <text:p>0,0005522160</text:p>
          </table:table-cell>
          <table:table-cell office:value-type="float" office:value="0.0005477808" calcext:value-type="float">
            <text:p>0,0005477808</text:p>
          </table:table-cell>
          <table:table-cell office:value-type="float" office:value="0.0005475044" calcext:value-type="float">
            <text:p>0,0005475044</text:p>
          </table:table-cell>
          <table:table-cell office:value-type="float" office:value="0.0005461536" calcext:value-type="float">
            <text:p>0,0005461536</text:p>
          </table:table-cell>
          <table:table-cell office:value-type="float" office:value="0.0005453756" calcext:value-type="float">
            <text:p>0,00054537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0.000638681" calcext:value-type="float">
            <text:p>0,0006386810</text:p>
          </table:table-cell>
          <table:table-cell office:value-type="float" office:value="0.0006378554" calcext:value-type="float">
            <text:p>0,0006378554</text:p>
          </table:table-cell>
          <table:table-cell office:value-type="float" office:value="0.0006407374" calcext:value-type="float">
            <text:p>0,0006407374</text:p>
          </table:table-cell>
          <table:table-cell office:value-type="float" office:value="0.000637641" calcext:value-type="float">
            <text:p>0,0006376410</text:p>
          </table:table-cell>
          <table:table-cell office:value-type="float" office:value="0.0006421661" calcext:value-type="float">
            <text:p>0,0006421661</text:p>
          </table:table-cell>
          <table:table-cell office:value-type="float" office:value="0.0006391015" calcext:value-type="float">
            <text:p>0,0006391015</text:p>
          </table:table-cell>
          <table:table-cell office:value-type="float" office:value="0.000636383" calcext:value-type="float">
            <text:p>0,0006363830</text:p>
          </table:table-cell>
          <table:table-cell office:value-type="float" office:value="0.0006365141" calcext:value-type="float">
            <text:p>0,0006365141</text:p>
          </table:table-cell>
          <table:table-cell office:value-type="float" office:value="0.0006351785" calcext:value-type="float">
            <text:p>0,0006351785</text:p>
          </table:table-cell>
          <table:table-cell office:value-type="float" office:value="0.0006368737" calcext:value-type="float">
            <text:p>0,0006368737</text:p>
          </table:table-cell>
          <table:table-cell office:value-type="float" office:value="0.0006325951" calcext:value-type="float">
            <text:p>0,0006325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0.0007817512" calcext:value-type="float">
            <text:p>0,0007817512</text:p>
          </table:table-cell>
          <table:table-cell office:value-type="float" office:value="0.0008562232" calcext:value-type="float">
            <text:p>0,0008562232</text:p>
          </table:table-cell>
          <table:table-cell office:value-type="float" office:value="0.0009395359" calcext:value-type="float">
            <text:p>0,0009395359</text:p>
          </table:table-cell>
          <table:table-cell office:value-type="float" office:value="0.0010229028" calcext:value-type="float">
            <text:p>0,0010229028</text:p>
          </table:table-cell>
          <table:table-cell office:value-type="float" office:value="0.0011187598" calcext:value-type="float">
            <text:p>0,0011187598</text:p>
          </table:table-cell>
          <table:table-cell office:value-type="float" office:value="0.0012331396" calcext:value-type="float">
            <text:p>0,0012331396</text:p>
          </table:table-cell>
          <table:table-cell office:value-type="float" office:value="0.0013483849" calcext:value-type="float">
            <text:p>0,0013483849</text:p>
          </table:table-cell>
          <table:table-cell office:value-type="float" office:value="0.0014885187" calcext:value-type="float">
            <text:p>0,0014885187</text:p>
          </table:table-cell>
          <table:table-cell office:value-type="float" office:value="0.0016089179" calcext:value-type="float">
            <text:p>0,0016089179</text:p>
          </table:table-cell>
          <table:table-cell office:value-type="float" office:value="0.0017495909" calcext:value-type="float">
            <text:p>0,0017495909</text:p>
          </table:table-cell>
          <table:table-cell office:value-type="float" office:value="0.0019356846" calcext:value-type="float">
            <text:p>0,0019356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0.0009388854" calcext:value-type="float">
            <text:p>0,0009388854</text:p>
          </table:table-cell>
          <table:table-cell office:value-type="float" office:value="0.0009587128" calcext:value-type="float">
            <text:p>0,0009587128</text:p>
          </table:table-cell>
          <table:table-cell office:value-type="float" office:value="0.0009800968" calcext:value-type="float">
            <text:p>0,0009800968</text:p>
          </table:table-cell>
          <table:table-cell office:value-type="float" office:value="0.0010018415" calcext:value-type="float">
            <text:p>0,0010018415</text:p>
          </table:table-cell>
          <table:table-cell office:value-type="float" office:value="0.0010177137" calcext:value-type="float">
            <text:p>0,0010177137</text:p>
          </table:table-cell>
          <table:table-cell office:value-type="float" office:value="0.0010370818" calcext:value-type="float">
            <text:p>0,0010370818</text:p>
          </table:table-cell>
          <table:table-cell office:value-type="float" office:value="0.0010585767" calcext:value-type="float">
            <text:p>0,0010585767</text:p>
          </table:table-cell>
          <table:table-cell office:value-type="float" office:value="0.0010765294" calcext:value-type="float">
            <text:p>0,0010765294</text:p>
          </table:table-cell>
          <table:table-cell office:value-type="float" office:value="0.0010990374" calcext:value-type="float">
            <text:p>0,0010990374</text:p>
          </table:table-cell>
          <table:table-cell office:value-type="float" office:value="0.0011206695" calcext:value-type="float">
            <text:p>0,0011206695</text:p>
          </table:table-cell>
          <table:table-cell office:value-type="float" office:value="0.0011433276" calcext:value-type="float">
            <text:p>0,001143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0.0005374459" calcext:value-type="float">
            <text:p>0,0005374459</text:p>
          </table:table-cell>
          <table:table-cell office:value-type="float" office:value="0.0005572923" calcext:value-type="float">
            <text:p>0,0005572923</text:p>
          </table:table-cell>
          <table:table-cell office:value-type="float" office:value="0.0005785308" calcext:value-type="float">
            <text:p>0,0005785308</text:p>
          </table:table-cell>
          <table:table-cell office:value-type="float" office:value="0.0005987477" calcext:value-type="float">
            <text:p>0,0005987477</text:p>
          </table:table-cell>
          <table:table-cell office:value-type="float" office:value="0.0006183159" calcext:value-type="float">
            <text:p>0,0006183159</text:p>
          </table:table-cell>
          <table:table-cell office:value-type="float" office:value="0.0006437402" calcext:value-type="float">
            <text:p>0,0006437402</text:p>
          </table:table-cell>
          <table:table-cell office:value-type="float" office:value="0.0006666293" calcext:value-type="float">
            <text:p>0,0006666293</text:p>
          </table:table-cell>
          <table:table-cell office:value-type="float" office:value="0.0006942836" calcext:value-type="float">
            <text:p>0,0006942836</text:p>
          </table:table-cell>
          <table:table-cell office:value-type="float" office:value="0.0007267169" calcext:value-type="float">
            <text:p>0,0007267169</text:p>
          </table:table-cell>
          <table:table-cell office:value-type="float" office:value="0.0007544271" calcext:value-type="float">
            <text:p>0,0007544271</text:p>
          </table:table-cell>
          <table:table-cell office:value-type="float" office:value="0.0007842752" calcext:value-type="float">
            <text:p>0,0007842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0.0006690294" calcext:value-type="float">
            <text:p>0,0006690294</text:p>
          </table:table-cell>
          <table:table-cell office:value-type="float" office:value="0.0006668781" calcext:value-type="float">
            <text:p>0,0006668781</text:p>
          </table:table-cell>
          <table:table-cell office:value-type="float" office:value="0.0006636561" calcext:value-type="float">
            <text:p>0,0006636561</text:p>
          </table:table-cell>
          <table:table-cell office:value-type="float" office:value="0.0006625472" calcext:value-type="float">
            <text:p>0,0006625472</text:p>
          </table:table-cell>
          <table:table-cell office:value-type="float" office:value="0.0006605713" calcext:value-type="float">
            <text:p>0,0006605713</text:p>
          </table:table-cell>
          <table:table-cell office:value-type="float" office:value="0.000659173" calcext:value-type="float">
            <text:p>0,0006591730</text:p>
          </table:table-cell>
          <table:table-cell office:value-type="float" office:value="0.0006548338" calcext:value-type="float">
            <text:p>0,0006548338</text:p>
          </table:table-cell>
          <table:table-cell office:value-type="float" office:value="0.0006561136" calcext:value-type="float">
            <text:p>0,0006561136</text:p>
          </table:table-cell>
          <table:table-cell office:value-type="float" office:value="0.000655814" calcext:value-type="float">
            <text:p>0,0006558140</text:p>
          </table:table-cell>
          <table:table-cell office:value-type="float" office:value="0.0006544111" calcext:value-type="float">
            <text:p>0,0006544111</text:p>
          </table:table-cell>
          <table:table-cell office:value-type="float" office:value="0.0006528436" calcext:value-type="float">
            <text:p>0,0006528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0.0007521684" calcext:value-type="float">
            <text:p>0,0007521684</text:p>
          </table:table-cell>
          <table:table-cell office:value-type="float" office:value="0.0007633584" calcext:value-type="float">
            <text:p>0,0007633584</text:p>
          </table:table-cell>
          <table:table-cell office:value-type="float" office:value="0.0007712943" calcext:value-type="float">
            <text:p>0,0007712943</text:p>
          </table:table-cell>
          <table:table-cell office:value-type="float" office:value="0.0007756707" calcext:value-type="float">
            <text:p>0,0007756707</text:p>
          </table:table-cell>
          <table:table-cell office:value-type="float" office:value="0.0007877137" calcext:value-type="float">
            <text:p>0,0007877137</text:p>
          </table:table-cell>
          <table:table-cell office:value-type="float" office:value="0.0007949033" calcext:value-type="float">
            <text:p>0,0007949033</text:p>
          </table:table-cell>
          <table:table-cell office:value-type="float" office:value="0.0008127362" calcext:value-type="float">
            <text:p>0,0008127362</text:p>
          </table:table-cell>
          <table:table-cell office:value-type="float" office:value="0.0008234788" calcext:value-type="float">
            <text:p>0,0008234788</text:p>
          </table:table-cell>
          <table:table-cell office:value-type="float" office:value="0.0008364056" calcext:value-type="float">
            <text:p>0,0008364056</text:p>
          </table:table-cell>
          <table:table-cell office:value-type="float" office:value="0.0008576088" calcext:value-type="float">
            <text:p>0,0008576088</text:p>
          </table:table-cell>
          <table:table-cell office:value-type="float" office:value="0.0008654657" calcext:value-type="float">
            <text:p>0,0008654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0.0010330104" calcext:value-type="float">
            <text:p>0,0010330104</text:p>
          </table:table-cell>
          <table:table-cell office:value-type="float" office:value="0.001114453" calcext:value-type="float">
            <text:p>0,0011144530</text:p>
          </table:table-cell>
          <table:table-cell office:value-type="float" office:value="0.0012008749" calcext:value-type="float">
            <text:p>0,0012008749</text:p>
          </table:table-cell>
          <table:table-cell office:value-type="float" office:value="0.0013003139" calcext:value-type="float">
            <text:p>0,0013003139</text:p>
          </table:table-cell>
          <table:table-cell office:value-type="float" office:value="0.0014025458" calcext:value-type="float">
            <text:p>0,0014025458</text:p>
          </table:table-cell>
          <table:table-cell office:value-type="float" office:value="0.0015182105" calcext:value-type="float">
            <text:p>0,0015182105</text:p>
          </table:table-cell>
          <table:table-cell office:value-type="float" office:value="0.0016087605" calcext:value-type="float">
            <text:p>0,0016087605</text:p>
          </table:table-cell>
          <table:table-cell office:value-type="float" office:value="0.0017773166" calcext:value-type="float">
            <text:p>0,0017773166</text:p>
          </table:table-cell>
          <table:table-cell office:value-type="float" office:value="0.0019331373" calcext:value-type="float">
            <text:p>0,0019331373</text:p>
          </table:table-cell>
          <table:table-cell office:value-type="float" office:value="0.0020754532" calcext:value-type="float">
            <text:p>0,0020754532</text:p>
          </table:table-cell>
          <table:table-cell office:value-type="float" office:value="0.0022369785" calcext:value-type="float">
            <text:p>0,00223697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.000800418" calcext:value-type="float">
            <text:p>0,0008004180</text:p>
          </table:table-cell>
          <table:table-cell office:value-type="float" office:value="0.0008397" calcext:value-type="float">
            <text:p>0,0008397000</text:p>
          </table:table-cell>
          <table:table-cell office:value-type="float" office:value="0.0008862439" calcext:value-type="float">
            <text:p>0,0008862439</text:p>
          </table:table-cell>
          <table:table-cell office:value-type="float" office:value="0.0009347594" calcext:value-type="float">
            <text:p>0,0009347594</text:p>
          </table:table-cell>
          <table:table-cell office:value-type="float" office:value="0.0009845762" calcext:value-type="float">
            <text:p>0,0009845762</text:p>
          </table:table-cell>
          <table:table-cell office:value-type="float" office:value="0.001048129" calcext:value-type="float">
            <text:p>0,0010481290</text:p>
          </table:table-cell>
          <table:table-cell office:value-type="float" office:value="0.0010981038" calcext:value-type="float">
            <text:p>0,0010981038</text:p>
          </table:table-cell>
          <table:table-cell office:value-type="float" office:value="0.0011618427" calcext:value-type="float">
            <text:p>0,0011618427</text:p>
          </table:table-cell>
          <table:table-cell office:value-type="float" office:value="0.0012247066" calcext:value-type="float">
            <text:p>0,0012247066</text:p>
          </table:table-cell>
          <table:table-cell office:value-type="float" office:value="0.001285212" calcext:value-type="float">
            <text:p>0,0012852120</text:p>
          </table:table-cell>
          <table:table-cell office:value-type="float" office:value="0.0013608762" calcext:value-type="float">
            <text:p>0,0013608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</text:p>
          </table:table-cell>
          <table:table-cell office:value-type="float" office:value="0.0007100024" calcext:value-type="float">
            <text:p>0,0007100024</text:p>
          </table:table-cell>
          <table:table-cell office:value-type="float" office:value="0.0007252917" calcext:value-type="float">
            <text:p>0,0007252917</text:p>
          </table:table-cell>
          <table:table-cell office:value-type="float" office:value="0.0007431144" calcext:value-type="float">
            <text:p>0,0007431144</text:p>
          </table:table-cell>
          <table:table-cell office:value-type="float" office:value="0.000760702" calcext:value-type="float">
            <text:p>0,0007607020</text:p>
          </table:table-cell>
          <table:table-cell office:value-type="float" office:value="0.0007749464" calcext:value-type="float">
            <text:p>0,0007749464</text:p>
          </table:table-cell>
          <table:table-cell office:value-type="float" office:value="0.0007943754" calcext:value-type="float">
            <text:p>0,0007943754</text:p>
          </table:table-cell>
          <table:table-cell office:value-type="float" office:value="0.0008134272" calcext:value-type="float">
            <text:p>0,0008134272</text:p>
          </table:table-cell>
          <table:table-cell office:value-type="float" office:value="0.0008377416" calcext:value-type="float">
            <text:p>0,0008377416</text:p>
          </table:table-cell>
          <table:table-cell office:value-type="float" office:value="0.000863936" calcext:value-type="float">
            <text:p>0,0008639360</text:p>
          </table:table-cell>
          <table:table-cell office:value-type="float" office:value="0.0008824605" calcext:value-type="float">
            <text:p>0,0008824605</text:p>
          </table:table-cell>
          <table:table-cell office:value-type="float" office:value="0.0008984657" calcext:value-type="float">
            <text:p>0,0008984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0.000933624" calcext:value-type="float">
            <text:p>0,0009336240</text:p>
          </table:table-cell>
          <table:table-cell office:value-type="float" office:value="0.0009273823" calcext:value-type="float">
            <text:p>0,0009273823</text:p>
          </table:table-cell>
          <table:table-cell office:value-type="float" office:value="0.000926016" calcext:value-type="float">
            <text:p>0,0009260160</text:p>
          </table:table-cell>
          <table:table-cell office:value-type="float" office:value="0.000922054" calcext:value-type="float">
            <text:p>0,0009220540</text:p>
          </table:table-cell>
          <table:table-cell office:value-type="float" office:value="0.0009209082" calcext:value-type="float">
            <text:p>0,0009209082</text:p>
          </table:table-cell>
          <table:table-cell office:value-type="float" office:value="0.0009162961" calcext:value-type="float">
            <text:p>0,0009162961</text:p>
          </table:table-cell>
          <table:table-cell office:value-type="float" office:value="0.0009043001" calcext:value-type="float">
            <text:p>0,0009043001</text:p>
          </table:table-cell>
          <table:table-cell office:value-type="float" office:value="0.0009010689" calcext:value-type="float">
            <text:p>0,0009010689</text:p>
          </table:table-cell>
          <table:table-cell office:value-type="float" office:value="0.0008964893" calcext:value-type="float">
            <text:p>0,0008964893</text:p>
          </table:table-cell>
          <table:table-cell office:value-type="float" office:value="0.0008926166" calcext:value-type="float">
            <text:p>0,0008926166</text:p>
          </table:table-cell>
          <table:table-cell office:value-type="float" office:value="0.0008957265" calcext:value-type="float">
            <text:p>0,0008957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0.0004270055" calcext:value-type="float">
            <text:p>0,0004270055</text:p>
          </table:table-cell>
          <table:table-cell office:value-type="float" office:value="0.0004254657" calcext:value-type="float">
            <text:p>0,0004254657</text:p>
          </table:table-cell>
          <table:table-cell office:value-type="float" office:value="0.0004227182" calcext:value-type="float">
            <text:p>0,0004227182</text:p>
          </table:table-cell>
          <table:table-cell office:value-type="float" office:value="0.0004211899" calcext:value-type="float">
            <text:p>0,0004211899</text:p>
          </table:table-cell>
          <table:table-cell office:value-type="float" office:value="0.000413381" calcext:value-type="float">
            <text:p>0,0004133810</text:p>
          </table:table-cell>
          <table:table-cell office:value-type="float" office:value="0.0004044763" calcext:value-type="float">
            <text:p>0,0004044763</text:p>
          </table:table-cell>
          <table:table-cell office:value-type="float" office:value="0.000394167" calcext:value-type="float">
            <text:p>0,0003941670</text:p>
          </table:table-cell>
          <table:table-cell office:value-type="float" office:value="0.0003862371" calcext:value-type="float">
            <text:p>0,0003862371</text:p>
          </table:table-cell>
          <table:table-cell office:value-type="float" office:value="0.0003842869" calcext:value-type="float">
            <text:p>0,0003842869</text:p>
          </table:table-cell>
          <table:table-cell office:value-type="float" office:value="0.0003812925" calcext:value-type="float">
            <text:p>0,0003812925</text:p>
          </table:table-cell>
          <table:table-cell office:value-type="float" office:value="0.0003720526" calcext:value-type="float">
            <text:p>0,00037205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J</text:p>
          </table:table-cell>
          <table:table-cell office:value-type="float" office:value="0.0007322567" calcext:value-type="float">
            <text:p>0,0007322567</text:p>
          </table:table-cell>
          <table:table-cell office:value-type="float" office:value="0.0007301176" calcext:value-type="float">
            <text:p>0,0007301176</text:p>
          </table:table-cell>
          <table:table-cell office:value-type="float" office:value="0.0007264686" calcext:value-type="float">
            <text:p>0,0007264686</text:p>
          </table:table-cell>
          <table:table-cell office:value-type="float" office:value="0.0007251632" calcext:value-type="float">
            <text:p>0,0007251632</text:p>
          </table:table-cell>
          <table:table-cell office:value-type="float" office:value="0.0007186223" calcext:value-type="float">
            <text:p>0,0007186223</text:p>
          </table:table-cell>
          <table:table-cell office:value-type="float" office:value="0.0007108386" calcext:value-type="float">
            <text:p>0,0007108386</text:p>
          </table:table-cell>
          <table:table-cell office:value-type="float" office:value="0.0007072729" calcext:value-type="float">
            <text:p>0,0007072729</text:p>
          </table:table-cell>
          <table:table-cell office:value-type="float" office:value="0.0007015008" calcext:value-type="float">
            <text:p>0,0007015008</text:p>
          </table:table-cell>
          <table:table-cell office:value-type="float" office:value="0.0007039607" calcext:value-type="float">
            <text:p>0,0007039607</text:p>
          </table:table-cell>
          <table:table-cell office:value-type="float" office:value="0.0006947823" calcext:value-type="float">
            <text:p>0,0006947823</text:p>
          </table:table-cell>
          <table:table-cell office:value-type="float" office:value="0.0006904394" calcext:value-type="float">
            <text:p>0,0006904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</text:p>
          </table:table-cell>
          <table:table-cell office:value-type="float" office:value="0.0008443123" calcext:value-type="float">
            <text:p>0,0008443123</text:p>
          </table:table-cell>
          <table:table-cell office:value-type="float" office:value="0.0009028821" calcext:value-type="float">
            <text:p>0,0009028821</text:p>
          </table:table-cell>
          <table:table-cell office:value-type="float" office:value="0.0009586049" calcext:value-type="float">
            <text:p>0,0009586049</text:p>
          </table:table-cell>
          <table:table-cell office:value-type="float" office:value="0.0010239675" calcext:value-type="float">
            <text:p>0,0010239675</text:p>
          </table:table-cell>
          <table:table-cell office:value-type="float" office:value="0.0010922403" calcext:value-type="float">
            <text:p>0,0010922403</text:p>
          </table:table-cell>
          <table:table-cell office:value-type="float" office:value="0.0011585153" calcext:value-type="float">
            <text:p>0,0011585153</text:p>
          </table:table-cell>
          <table:table-cell office:value-type="float" office:value="0.0012315885" calcext:value-type="float">
            <text:p>0,0012315885</text:p>
          </table:table-cell>
          <table:table-cell office:value-type="float" office:value="0.0013151887" calcext:value-type="float">
            <text:p>0,0013151887</text:p>
          </table:table-cell>
          <table:table-cell office:value-type="float" office:value="0.0013866383" calcext:value-type="float">
            <text:p>0,0013866383</text:p>
          </table:table-cell>
          <table:table-cell office:value-type="float" office:value="0.0014995557" calcext:value-type="float">
            <text:p>0,0014995557</text:p>
          </table:table-cell>
          <table:table-cell office:value-type="float" office:value="0.0015811521" calcext:value-type="float">
            <text:p>0,0015811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0.0006945133" calcext:value-type="float">
            <text:p>0,0006945133</text:p>
          </table:table-cell>
          <table:table-cell office:value-type="float" office:value="0.0006968234" calcext:value-type="float">
            <text:p>0,0006968234</text:p>
          </table:table-cell>
          <table:table-cell office:value-type="float" office:value="0.0007041037" calcext:value-type="float">
            <text:p>0,0007041037</text:p>
          </table:table-cell>
          <table:table-cell office:value-type="float" office:value="0.0007136237" calcext:value-type="float">
            <text:p>0,0007136237</text:p>
          </table:table-cell>
          <table:table-cell office:value-type="float" office:value="0.0007248786" calcext:value-type="float">
            <text:p>0,0007248786</text:p>
          </table:table-cell>
          <table:table-cell office:value-type="float" office:value="0.0007360672" calcext:value-type="float">
            <text:p>0,0007360672</text:p>
          </table:table-cell>
          <table:table-cell office:value-type="float" office:value="0.0007490206" calcext:value-type="float">
            <text:p>0,0007490206</text:p>
          </table:table-cell>
          <table:table-cell office:value-type="float" office:value="0.0007606037" calcext:value-type="float">
            <text:p>0,0007606037</text:p>
          </table:table-cell>
          <table:table-cell office:value-type="float" office:value="0.0007687427" calcext:value-type="float">
            <text:p>0,0007687427</text:p>
          </table:table-cell>
          <table:table-cell office:value-type="float" office:value="0.0007787686" calcext:value-type="float">
            <text:p>0,0007787686</text:p>
          </table:table-cell>
          <table:table-cell office:value-type="float" office:value="0.0007954329" calcext:value-type="float">
            <text:p>0,0007954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0.0008262427" calcext:value-type="float">
            <text:p>0,0008262427</text:p>
          </table:table-cell>
          <table:table-cell office:value-type="float" office:value="0.0008603566" calcext:value-type="float">
            <text:p>0,0008603566</text:p>
          </table:table-cell>
          <table:table-cell office:value-type="float" office:value="0.0008990829" calcext:value-type="float">
            <text:p>0,0008990829</text:p>
          </table:table-cell>
          <table:table-cell office:value-type="float" office:value="0.0009377212" calcext:value-type="float">
            <text:p>0,0009377212</text:p>
          </table:table-cell>
          <table:table-cell office:value-type="float" office:value="0.0009715653" calcext:value-type="float">
            <text:p>0,0009715653</text:p>
          </table:table-cell>
          <table:table-cell office:value-type="float" office:value="0.0010124801" calcext:value-type="float">
            <text:p>0,0010124801</text:p>
          </table:table-cell>
          <table:table-cell office:value-type="float" office:value="0.0010556038" calcext:value-type="float">
            <text:p>0,0010556038</text:p>
          </table:table-cell>
          <table:table-cell office:value-type="float" office:value="0.0011023112" calcext:value-type="float">
            <text:p>0,0011023112</text:p>
          </table:table-cell>
          <table:table-cell office:value-type="float" office:value="0.001151011" calcext:value-type="float">
            <text:p>0,0011510110</text:p>
          </table:table-cell>
          <table:table-cell office:value-type="float" office:value="0.0011925087" calcext:value-type="float">
            <text:p>0,0011925087</text:p>
          </table:table-cell>
          <table:table-cell office:value-type="float" office:value="0.0012292675" calcext:value-type="float">
            <text:p>0,0012292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0.0004028599" calcext:value-type="float">
            <text:p>0,0004028599</text:p>
          </table:table-cell>
          <table:table-cell office:value-type="float" office:value="0.0004015185" calcext:value-type="float">
            <text:p>0,0004015185</text:p>
          </table:table-cell>
          <table:table-cell office:value-type="float" office:value="0.000398582" calcext:value-type="float">
            <text:p>0,0003985820</text:p>
          </table:table-cell>
          <table:table-cell office:value-type="float" office:value="0.0003923104" calcext:value-type="float">
            <text:p>0,0003923104</text:p>
          </table:table-cell>
          <table:table-cell office:value-type="float" office:value="0.0003852836" calcext:value-type="float">
            <text:p>0,0003852836</text:p>
          </table:table-cell>
          <table:table-cell office:value-type="float" office:value="0.0003768039" calcext:value-type="float">
            <text:p>0,0003768039</text:p>
          </table:table-cell>
          <table:table-cell office:value-type="float" office:value="0.0003714218" calcext:value-type="float">
            <text:p>0,0003714218</text:p>
          </table:table-cell>
          <table:table-cell office:value-type="float" office:value="0.0003606209" calcext:value-type="float">
            <text:p>0,0003606209</text:p>
          </table:table-cell>
          <table:table-cell office:value-type="float" office:value="0.0003633635" calcext:value-type="float">
            <text:p>0,0003633635</text:p>
          </table:table-cell>
          <table:table-cell office:value-type="float" office:value="0.0003604342" calcext:value-type="float">
            <text:p>0,0003604342</text:p>
          </table:table-cell>
          <table:table-cell office:value-type="float" office:value="0.0003510421" calcext:value-type="float">
            <text:p>0,0003510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0.0004054857" calcext:value-type="float">
            <text:p>0,0004054857</text:p>
          </table:table-cell>
          <table:table-cell office:value-type="float" office:value="0.0004283532" calcext:value-type="float">
            <text:p>0,0004283532</text:p>
          </table:table-cell>
          <table:table-cell office:value-type="float" office:value="0.0004558018" calcext:value-type="float">
            <text:p>0,0004558018</text:p>
          </table:table-cell>
          <table:table-cell office:value-type="float" office:value="0.0004838054" calcext:value-type="float">
            <text:p>0,0004838054</text:p>
          </table:table-cell>
          <table:table-cell office:value-type="float" office:value="0.0005174664" calcext:value-type="float">
            <text:p>0,0005174664</text:p>
          </table:table-cell>
          <table:table-cell office:value-type="float" office:value="0.000551852" calcext:value-type="float">
            <text:p>0,0005518520</text:p>
          </table:table-cell>
          <table:table-cell office:value-type="float" office:value="0.0005853524" calcext:value-type="float">
            <text:p>0,0005853524</text:p>
          </table:table-cell>
          <table:table-cell office:value-type="float" office:value="0.0006175498" calcext:value-type="float">
            <text:p>0,0006175498</text:p>
          </table:table-cell>
          <table:table-cell office:value-type="float" office:value="0.0006448585" calcext:value-type="float">
            <text:p>0,0006448585</text:p>
          </table:table-cell>
          <table:table-cell office:value-type="float" office:value="0.0006873685" calcext:value-type="float">
            <text:p>0,0006873685</text:p>
          </table:table-cell>
          <table:table-cell office:value-type="float" office:value="0.0007255739" calcext:value-type="float">
            <text:p>0,0007255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006027599" calcext:value-type="float">
            <text:p>0,0006027599</text:p>
          </table:table-cell>
          <table:table-cell office:value-type="float" office:value="0.0005954784" calcext:value-type="float">
            <text:p>0,0005954784</text:p>
          </table:table-cell>
          <table:table-cell office:value-type="float" office:value="0.0005853854" calcext:value-type="float">
            <text:p>0,0005853854</text:p>
          </table:table-cell>
          <table:table-cell office:value-type="float" office:value="0.0005807826" calcext:value-type="float">
            <text:p>0,0005807826</text:p>
          </table:table-cell>
          <table:table-cell office:value-type="float" office:value="0.0005645198" calcext:value-type="float">
            <text:p>0,0005645198</text:p>
          </table:table-cell>
          <table:table-cell office:value-type="float" office:value="0.0005608341" calcext:value-type="float">
            <text:p>0,0005608341</text:p>
          </table:table-cell>
          <table:table-cell office:value-type="float" office:value="0.0005396845" calcext:value-type="float">
            <text:p>0,0005396845</text:p>
          </table:table-cell>
          <table:table-cell office:value-type="float" office:value="0.0005283026" calcext:value-type="float">
            <text:p>0,0005283026</text:p>
          </table:table-cell>
          <table:table-cell office:value-type="float" office:value="0.0005251096" calcext:value-type="float">
            <text:p>0,0005251096</text:p>
          </table:table-cell>
          <table:table-cell office:value-type="float" office:value="0.0005057764" calcext:value-type="float">
            <text:p>0,0005057764</text:p>
          </table:table-cell>
          <table:table-cell office:value-type="float" office:value="0.0005060444" calcext:value-type="float">
            <text:p>0,0005060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0.000530988" calcext:value-type="float">
            <text:p>0,0005309880</text:p>
          </table:table-cell>
          <table:table-cell office:value-type="float" office:value="0.0005446046" calcext:value-type="float">
            <text:p>0,0005446046</text:p>
          </table:table-cell>
          <table:table-cell office:value-type="float" office:value="0.0005558081" calcext:value-type="float">
            <text:p>0,0005558081</text:p>
          </table:table-cell>
          <table:table-cell office:value-type="float" office:value="0.0005668801" calcext:value-type="float">
            <text:p>0,0005668801</text:p>
          </table:table-cell>
          <table:table-cell office:value-type="float" office:value="0.0005790225" calcext:value-type="float">
            <text:p>0,0005790225</text:p>
          </table:table-cell>
          <table:table-cell office:value-type="float" office:value="0.0005922873" calcext:value-type="float">
            <text:p>0,0005922873</text:p>
          </table:table-cell>
          <table:table-cell office:value-type="float" office:value="0.0006056948" calcext:value-type="float">
            <text:p>0,0006056948</text:p>
          </table:table-cell>
          <table:table-cell office:value-type="float" office:value="0.0006204238" calcext:value-type="float">
            <text:p>0,0006204238</text:p>
          </table:table-cell>
          <table:table-cell office:value-type="float" office:value="0.0006348449" calcext:value-type="float">
            <text:p>0,0006348449</text:p>
          </table:table-cell>
          <table:table-cell office:value-type="float" office:value="0.0006490762" calcext:value-type="float">
            <text:p>0,0006490762</text:p>
          </table:table-cell>
          <table:table-cell office:value-type="float" office:value="0.0006649123" calcext:value-type="float">
            <text:p>0,0006649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0.0007689051" calcext:value-type="float">
            <text:p>0,0007689051</text:p>
          </table:table-cell>
          <table:table-cell office:value-type="float" office:value="0.0007688463" calcext:value-type="float">
            <text:p>0,0007688463</text:p>
          </table:table-cell>
          <table:table-cell office:value-type="float" office:value="0.0007707552" calcext:value-type="float">
            <text:p>0,0007707552</text:p>
          </table:table-cell>
          <table:table-cell office:value-type="float" office:value="0.0007655656" calcext:value-type="float">
            <text:p>0,0007655656</text:p>
          </table:table-cell>
          <table:table-cell office:value-type="float" office:value="0.0007693391" calcext:value-type="float">
            <text:p>0,0007693391</text:p>
          </table:table-cell>
          <table:table-cell office:value-type="float" office:value="0.0007688331" calcext:value-type="float">
            <text:p>0,0007688331</text:p>
          </table:table-cell>
          <table:table-cell office:value-type="float" office:value="0.0007750317" calcext:value-type="float">
            <text:p>0,0007750317</text:p>
          </table:table-cell>
          <table:table-cell office:value-type="float" office:value="0.000772677" calcext:value-type="float">
            <text:p>0,0007726770</text:p>
          </table:table-cell>
          <table:table-cell office:value-type="float" office:value="0.0007784113" calcext:value-type="float">
            <text:p>0,0007784113</text:p>
          </table:table-cell>
          <table:table-cell office:value-type="float" office:value="0.0007876629" calcext:value-type="float">
            <text:p>0,0007876629</text:p>
          </table:table-cell>
          <table:table-cell office:value-type="float" office:value="0.000789051" calcext:value-type="float">
            <text:p>0,00078905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9">
      <number:number number:decimal-places="5" number:min-decimal-places="5" number:min-integer-digits="1" number:grouping="true"/>
    </number:number-style>
    <number:number-style style:name="N110">
      <number:number number:decimal-places="6" number:min-decimal-places="6" number:min-integer-digits="1" number:grouping="true"/>
    </number:number-style>
    <number:number-style style:name="N111">
      <number:number number:decimal-places="7" number:min-decimal-places="7" number:min-integer-digits="1" number:grouping="true"/>
    </number:number-style>
    <number:number-style style:name="N112">
      <number:number number:decimal-places="8" number:min-decimal-places="8" number:min-integer-digits="1" number:grouping="true"/>
    </number:number-style>
    <number:number-style style:name="N113">
      <number:number number:decimal-places="9" number:min-decimal-places="9" number:min-integer-digits="1" number:grouping="true"/>
    </number:number-style>
    <number:number-style style:name="N114">
      <number:number number:decimal-places="10" number:min-decimal-places="10" number:min-integer-digits="1" number:grouping="true"/>
    </number:number-style>
    <number:number-style style:name="N115">
      <number:number number:decimal-places="11" number:min-decimal-places="11" number:min-integer-digits="1" number:grouping="true"/>
    </number:number-style>
    <number:number-style style:name="N116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22:41:34.98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1T23:05:09.550000000</dc:date>
    <meta:editing-duration>PT1H5M47S</meta:editing-duration>
    <meta:editing-cycles>13</meta:editing-cycles>
    <meta:generator>LibreOffice/7.3.2.2$Windows_X86_64 LibreOffice_project/49f2b1bff42cfccbd8f788c8dc32c1c309559be0</meta:generator>
    <meta:document-statistic meta:table-count="4" meta:cell-count="154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6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6">
      <style:chart-properties chart:display-label="true" chart:logarithmic="false" chart:maximum="0.0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cm" chart:symbol-height="0cm" chart:link-data-style-to-source="true"/>
      <style:graphic-properties draw:stroke="dash" draw:stroke-dash="Long_20_Dash" svg:stroke-width="0.04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cm" chart:symbol-height="0cm" chart:link-data-style-to-source="true"/>
      <style:graphic-properties draw:stroke="dash" draw:stroke-dash="Long_20_Dash_20__28_Rounded_29_" svg:stroke-width="0.05cm" svg:stroke-color="#ff0000" svg:stroke-linecap="round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cm" chart:symbol-height="0cm" chart:link-data-style-to-source="true"/>
      <style:graphic-properties draw:stroke="dash" draw:stroke-dash="Long_20_Dash" svg:stroke-width="0.04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1cm" chart:symbol-height="0.1cm" chart:link-data-style-to-source="true"/>
      <style:graphic-properties svg:stroke-width="0.05cm" svg:stroke-color="#2a6099" draw:fill-color="#2a6099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cm" chart:symbol-height="0cm" chart:link-data-style-to-source="true"/>
      <style:graphic-properties draw:stroke="dash" draw:stroke-dash="Long_20_Dash" svg:stroke-width="0.04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cm" chart:symbol-height="0.2cm" chart:link-data-style-to-source="true"/>
      <style:graphic-properties svg:stroke-width="0.03cm" svg:stroke-color="#000000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41cm" svg:height="11.142cm" xlink:href=".." xlink:type="simple" chart:class="chart:line" chart:style-name="ch1">
        <chart:title svg:x="3.29cm" svg:y="0.358cm" chart:style-name="ch2">
          <text:p>Média e intervalos de 95% das MMR previstas para 2030</text:p>
        </chart:title>
        <chart:subtitle svg:x="3.356cm" svg:y="1.385cm" chart:style-name="ch3">
          <text:p> (IUSSP em vermelho, Poisson em azul, observadas 2019 em preto)</text:p>
        </chart:subtitle>
        <chart:plot-area chart:style-name="ch4" table:cell-range-address="idade.A4:idade.D10 idade.A3:idade.D3 idade.B16:idade.D23 idade.B27:idade.B34" chart:data-source-has-labels="both" svg:x="0.368cm" svg:y="2.264cm" svg:width="17.674cm" svg:height="8.656cm">
          <chart:coordinate-region svg:x="1.677cm" svg:y="2.467cm" svg:width="15.919cm" svg:height="7.8cm"/>
          <chart:axis chart:dimension="x" chart:name="primary-x" chart:style-name="ch5" chartooo:axis-type="auto">
            <chartooo:date-scale/>
            <chart:categories table:cell-range-address="idade.A4:idade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dade.B4:idade.B10" chart:label-cell-address="idade.B3:idade.B3" chart:class="chart:line">
            <chart:data-point chart:repeated="7"/>
          </chart:series>
          <chart:series chart:style-name="ch9" chart:values-cell-range-address="idade.C4:idade.C10" chart:label-cell-address="idade.C3:idade.C3" chart:class="chart:line">
            <chart:data-point chart:repeated="7"/>
          </chart:series>
          <chart:series chart:style-name="ch10" chart:values-cell-range-address="idade.D4:idade.D10" chart:label-cell-address="idade.D3:idade.D3" chart:class="chart:line">
            <chart:data-point chart:repeated="7"/>
          </chart:series>
          <chart:series chart:style-name="ch11" chart:values-cell-range-address="idade.B17:idade.B23" chart:label-cell-address="idade.B16:idade.B16" chart:class="chart:line">
            <chart:data-point chart:repeated="7"/>
          </chart:series>
          <chart:series chart:style-name="ch12" chart:values-cell-range-address="idade.C17:idade.C23" chart:label-cell-address="idade.C16:idade.C16" chart:class="chart:line">
            <chart:data-point chart:repeated="7"/>
          </chart:series>
          <chart:series chart:style-name="ch13" chart:values-cell-range-address="idade.D17:idade.D23" chart:label-cell-address="idade.D16:idade.D16" chart:class="chart:line">
            <chart:data-point chart:repeated="7"/>
          </chart:series>
          <chart:series chart:style-name="ch14" chart:values-cell-range-address="idade.B28:idade.B34" chart:label-cell-address="idade.B27:idade.B27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mite inferior (2,5%)</text:p>
                <draw:g>
                  <svg:desc>idade.B3:idade.B3</svg:desc>
                </draw:g>
              </table:table-cell>
              <table:table-cell office:value-type="string">
                <text:p>média</text:p>
                <draw:g>
                  <svg:desc>idade.C3:idade.C3</svg:desc>
                </draw:g>
              </table:table-cell>
              <table:table-cell office:value-type="string">
                <text:p>limite superior (97,5%)</text:p>
                <draw:g>
                  <svg:desc>idade.D3:idade.D3</svg:desc>
                </draw:g>
              </table:table-cell>
              <table:table-cell office:value-type="string">
                <text:p>limite inferior (2,5%)</text:p>
                <draw:g>
                  <svg:desc>idade.B16:idade.B16</svg:desc>
                </draw:g>
              </table:table-cell>
              <table:table-cell office:value-type="string">
                <text:p>média</text:p>
                <draw:g>
                  <svg:desc>idade.C16:idade.C16</svg:desc>
                </draw:g>
              </table:table-cell>
              <table:table-cell office:value-type="string">
                <text:p>limite superior (97,5%)</text:p>
                <draw:g>
                  <svg:desc>idade.D16:idade.D16</svg:desc>
                </draw:g>
              </table:table-cell>
              <table:table-cell office:value-type="string">
                <text:p>Taxas observadas 2019</text:p>
                <draw:g>
                  <svg:desc>idade.B27:idade.B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-14</text:p>
                <draw:g>
                  <svg:desc>idade.A4:idade.A10</svg:desc>
                </draw:g>
              </table:table-cell>
              <table:table-cell office:value-type="float" office:value="0.0001736629">
                <text:p>0.0001736629</text:p>
                <draw:g>
                  <svg:desc>idade.B4:idade.B10</svg:desc>
                </draw:g>
              </table:table-cell>
              <table:table-cell office:value-type="float" office:value="0.0004885564">
                <text:p>0.0004885564</text:p>
                <draw:g>
                  <svg:desc>idade.C4:idade.C10</svg:desc>
                </draw:g>
              </table:table-cell>
              <table:table-cell office:value-type="float" office:value="0.0011154689">
                <text:p>0.0011154689</text:p>
                <draw:g>
                  <svg:desc>idade.D4:idade.D10</svg:desc>
                </draw:g>
              </table:table-cell>
              <table:table-cell office:value-type="float" office:value="0.0002166383">
                <text:p>0.0002166383</text:p>
                <draw:g>
                  <svg:desc>idade.B17:idade.B23</svg:desc>
                </draw:g>
              </table:table-cell>
              <table:table-cell office:value-type="float" office:value="0.0006190087">
                <text:p>0.0006190087</text:p>
                <draw:g>
                  <svg:desc>idade.C17:idade.C23</svg:desc>
                </draw:g>
              </table:table-cell>
              <table:table-cell office:value-type="float" office:value="0.0013675144">
                <text:p>0.0013675144</text:p>
                <draw:g>
                  <svg:desc>idade.D17:idade.D23</svg:desc>
                </draw:g>
              </table:table-cell>
              <table:table-cell office:value-type="float" office:value="0.0007241504">
                <text:p>0.0007241504</text:p>
                <draw:g>
                  <svg:desc>idade.B28:idade.B34</svg:desc>
                </draw:g>
              </table:table-cell>
            </table:table-row>
            <table:table-row>
              <table:table-cell office:value-type="string">
                <text:p>15-19</text:p>
              </table:table-cell>
              <table:table-cell office:value-type="float" office:value="0.0002173957">
                <text:p>0.0002173957</text:p>
              </table:table-cell>
              <table:table-cell office:value-type="float" office:value="0.0004054105">
                <text:p>0.0004054105</text:p>
              </table:table-cell>
              <table:table-cell office:value-type="float" office:value="0.0006582342">
                <text:p>0.0006582342</text:p>
              </table:table-cell>
              <table:table-cell office:value-type="float" office:value="0.0002824845">
                <text:p>0.0002824845</text:p>
              </table:table-cell>
              <table:table-cell office:value-type="float" office:value="0.0004104942">
                <text:p>0.0004104942</text:p>
              </table:table-cell>
              <table:table-cell office:value-type="float" office:value="0.0005342783">
                <text:p>0.0005342783</text:p>
              </table:table-cell>
              <table:table-cell office:value-type="float" office:value="0.0004550887">
                <text:p>0.0004550887</text:p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0.0001853065">
                <text:p>0.0001853065</text:p>
              </table:table-cell>
              <table:table-cell office:value-type="float" office:value="0.0003569652">
                <text:p>0.0003569652</text:p>
              </table:table-cell>
              <table:table-cell office:value-type="float" office:value="0.0006011832">
                <text:p>0.0006011832</text:p>
              </table:table-cell>
              <table:table-cell office:value-type="float" office:value="0.0002096882">
                <text:p>0.0002096882</text:p>
              </table:table-cell>
              <table:table-cell office:value-type="float" office:value="0.000333155">
                <text:p>0.000333155</text:p>
              </table:table-cell>
              <table:table-cell office:value-type="float" office:value="0.000454294">
                <text:p>0.000454294</text:p>
              </table:table-cell>
              <table:table-cell office:value-type="float" office:value="0.0003842415">
                <text:p>0.0003842415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0.0001840489">
                <text:p>0.0001840489</text:p>
              </table:table-cell>
              <table:table-cell office:value-type="float" office:value="0.0004169948">
                <text:p>0.0004169948</text:p>
              </table:table-cell>
              <table:table-cell office:value-type="float" office:value="0.0007616206">
                <text:p>0.0007616206</text:p>
              </table:table-cell>
              <table:table-cell office:value-type="float" office:value="0.0001991603">
                <text:p>0.0001991603</text:p>
              </table:table-cell>
              <table:table-cell office:value-type="float" office:value="0.0003812576">
                <text:p>0.0003812576</text:p>
              </table:table-cell>
              <table:table-cell office:value-type="float" office:value="0.0006054694">
                <text:p>0.0006054694</text:p>
              </table:table-cell>
              <table:table-cell office:value-type="float" office:value="0.0004655811">
                <text:p>0.0004655811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0.000212661">
                <text:p>0.000212661</text:p>
              </table:table-cell>
              <table:table-cell office:value-type="float" office:value="0.0005034999">
                <text:p>0.0005034999</text:p>
              </table:table-cell>
              <table:table-cell office:value-type="float" office:value="0.0010199098">
                <text:p>0.0010199098</text:p>
              </table:table-cell>
              <table:table-cell office:value-type="float" office:value="0.000226026">
                <text:p>0.000226026</text:p>
              </table:table-cell>
              <table:table-cell office:value-type="float" office:value="0.0004569649">
                <text:p>0.0004569649</text:p>
              </table:table-cell>
              <table:table-cell office:value-type="float" office:value="0.0007614043">
                <text:p>0.0007614043</text:p>
              </table:table-cell>
              <table:table-cell office:value-type="float" office:value="0.0005961961">
                <text:p>0.0005961961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0.0002934577">
                <text:p>0.0002934577</text:p>
              </table:table-cell>
              <table:table-cell office:value-type="float" office:value="0.0007433045">
                <text:p>0.0007433045</text:p>
              </table:table-cell>
              <table:table-cell office:value-type="float" office:value="0.0015885472">
                <text:p>0.0015885472</text:p>
              </table:table-cell>
              <table:table-cell office:value-type="float" office:value="0.0002717963">
                <text:p>0.0002717963</text:p>
              </table:table-cell>
              <table:table-cell office:value-type="float" office:value="0.000645248">
                <text:p>0.000645248</text:p>
              </table:table-cell>
              <table:table-cell office:value-type="float" office:value="0.0012420484">
                <text:p>0.0012420484</text:p>
              </table:table-cell>
              <table:table-cell office:value-type="float" office:value="0.0008156988">
                <text:p>0.0008156988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0.0003973197">
                <text:p>0.0003973197</text:p>
              </table:table-cell>
              <table:table-cell office:value-type="float" office:value="0.0011756525">
                <text:p>0.0011756525</text:p>
              </table:table-cell>
              <table:table-cell office:value-type="float" office:value="0.0029510818">
                <text:p>0.0029510818</text:p>
              </table:table-cell>
              <table:table-cell office:value-type="float" office:value="0.0004606989">
                <text:p>0.0004606989</text:p>
              </table:table-cell>
              <table:table-cell office:value-type="float" office:value="0.0011368641">
                <text:p>0.0011368641</text:p>
              </table:table-cell>
              <table:table-cell office:value-type="float" office:value="0.0020090878">
                <text:p>0.0020090878</text:p>
              </table:table-cell>
              <table:table-cell office:value-type="float" office:value="0.0014180811">
                <text:p>0.00141808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